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rel-column-width="30165*"/>
    </style:style>
    <style:style style:name="Table395.B" style:family="table-column">
      <style:table-column-properties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rel-column-width="10468*"/>
    </style:style>
    <style:style style:name="Table396.B" style:family="table-column">
      <style:table-column-properties style:rel-column-width="25229*"/>
    </style:style>
    <style:style style:name="Table396.C" style:family="table-column">
      <style:table-column-properties style:rel-column-width="11934*"/>
    </style:style>
    <style:style style:name="Table396.D" style:family="table-column">
      <style:table-column-properties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fo:margin-left="0.302cm" fo:margin-right="1.166cm" table:align="margins"/>
    </style:style>
    <style:style style:name="Table397.A" style:family="table-column">
      <style:table-column-properties style:rel-column-width="17301*"/>
    </style:style>
    <style:style style:name="Table397.B" style:family="table-column">
      <style:table-column-properties style:rel-column-width="26041*"/>
    </style:style>
    <style:style style:name="Table397.C" style:family="table-column">
      <style:table-column-properties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rel-column-width="30165*"/>
    </style:style>
    <style:style style:name="Table391.B" style:family="table-column">
      <style:table-column-properties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rel-column-width="10468*"/>
    </style:style>
    <style:style style:name="Table392.B" style:family="table-column">
      <style:table-column-properties style:rel-column-width="25229*"/>
    </style:style>
    <style:style style:name="Table392.C" style:family="table-column">
      <style:table-column-properties style:rel-column-width="11934*"/>
    </style:style>
    <style:style style:name="Table392.D" style:family="table-column">
      <style:table-column-properties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fo:margin-left="0.302cm" fo:margin-right="1.166cm" table:align="margins"/>
    </style:style>
    <style:style style:name="Table393.A" style:family="table-column">
      <style:table-column-properties style:rel-column-width="17301*"/>
    </style:style>
    <style:style style:name="Table393.B" style:family="table-column">
      <style:table-column-properties style:rel-column-width="26041*"/>
    </style:style>
    <style:style style:name="Table393.C" style:family="table-column">
      <style:table-column-properties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rel-column-width="30165*"/>
    </style:style>
    <style:style style:name="Table411.B" style:family="table-column">
      <style:table-column-properties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rel-column-width="10468*"/>
    </style:style>
    <style:style style:name="Table412.B" style:family="table-column">
      <style:table-column-properties style:rel-column-width="25229*"/>
    </style:style>
    <style:style style:name="Table412.C" style:family="table-column">
      <style:table-column-properties style:rel-column-width="11934*"/>
    </style:style>
    <style:style style:name="Table412.D" style:family="table-column">
      <style:table-column-properties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fo:margin-left="0.302cm" fo:margin-right="1.166cm" table:align="margins"/>
    </style:style>
    <style:style style:name="Table413.A" style:family="table-column">
      <style:table-column-properties style:rel-column-width="17301*"/>
    </style:style>
    <style:style style:name="Table413.B" style:family="table-column">
      <style:table-column-properties style:rel-column-width="26041*"/>
    </style:style>
    <style:style style:name="Table413.C" style:family="table-column">
      <style:table-column-properties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rel-column-width="8676*"/>
    </style:style>
    <style:style style:name="Table408.B" style:family="table-column">
      <style:table-column-properties style:rel-column-width="27080*"/>
    </style:style>
    <style:style style:name="Table408.C" style:family="table-column">
      <style:table-column-properties style:rel-column-width="11902*"/>
    </style:style>
    <style:style style:name="Table408.D" style:family="table-column">
      <style:table-column-properties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fo:margin-left="0.302cm" fo:margin-right="1.166cm" table:align="margins"/>
    </style:style>
    <style:style style:name="Table409.A" style:family="table-column">
      <style:table-column-properties style:rel-column-width="22884*"/>
    </style:style>
    <style:style style:name="Table409.B" style:family="table-column">
      <style:table-column-properties style:rel-column-width="20457*"/>
    </style:style>
    <style:style style:name="Table409.C" style:family="table-column">
      <style:table-column-properties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rel-column-width="8676*"/>
    </style:style>
    <style:style style:name="Table405.B" style:family="table-column">
      <style:table-column-properties style:rel-column-width="27080*"/>
    </style:style>
    <style:style style:name="Table405.C" style:family="table-column">
      <style:table-column-properties style:rel-column-width="11902*"/>
    </style:style>
    <style:style style:name="Table405.D" style:family="table-column">
      <style:table-column-properties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fo:margin-left="0.302cm" fo:margin-right="1.166cm" table:align="margins"/>
    </style:style>
    <style:style style:name="Table406.A" style:family="table-column">
      <style:table-column-properties style:rel-column-width="22884*"/>
    </style:style>
    <style:style style:name="Table406.B" style:family="table-column">
      <style:table-column-properties style:rel-column-width="20457*"/>
    </style:style>
    <style:style style:name="Table406.C" style:family="table-column">
      <style:table-column-properties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rel-column-width="30165*"/>
    </style:style>
    <style:style style:name="Table367.B" style:family="table-column">
      <style:table-column-properties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rel-column-width="30165*"/>
    </style:style>
    <style:style style:name="Table387.B" style:family="table-column">
      <style:table-column-properties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rel-column-width="10468*"/>
    </style:style>
    <style:style style:name="Table388.B" style:family="table-column">
      <style:table-column-properties style:rel-column-width="25229*"/>
    </style:style>
    <style:style style:name="Table388.C" style:family="table-column">
      <style:table-column-properties style:rel-column-width="11934*"/>
    </style:style>
    <style:style style:name="Table388.D" style:family="table-column">
      <style:table-column-properties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fo:margin-left="0.302cm" fo:margin-right="1.166cm" table:align="margins"/>
    </style:style>
    <style:style style:name="Table389.A" style:family="table-column">
      <style:table-column-properties style:rel-column-width="17297*"/>
    </style:style>
    <style:style style:name="Table389.B" style:family="table-column">
      <style:table-column-properties style:rel-column-width="26042*"/>
    </style:style>
    <style:style style:name="Table389.C" style:family="table-column">
      <style:table-column-properties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fo:margin-left="0.302cm" fo:margin-right="1.166cm"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fo:margin-left="0.302cm" fo:margin-right="1.166cm"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fo:margin-left="0.302cm" fo:margin-right="1.166cm"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Text_20_body_20_indent">
      <style:text-properties style:font-name="Times New Roman" fo:language="en" fo:country="none"/>
    </style:style>
    <style:style style:name="P13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6" style:family="paragraph" style:parent-style-name="Table" style:master-page-name="">
      <style:paragraph-properties fo:margin-top="0.423cm" fo:margin-bottom="0.212cm"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37" style:family="paragraph" style:parent-style-name="Text_20_body">
      <style:paragraph-properties fo:margin-top="0cm" fo:margin-bottom="0.212cm" fo:text-align="center" style:justify-single-word="false"/>
    </style:style>
    <style:style style:name="P138" style:family="paragraph" style:parent-style-name="Heading_20_3">
      <style:paragraph-properties fo:break-before="page"/>
    </style:style>
    <style:style style:name="P139"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40" style:family="paragraph" style:parent-style-name="Standard">
      <style:paragraph-properties style:text-autospace="none"/>
    </style:style>
    <style:style style:name="P141" style:family="paragraph" style:parent-style-name="Standard">
      <style:paragraph-properties fo:text-align="start" style:justify-single-word="false" style:text-autospace="none"/>
    </style:style>
    <style:style style:name="P142"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3"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4"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5"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6" style:family="paragraph" style:parent-style-name="Text_20_body_20_indent_20_2">
      <style:text-properties fo:font-size="12pt" fo:language="en" fo:country="none" style:font-size-asian="12pt" style:font-size-complex="12pt"/>
    </style:style>
    <style:style style:name="P147" style:family="paragraph" style:parent-style-name="Text_20_body_20_indent_20_2">
      <style:text-properties fo:font-size="10pt" style:font-size-asian="10pt" style:font-size-complex="10pt"/>
    </style:style>
    <style:style style:name="P148" style:family="paragraph" style:parent-style-name="Table_20_Heading">
      <style:paragraph-properties fo:text-align="start" style:justify-single-word="false"/>
    </style:style>
    <style:style style:name="P1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50" style:family="paragraph" style:parent-style-name="Text_20_body_20_indent_20_2">
      <style:paragraph-properties fo:margin-left="0cm" fo:margin-right="0cm" fo:text-indent="0cm" style:auto-text-indent="false"/>
      <style:text-properties fo:language="en" fo:country="none"/>
    </style:style>
    <style:style style:name="P151" style:family="paragraph" style:parent-style-name="Table_20_Contents">
      <style:paragraph-properties fo:margin-top="0cm" fo:margin-bottom="0.212cm" fo:text-align="center" style:justify-single-word="false"/>
    </style:style>
    <style:style style:name="P152"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53" style:family="paragraph" style:parent-style-name="Table">
      <style:paragraph-properties fo:margin-top="0.423cm" fo:margin-bottom="0.212cm"/>
      <style:text-properties style:font-name="Arial" fo:font-size="12pt" fo:font-style="italic" fo:font-weight="bold" style:font-name-asian="MingLiU" style:font-size-asian="12pt" style:font-style-asian="italic" style:font-weight-asian="bold" style:font-name-complex="Tahoma3" style:font-size-complex="11.8999996185303pt" style:font-style-complex="italic" style:font-weight-complex="bold"/>
    </style:style>
    <style:style style:name="P154" style:family="paragraph" style:parent-style-name="Text_20_body_20_indent_20_2">
      <style:text-properties fo:font-size="10pt" fo:language="en" fo:country="none" style:font-size-asian="10pt" style:font-size-complex="10pt"/>
    </style:style>
    <style:style style:name="P155"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56"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57" style:family="paragraph" style:parent-style-name="Text_20_body_20_indent_20_2">
      <style:paragraph-properties fo:margin-top="0cm" fo:margin-bottom="0cm"/>
      <style:text-properties fo:font-size="12pt" style:font-size-asian="12pt" style:font-size-complex="12pt"/>
    </style:style>
    <style:style style:name="P15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9"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0"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61"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62"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63" style:family="paragraph" style:parent-style-name="Standard" style:master-page-name="">
      <style:paragraph-properties fo:break-before="auto" fo:break-after="auto"/>
    </style:style>
    <style:style style:name="P164"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65" style:family="paragraph" style:parent-style-name="Text_20_body_20_indent_20_2" style:master-page-name="">
      <style:paragraph-properties fo:margin-left="1.499cm" fo:margin-right="0cm" fo:margin-top="0cm" fo:margin-bottom="0.212cm" fo:text-indent="0cm" style:auto-text-indent="false"/>
      <style:text-properties fo:font-size="12pt" style:font-size-asian="12pt"/>
    </style:style>
    <style:style style:name="P166" style:family="paragraph" style:parent-style-name="Standard">
      <style:text-properties style:language-asian="zh" style:country-asian="TW"/>
    </style:style>
    <style:style style:name="P16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8"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9" style:family="paragraph" style:parent-style-name="Text_20_body_20_indent">
      <style:text-properties style:font-name="Verdana1" fo:font-size="10pt" style:font-name-asian="Verdana1" style:font-size-asian="10pt" style:font-name-complex="Verdana1" style:font-size-complex="10pt"/>
    </style:style>
    <style:style style:name="P170"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71"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72"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73" style:family="paragraph" style:parent-style-name="Text_20_body_20_indent_20_2">
      <style:text-properties fo:language="en" fo:country="none" fo:font-weight="normal" style:font-weight-asian="normal" style:font-weight-complex="normal"/>
    </style:style>
    <style:style style:name="P174" style:family="paragraph" style:parent-style-name="Text_20_body_20_indent_20_2">
      <style:text-properties style:use-window-font-color="true"/>
    </style:style>
    <style:style style:name="P17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8" style:family="paragraph" style:parent-style-name="Text_20_body_20_indent">
      <style:paragraph-properties fo:margin-left="0.056cm" fo:margin-right="0.004cm" fo:text-align="center" style:justify-single-word="false" fo:text-indent="0cm" style:auto-text-indent="false"/>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ext_20_body_20_indent_20_2">
      <style:text-properties fo:font-weight="normal" style:font-weight-asian="normal" style:font-weight-complex="normal"/>
    </style:style>
    <style:style style:name="P181" style:family="paragraph" style:parent-style-name="Standard">
      <style:paragraph-properties fo:text-align="center" style:justify-single-word="false"/>
    </style:style>
    <style:style style:name="P182" style:family="paragraph" style:parent-style-name="Text_20_body_20_indent_20_2">
      <style:paragraph-properties fo:margin-left="0cm" fo:margin-right="0cm" fo:margin-top="0.423cm" fo:margin-bottom="0.212cm" fo:text-indent="0cm" style:auto-text-indent="false"/>
    </style:style>
    <style:style style:name="P183" style:family="paragraph" style:parent-style-name="Standard">
      <style:paragraph-properties fo:margin-top="0.423cm" fo:margin-bottom="0.212cm"/>
    </style:style>
    <style:style style:name="P18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85" style:family="paragraph" style:parent-style-name="Heading_20_4" style:master-page-name="">
      <style:paragraph-properties fo:break-before="auto" fo:break-after="auto"/>
    </style:style>
    <style:style style:name="P186" style:family="paragraph" style:parent-style-name="Text_20_body_20_indent_20_2">
      <style:text-properties style:font-name="Times New Roman" fo:font-size="12pt" style:font-size-asian="12pt" style:font-size-complex="12pt"/>
    </style:style>
    <style:style style:name="P187" style:family="paragraph" style:parent-style-name="Text_20_body_20_indent_20_2">
      <style:text-properties fo:font-size="12pt" style:font-size-asian="12pt" style:font-size-complex="12pt"/>
    </style:style>
    <style:style style:name="P188" style:family="paragraph" style:parent-style-name="Table_20_Contents">
      <style:paragraph-properties fo:text-align="center" style:justify-single-word="false"/>
      <style:text-properties fo:color="#000000"/>
    </style:style>
    <style:style style:name="P18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1" style:family="paragraph" style:parent-style-name="Text_20_body"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2"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3" style:family="paragraph" style:parent-style-name="Text_20_body" style:master-page-name="">
      <style:paragraph-properties fo:margin-top="0.423cm" fo:margin-bottom="0.212cm" fo:break-before="auto" fo:break-after="auto"/>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4" style:family="paragraph" style:parent-style-name="Table_20_Contents">
      <style:text-properties fo:color="#000000" style:font-name="Times New Roman" fo:font-size="12pt" fo:language="en" fo:country="none" style:font-size-asian="12pt"/>
    </style:style>
    <style:style style:name="P195" style:family="paragraph" style:parent-style-name="Table_20_Contents">
      <style:paragraph-properties fo:text-align="start" style:justify-single-word="false"/>
      <style:text-properties fo:color="#000000" style:font-name="Times New Roman"/>
    </style:style>
    <style:style style:name="P196"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97" style:family="paragraph" style:parent-style-name="Table_20_Contents">
      <style:paragraph-properties fo:text-align="center" style:justify-single-word="false"/>
      <style:text-properties style:font-name="Courier New1"/>
    </style:style>
    <style:style style:name="P198" style:family="paragraph" style:parent-style-name="Table_20_Contents">
      <style:text-properties style:font-name="Times New Roman"/>
    </style:style>
    <style:style style:name="P199" style:family="paragraph" style:parent-style-name="Table_20_Contents">
      <style:paragraph-properties fo:margin-left="0cm" fo:margin-right="0cm" fo:orphans="2" fo:widows="2" fo:text-indent="0cm" style:auto-text-indent="false"/>
      <style:text-properties style:font-name="Times New Roman"/>
    </style:style>
    <style:style style:name="P200"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1"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2" style:family="paragraph" style:parent-style-name="Text_20_body">
      <style:text-properties style:font-name="Times New Roman"/>
    </style:style>
    <style:style style:name="P203" style:family="paragraph" style:parent-style-name="Standard">
      <style:text-properties style:font-name="Times New Roman"/>
    </style:style>
    <style:style style:name="P204"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5" style:family="paragraph" style:parent-style-name="Text_20_body"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6" style:family="paragraph" style:parent-style-name="Table_20_Contents">
      <style:paragraph-properties fo:margin-left="0cm" fo:margin-right="0cm" fo:orphans="2" fo:widows="2" fo:text-indent="0cm" style:auto-text-indent="false"/>
    </style:style>
    <style:style style:name="P207" style:family="paragraph" style:parent-style-name="Text_20_body">
      <style:paragraph-properties fo:margin-left="0cm" fo:margin-right="0cm" fo:orphans="2" fo:widows="2" fo:text-indent="0cm" style:auto-text-indent="false"/>
    </style:style>
    <style:style style:name="P20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09"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0" style:family="paragraph" style:parent-style-name="Text_20_body">
      <style:paragraph-properties fo:margin-left="0cm" fo:margin-right="0cm" fo:orphans="2" fo:widows="2" fo:text-indent="0cm" style:auto-text-indent="false"/>
      <style:text-properties style:font-name="Times New Roman"/>
    </style:style>
    <style:style style:name="P21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2" style:family="paragraph" style:parent-style-name="Table_20_Contents">
      <style:text-properties fo:font-weight="normal" style:font-weight-asian="normal" style:font-weight-complex="normal"/>
    </style:style>
    <style:style style:name="P213" style:family="paragraph" style:parent-style-name="Heading_20_4">
      <style:paragraph-properties fo:margin-top="0.423cm" fo:margin-bottom="0.212cm" fo:keep-with-next="always"/>
    </style:style>
    <style:style style:name="P21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1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7"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2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2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22"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223"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2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25"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26"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27"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8" style:family="paragraph" style:parent-style-name="Text_20_body_20_indent_20_2">
      <style:paragraph-properties fo:margin-left="0cm" fo:margin-right="0cm" fo:text-indent="0cm" style:auto-text-indent="false"/>
    </style:style>
    <style:style style:name="P229" style:family="paragraph" style:parent-style-name="Text_20_body_20_indent_20_2">
      <style:paragraph-properties fo:margin-top="0.423cm" fo:margin-bottom="0.212cm"/>
      <style:text-properties style:use-window-font-color="true" style:font-name="Tahoma" fo:font-size="12pt" fo:font-style="normal" fo:font-weight="bold" style:font-name-asian="MingLiU" style:font-size-asian="12pt" style:font-style-asian="normal" style:font-weight-asian="bold" style:font-name-complex="Tahoma3" style:font-size-complex="12pt" style:font-style-complex="normal" style:font-weight-complex="bold"/>
    </style:style>
    <style:style style:name="P230"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231" style:family="paragraph" style:parent-style-name="Table_20_Contents">
      <style:paragraph-properties fo:text-align="start" style:justify-single-word="false"/>
      <style:text-properties style:font-name="Times New Roman"/>
    </style:style>
    <style:style style:name="P232" style:family="paragraph" style:parent-style-name="Text_20_body">
      <style:paragraph-properties fo:margin-top="0cm" fo:margin-bottom="0.212cm" fo:text-align="center" style:justify-single-word="false"/>
      <style:text-properties style:font-name="Courier New1"/>
    </style:style>
    <style:style style:name="P233" style:family="paragraph" style:parent-style-name="List_20_Heading">
      <style:paragraph-properties fo:text-align="center" style:justify-single-word="false"/>
    </style:style>
    <style:style style:name="P234"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35" style:family="paragraph" style:parent-style-name="Text_20_body">
      <style:paragraph-properties fo:margin-top="0.423cm" fo:margin-bottom="0.212cm"/>
      <style:text-properties style:use-window-font-color="true"/>
    </style:style>
    <style:style style:name="P236" style:family="paragraph" style:parent-style-name="Standard">
      <style:paragraph-properties fo:margin-top="0cm" fo:margin-bottom="0.212cm" fo:text-align="start" style:justify-single-word="false" text:number-lines="false" text:line-number="0"/>
    </style:style>
    <style:style style:name="P23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38" style:family="paragraph" style:parent-style-name="Table_20_Contents">
      <style:paragraph-properties fo:text-align="center" style:justify-single-word="false"/>
      <style:text-properties style:language-asian="zh" style:country-asian="TW"/>
    </style:style>
    <style:style style:name="P239"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0"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1" style:family="paragraph" style:parent-style-name="Text_20_body_20_indent_20_2">
      <style:text-properties fo:language="en" fo:country="none" style:language-asian="zh" style:country-asian="TW"/>
    </style:style>
    <style:style style:name="P242"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43"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44" style:family="paragraph" style:parent-style-name="Text_20_body_20_indent_20_2">
      <style:paragraph-properties fo:margin-top="0.423cm" fo:margin-bottom="0.212cm"/>
      <style:text-properties style:use-window-font-color="true"/>
    </style:style>
    <style:style style:name="P245" style:family="paragraph" style:parent-style-name="Table_20_Contents">
      <style:paragraph-properties fo:text-align="start" style:justify-single-word="false"/>
      <style:text-properties style:language-asian="zh" style:country-asian="TW"/>
    </style:style>
    <style:style style:name="P246" style:family="paragraph" style:parent-style-name="Table_20_Contents">
      <style:text-properties style:use-window-font-color="true" fo:font-weight="normal" style:font-weight-asian="normal" style:font-weight-complex="normal"/>
    </style:style>
    <style:style style:name="P24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48" style:family="paragraph" style:parent-style-name="Text_20_body_20_indent_20_2">
      <style:text-properties fo:font-weight="bold" style:font-weight-asian="bold" style:font-weight-complex="bold"/>
    </style:style>
    <style:style style:name="P249" style:family="paragraph" style:parent-style-name="Text_20_body_20_indent_20_2" style:list-style-name="L9">
      <style:text-properties fo:language="en" fo:country="none"/>
    </style:style>
    <style:style style:name="P25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51" style:family="paragraph" style:parent-style-name="Preformatted_20_Text" style:master-page-name="">
      <style:paragraph-properties fo:margin-left="1.499cm" fo:margin-right="0cm" fo:margin-top="0cm" fo:margin-bottom="0.212cm" fo:text-indent="0cm" style:auto-text-indent="false"/>
    </style:style>
    <style:style style:name="P252" style:family="paragraph" style:parent-style-name="Text_20_body">
      <style:text-properties fo:language="en" fo:country="none"/>
    </style:style>
    <style:style style:name="P253" style:family="paragraph" style:parent-style-name="Text_20_body">
      <style:text-properties style:font-name="Tahoma" fo:font-style="normal" style:font-style-asian="normal" style:font-style-complex="normal"/>
    </style:style>
    <style:style style:name="P254"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 style:font-size-asian="11pt" style:font-name-complex="Tahoma3" style:font-size-complex="11pt" style:font-style-complex="normal"/>
    </style:style>
    <style:style style:name="P25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5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7" style:family="paragraph" style:parent-style-name="Standard">
      <style:paragraph-properties fo:margin-top="0.423cm" fo:margin-bottom="0.212cm" fo:keep-with-next="always"/>
    </style:style>
    <style:style style:name="P258" style:family="paragraph" style:parent-style-name="Text_20_body">
      <style:paragraph-properties fo:text-align="start" style:justify-single-word="false"/>
      <style:text-properties fo:language="en" fo:country="none"/>
    </style:style>
    <style:style style:name="P25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60" style:family="paragraph" style:parent-style-name="Text_20_body">
      <style:paragraph-properties fo:text-align="center" style:justify-single-word="false"/>
      <style:text-properties fo:language="en" fo:country="none"/>
    </style:style>
    <style:style style:name="P26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6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63" style:family="paragraph" style:parent-style-name="Text_20_body">
      <style:paragraph-properties fo:margin-top="0.423cm" fo:margin-bottom="0.212cm" fo:text-align="start" style:justify-single-word="false"/>
    </style:style>
    <style:style style:name="P26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65" style:family="paragraph" style:parent-style-name="Code_20_Indent_20_2">
      <style:text-properties fo:language="en" fo:country="none"/>
    </style:style>
    <style:style style:name="P26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7" style:family="paragraph" style:parent-style-name="Text_20_body_20_indent_20_2">
      <style:paragraph-properties fo:margin-left="1.499cm" fo:margin-right="0cm" fo:margin-top="0cm" fo:margin-bottom="0.212cm" fo:text-indent="0cm" style:auto-text-indent="false"/>
    </style:style>
    <style:style style:name="P268" style:family="paragraph" style:parent-style-name="Preformatted_20_Text" style:master-page-name="">
      <style:paragraph-properties fo:margin-left="0cm" fo:margin-right="0cm" fo:margin-top="0cm" fo:margin-bottom="0.212cm" fo:text-indent="0cm" style:auto-text-indent="false"/>
    </style:style>
    <style:style style:name="P269" style:family="paragraph" style:parent-style-name="Preformatted_20_Text">
      <style:paragraph-properties fo:margin-left="1.499cm" fo:margin-right="0cm" fo:margin-top="0cm" fo:margin-bottom="0.212cm" fo:text-indent="0cm" style:auto-text-indent="false"/>
    </style:style>
    <style:style style:name="P270" style:family="paragraph" style:parent-style-name="Text_20_body" style:master-page-name="">
      <style:paragraph-properties fo:break-before="auto" fo:break-after="auto"/>
    </style:style>
    <style:style style:name="P271" style:family="paragraph" style:parent-style-name="Text_20_body_20_indent">
      <style:paragraph-properties fo:margin-left="0cm" fo:margin-right="0cm" fo:text-indent="0cm" style:auto-text-indent="false"/>
      <style:text-properties style:language-asian="zh" style:country-asian="TW"/>
    </style:style>
    <style:style style:name="P272" style:family="paragraph" style:parent-style-name="Text_20_body_20_indent">
      <style:paragraph-properties fo:margin-left="0cm" fo:margin-right="0cm" fo:margin-top="0cm" fo:margin-bottom="0.212cm" fo:text-indent="0cm" style:auto-text-indent="false"/>
    </style:style>
    <style:style style:name="P27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74" style:family="paragraph" style:parent-style-name="Text_20_body">
      <style:paragraph-properties fo:margin-top="0.423cm" fo:margin-bottom="0.212cm" fo:keep-with-next="always"/>
    </style:style>
    <style:style style:name="P275" style:family="paragraph" style:parent-style-name="Heading_20_2">
      <style:text-properties style:language-asian="zh" style:country-asian="TW"/>
    </style:style>
    <style:style style:name="P276" style:family="paragraph" style:parent-style-name="Text_20_body" style:list-style-name="L10">
      <style:text-properties style:language-asian="zh" style:country-asian="TW"/>
    </style:style>
    <style:style style:name="P277" style:family="paragraph" style:parent-style-name="Text_20_body" style:list-style-name="L10">
      <style:text-properties style:font-name="Verdana2" style:language-asian="zh" style:country-asian="TW"/>
    </style:style>
    <style:style style:name="P278" style:family="paragraph" style:parent-style-name="Text_20_body_20_indent" style:list-style-name="L11">
      <style:text-properties style:language-asian="zh" style:country-asian="TW"/>
    </style:style>
    <style:style style:name="P279" style:family="paragraph" style:parent-style-name="Text_20_body_20_indent" style:list-style-name="L11"/>
    <style:style style:name="P280" style:family="paragraph" style:parent-style-name="Table_20_Contents">
      <style:text-properties style:font-name="Lucida Console"/>
    </style:style>
    <style:style style:name="P281" style:family="paragraph" style:parent-style-name="Table_20_Contents">
      <style:paragraph-properties fo:keep-with-next="always"/>
    </style:style>
    <style:style style:name="P282" style:family="paragraph" style:parent-style-name="Heading_20_2" style:master-page-name="">
      <style:paragraph-properties fo:break-before="auto" fo:break-after="auto"/>
    </style:style>
    <style:style style:name="P283" style:family="paragraph" style:parent-style-name="Text_20_body_20_indent_20_2" style:list-style-name="L12">
      <style:text-properties style:language-asian="zh" style:country-asian="TW"/>
    </style:style>
    <style:style style:name="P284" style:family="paragraph" style:parent-style-name="Tip">
      <style:text-properties style:language-asian="zh" style:country-asian="TW"/>
    </style:style>
    <style:style style:name="P285" style:family="paragraph" style:parent-style-name="Text_20_body_20_indent_20_2" style:list-style-name="L13"/>
    <style:style style:name="P286" style:family="paragraph" style:parent-style-name="Standard" style:list-style-name="L14"/>
    <style:style style:name="P28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text-properties fo:font-variant="normal" fo:text-transform="none" fo:color="#000000" fo:font-size="12pt" fo:letter-spacing="normal" fo:font-style="normal" fo:font-weight="normal"/>
    </style:style>
    <style:style style:name="T96" style:family="text">
      <style:text-properties fo:font-variant="normal" fo:text-transform="none" fo:color="#000000" style:font-name="Courier New1" fo:font-size="12pt" fo:letter-spacing="normal" fo:font-style="normal" fo:font-weight="normal"/>
    </style:style>
    <style:style style:name="T97" style:family="text" style:parent-style-name="Component">
      <style:text-properties style:font-name="Courier New1"/>
    </style:style>
    <style:style style:name="T98" style:family="text" style:parent-style-name="Component">
      <style:text-properties style:language-asian="zh" style:country-asian="TW"/>
    </style:style>
    <style:style style:name="T99" style:family="text">
      <style:text-properties fo:font-variant="normal" fo:text-transform="none" fo:color="#000000" style:font-name="Times New Roman" fo:font-size="12pt" fo:letter-spacing="normal" fo:language="en" fo:country="none" fo:font-style="normal" fo:font-weight="normal"/>
    </style:style>
    <style:style style:name="T100" style:family="text">
      <style:text-properties fo:font-variant="normal" fo:text-transform="none" fo:color="#000000" style:font-name="CourierNewPSMT" fo:font-size="12pt" fo:letter-spacing="normal" fo:language="en" fo:country="none" fo:font-style="normal" fo:font-weight="normal"/>
    </style:style>
    <style:style style:name="T101" style:family="text">
      <style:text-properties style:font-name="Times New Roman" fo:language="en" fo:country="none"/>
    </style:style>
    <style:style style:name="T10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103" style:family="text">
      <style:text-properties fo:font-size="10pt" style:font-size-asian="10pt" style:font-size-complex="10pt"/>
    </style:style>
    <style:style style:name="T104" style:family="text" style:parent-style-name="Source_20_Text">
      <style:text-properties style:font-name="Verdana1" fo:font-size="10pt" style:font-name-asian="Verdana1" style:font-size-asian="10pt" style:font-name-complex="Verdana1" style:font-size-complex="10pt"/>
    </style:style>
    <style:style style:name="T105" style:family="text">
      <style:text-properties style:font-name="Verdana-Italic" fo:font-style="italic" style:font-name-asian="Verdana-Italic" style:font-style-asian="italic" style:font-name-complex="Verdana-Italic" style:font-style-complex="italic"/>
    </style:style>
    <style:style style:name="T106" style:family="text" style:parent-style-name="Source_20_Text">
      <style:text-properties fo:color="#000000" style:font-name="Verdana" fo:font-size="10pt" style:font-size-asian="10pt"/>
    </style:style>
    <style:style style:name="T107" style:family="text" style:parent-style-name="Source_20_Text">
      <style:text-properties fo:color="#000000" style:font-name="Courier New1" fo:font-size="10pt" style:font-name-asian="Courier New1" style:font-size-asian="10pt" style:font-name-complex="Courier New1"/>
    </style:style>
    <style:style style:name="T10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9" style:family="text">
      <style:text-properties fo:font-weight="normal" style:language-asian="zh" style:country-asian="TW" style:font-weight-asian="normal" style:font-weight-complex="normal"/>
    </style:style>
    <style:style style:name="T11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11" style:family="text" style:parent-style-name="Source_20_Text">
      <style:text-properties fo:font-size="10pt"/>
    </style:style>
    <style:style style:name="T112" style:family="text" style:parent-style-name="Source_20_Text">
      <style:text-properties fo:font-size="10pt" fo:language="en" fo:country="none" style:font-size-asian="10pt" style:font-size-complex="10pt"/>
    </style:style>
    <style:style style:name="T113" style:family="text" style:parent-style-name="Source_20_Text">
      <style:text-properties fo:color="#000000" style:font-name="Courier New1" fo:font-size="12pt" style:font-name-asian="Courier New1" style:font-size-asian="12pt" style:language-asian="zh" style:country-asian="TW" style:font-name-complex="Courier New1" style:font-size-complex="12pt"/>
    </style:style>
    <style:style style:name="T114" style:family="text" style:parent-style-name="Source_20_Text">
      <style:text-properties style:font-name="Times New Roman" fo:font-size="10pt" fo:font-weight="normal" style:font-size-asian="10pt" style:font-weight-asian="normal" style:font-size-complex="10pt" style:font-weight-complex="normal"/>
    </style:style>
    <style:style style:name="T115" style:family="text" style:parent-style-name="Source_20_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116" style:family="text" style:parent-style-name="Source_20_Text">
      <style:text-properties fo:color="#000000" fo:font-size="10pt" fo:font-weight="normal" style:font-size-asian="10pt" style:language-asian="zh" style:country-asian="TW" style:font-weight-asian="normal" style:font-size-complex="10pt" style:font-weight-complex="normal"/>
    </style:style>
    <style:style style:name="T117" style:family="text" style:parent-style-name="Source_20_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118" style:family="text" style:parent-style-name="Source_20_Text">
      <style:text-properties fo:color="#000000" style:font-name="Courier New1" style:font-name-asian="Courier New1" style:font-name-complex="Courier New1"/>
    </style:style>
    <style:style style:name="T119" style:family="text" style:parent-style-name="Source_20_Text">
      <style:text-properties style:font-name="Courier New1" fo:font-size="10pt" style:font-name-asian="Courier New1" style:font-size-asian="10pt" style:font-name-complex="Courier New1"/>
    </style:style>
    <style:style style:name="T120" style:family="text" style:parent-style-name="Source_20_Text">
      <style:text-properties fo:font-size="11pt" fo:font-style="normal" style:font-size-asian="11pt" style:font-style-asian="normal" style:font-size-complex="11pt" style:font-style-complex="normal"/>
    </style:style>
    <style:style style:name="T121" style:family="text">
      <style:text-properties style:font-name="Tahoma" fo:font-size="11pt" fo:font-style="normal" style:font-name-asian="MingLiU" style:font-size-asian="11pt" style:font-style-asian="normal" style:font-name-complex="Tahoma3" style:font-size-complex="11pt" style:font-style-complex="normal"/>
    </style:style>
    <style:style style:name="T122"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23" style:family="text" style:parent-style-name="Source_20_Text">
      <style:text-properties fo:color="#000000" style:font-name="Courier New1" style:font-name-asian="Courier New1" style:language-asian="zh" style:country-asian="TW" style:font-name-complex="Courier New1"/>
    </style:style>
    <style:style style:name="T124" style:family="text">
      <style:text-properties fo:font-style="normal" style:font-name-asian="MingLiU" style:font-style-asian="normal" style:font-name-complex="Tahoma3" style:font-size-complex="11pt" style:font-style-complex="normal"/>
    </style:style>
    <style:style style:name="T125" style:family="text" style:parent-style-name="Source_20_Text">
      <style:text-properties fo:color="#000000" fo:font-weight="bold" style:font-weight-asian="bold" style:font-weight-complex="bold"/>
    </style:style>
    <style:style style:name="T126" style:family="text" style:parent-style-name="Source_20_Text">
      <style:text-properties fo:color="#000000" fo:font-weight="bold" style:language-asian="zh" style:country-asian="TW" style:font-weight-asian="bold" style:font-weight-complex="bold"/>
    </style:style>
    <style:style style:name="T127" style:family="text" style:parent-style-name="Source_20_Text">
      <style:text-properties style:font-name="Courier New1" fo:font-size="10pt" style:font-name-asian="Courier New1" style:font-size-asian="10pt" style:font-name-complex="Courier New1" style:font-size-complex="10pt"/>
    </style:style>
    <style:style style:name="T128" style:family="text">
      <style:text-properties style:font-name="CourierNewPSMT" fo:font-size="6pt" style:font-name-asian="CourierNewPSMT" style:font-size-asian="6pt" style:font-name-complex="CourierNewPSMT" style:font-size-complex="6pt"/>
    </style:style>
    <style:style style:name="T129"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0" style:family="text" style:parent-style-name="Source_20_Text">
      <style:text-properties style:font-name="CourierNewPSMT" fo:font-size="10pt" style:font-name-asian="CourierNewPSMT" style:font-size-asian="10pt" style:font-name-complex="CourierNewPSMT" style:font-size-complex="10pt"/>
    </style:style>
    <style:style style:name="T131"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32" style:family="text" style:parent-style-name="Source_20_Text">
      <style:text-properties fo:color="#000000" style:font-name="Courier New1" fo:font-size="10pt" style:font-name-asian="Courier New1" style:font-size-asian="10pt" style:font-name-complex="Courier New1" style:font-size-complex="10pt"/>
    </style:style>
    <style:style style:name="T133" style:family="text">
      <style:text-properties style:font-name="Times New Roman" fo:font-style="normal" style:font-name-asian="Verdana-Italic" style:font-style-asian="normal" style:font-name-complex="Verdana-Italic" style:font-style-complex="normal"/>
    </style:style>
    <style:style style:name="T134" style:family="text">
      <style:text-properties fo:font-size="6pt" style:font-size-asian="6pt" style:font-size-complex="6pt"/>
    </style:style>
    <style:style style:name="T135" style:family="text" style:parent-style-name="Source_20_Text">
      <style:text-properties style:font-name="CourierNewPSMT" style:font-name-asian="CourierNewPSMT" style:font-name-complex="CourierNewPSMT"/>
    </style:style>
    <style:style style:name="T136" style:family="text" style:parent-style-name="Source_20_Text">
      <style:text-properties style:font-name="Verdana2" fo:font-weight="bold" style:font-weight-asian="bold" style:font-weight-complex="bold"/>
    </style:style>
    <style:style style:name="T137" style:family="text" style:parent-style-name="Source_20_Text">
      <style:text-properties style:font-name="Verdana2" fo:font-weight="normal" style:font-weight-asian="normal" style:font-weight-complex="normal"/>
    </style:style>
    <style:style style:name="T138" style:family="text" style:parent-style-name="Source_20_Text">
      <style:text-properties style:font-name="Courier New1" fo:font-weight="normal" style:font-weight-asian="normal" style:font-weight-complex="normal"/>
    </style:style>
    <style:style style:name="T139" style:family="text" style:parent-style-name="Source_20_Text">
      <style:text-properties style:font-name="Verdana2" fo:font-weight="normal" style:language-asian="zh" style:country-asian="TW" style:font-weight-asian="normal" style:font-weight-complex="normal"/>
    </style:style>
    <style:style style:name="T140" style:family="text" style:parent-style-name="Source_20_Text">
      <style:text-properties fo:font-weight="bold" style:font-weight-asian="bold" style:font-weight-complex="bold"/>
    </style:style>
    <style:style style:name="T141" style:family="text" style:parent-style-name="Source_20_Text">
      <style:text-properties style:font-name="Times New Roman" fo:font-size="10pt" fo:language="en" fo:country="none" style:font-size-asian="10pt" style:font-size-complex="10pt"/>
    </style:style>
    <style:style style:name="T142" style:family="text" style:parent-style-name="Source_20_Text">
      <style:text-properties fo:font-size="10pt" fo:language="en" fo:country="none" style:font-size-asian="10pt" style:font-size-complex="10pt"/>
    </style:style>
    <style:style style:name="T143" style:family="text" style:parent-style-name="Source_20_Text">
      <style:text-properties fo:font-size="12pt" fo:language="en" fo:country="none" style:font-size-asian="12pt" style:font-size-complex="12pt"/>
    </style:style>
    <style:style style:name="T144" style:family="text" style:parent-style-name="Source_20_Text">
      <style:text-properties style:font-name="Verdana" fo:font-size="10pt" fo:font-weight="normal" style:font-size-asian="10pt" style:font-weight-asian="normal" style:font-weight-complex="normal"/>
    </style:style>
    <style:style style:name="T145" style:family="text">
      <style:text-properties fo:color="#000000" style:font-name="Verdana" fo:font-size="10pt" fo:font-weight="bold" style:font-size-asian="10pt" style:font-weight-asian="bold" style:font-size-complex="10pt" style:font-weight-complex="bold"/>
    </style:style>
    <style:style style:name="T146" style:family="text">
      <style:text-properties fo:color="#000000" style:font-name="Verdana" fo:font-size="10pt" style:font-size-asian="10pt" style:font-size-complex="10pt"/>
    </style:style>
    <style:style style:name="T147" style:family="text">
      <style:text-properties style:font-name="Verdana" fo:font-size="10pt" style:font-name-asian="Verdana1" style:font-size-asian="10pt" style:font-name-complex="Verdana1" style:font-size-complex="10pt"/>
    </style:style>
    <style:style style:name="T148" style:family="text" style:parent-style-name="Source_20_Text">
      <style:text-properties style:font-name="Verdana" fo:font-size="10pt" style:font-size-asian="10pt" style:font-size-complex="10pt"/>
    </style:style>
    <style:style style:name="T149" style:family="text">
      <style:text-properties style:font-name="Verdana" fo:font-size="10pt" style:font-name-asian="CourierNewPSMT" style:font-size-asian="10pt" style:font-name-complex="CourierNewPSMT" style:font-size-complex="10pt"/>
    </style:style>
    <style:style style:name="T150" style:family="text" style:parent-style-name="Source_20_Text">
      <style:text-properties style:font-name="CourierNewPSMT" fo:font-size="9pt" style:font-name-asian="CourierNewPSMT" style:font-size-asian="9pt" style:font-name-complex="CourierNewPSMT" style:font-size-complex="9pt"/>
    </style:style>
    <style:style style:name="T151" style:family="text" style:parent-style-name="Component">
      <style:text-properties fo:font-weight="normal" style:font-weight-asian="normal" style:font-weight-complex="normal"/>
    </style:style>
    <style:style style:name="T152" style:family="text" style:parent-style-name="Source_20_Text">
      <style:text-properties fo:font-variant="normal" fo:text-transform="none" fo:color="#000000" fo:letter-spacing="normal" fo:font-weight="normal"/>
    </style:style>
    <style:style style:name="T153" style:family="text">
      <style:text-properties fo:color="#000000" style:font-name="Times New Roman" fo:font-size="12pt" fo:language="en" fo:country="none" fo:font-weight="bold" style:font-size-asian="12pt" style:font-weight-asian="bold" style:font-weight-complex="bold"/>
    </style:style>
    <style:style style:name="T154" style:family="text" style:parent-style-name="Source_20_Text">
      <style:text-properties fo:color="#000000" style:font-name="Times New Roman" fo:font-size="12pt" fo:language="en" fo:country="none" style:font-size-asian="12pt"/>
    </style:style>
    <style:style style:name="T155" style:family="text">
      <style:text-properties fo:color="#000000" style:font-name="Times New Roman" fo:font-size="12pt" fo:language="en" fo:country="none" style:font-size-asian="12pt"/>
    </style:style>
    <style:style style:name="T156" style:family="text">
      <style:text-properties fo:font-variant="normal" fo:text-transform="none" fo:font-size="12pt" fo:letter-spacing="normal" fo:font-style="normal" fo:font-weight="normal"/>
    </style:style>
    <style:style style:name="T157" style:family="text" style:parent-style-name="Source_20_Text">
      <style:text-properties fo:color="#000000" style:font-name="Courier New1"/>
    </style:style>
    <style:style style:name="T158" style:family="text" style:parent-style-name="Source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9" style:family="text" style:parent-style-name="Component">
      <style:text-properties style:font-name="Times New Roman"/>
    </style:style>
    <style:style style:name="T160" style:family="text" style:parent-style-name="Component">
      <style:text-properties style:font-name="Courier New1" fo:font-size="12pt" fo:font-weight="normal" style:font-size-asian="12pt" style:language-asian="zh" style:country-asian="TW" style:font-weight-asian="normal" style:font-size-complex="12pt" style:font-weight-complex="normal"/>
    </style:style>
    <style:style style:name="T161" style:family="text" style:parent-style-name="Component">
      <style:text-properties fo:font-variant="normal" fo:text-transform="none" style:font-name="Times New Roman" fo:font-size="12pt" fo:letter-spacing="normal" fo:font-style="normal" fo:font-weight="normal"/>
    </style:style>
    <style:style style:name="T162" style:family="text" style:parent-style-name="Source_20_Text">
      <style:text-properties fo:font-size="12pt" fo:font-weight="normal" style:font-size-asian="12pt" style:language-asian="zh" style:country-asian="TW" style:font-weight-asian="normal" style:font-size-complex="12pt" style:font-weight-complex="normal"/>
    </style:style>
    <style:style style:name="T163" style:family="text" style:parent-style-name="Source_20_Text">
      <style:text-properties fo:font-variant="normal" fo:text-transform="none" fo:color="#000000" fo:font-size="12pt" fo:letter-spacing="normal" fo:font-style="normal" fo:font-weight="normal" style:font-weight-asian="normal" style:font-weight-complex="normal"/>
    </style:style>
    <style:style style:name="T164" style:family="text">
      <style:text-properties fo:font-variant="normal" fo:text-transform="none" fo:color="#000000" fo:letter-spacing="normal"/>
    </style:style>
    <style:style style:name="T165" style:family="text">
      <style:text-properties fo:font-variant="normal" fo:text-transform="none" fo:color="#000000" style:font-name="Arial1" fo:font-size="12pt" fo:letter-spacing="normal" fo:font-style="normal" fo:font-weight="normal"/>
    </style:style>
    <style:style style:name="T166" style:family="text" style:parent-style-name="Source_20_Text">
      <style:text-properties style:font-name="Verdana" fo:font-size="10pt" fo:language="en" fo:country="none" style:font-size-asian="10pt" style:font-size-complex="10pt"/>
    </style:style>
    <style:style style:name="T167" style:family="text" style:parent-style-name="Source_20_Text">
      <style:text-properties style:font-name="Verdana" fo:font-size="10pt" fo:language="en" fo:country="none" style:font-size-asian="10pt" style:font-size-complex="12pt"/>
    </style:style>
    <style:style style:name="T168" style:family="text" style:parent-style-name="Component">
      <style:text-properties fo:language="en" fo:country="none"/>
    </style:style>
    <style:style style:name="T169" style:family="text" style:parent-style-name="Source_20_Text">
      <style:text-properties fo:font-variant="normal" fo:text-transform="none" fo:color="#000000" style:font-name="Arial1" fo:font-size="12pt" fo:letter-spacing="normal" fo:font-style="normal" fo:font-weight="normal"/>
    </style:style>
    <style:style style:name="T170" style:family="text">
      <style:text-properties style:font-name="Courier New1" fo:font-weight="normal" style:font-weight-asian="normal" style:font-weight-complex="normal"/>
    </style:style>
    <style:style style:name="T171" style:family="text" style:parent-style-name="Component">
      <style:text-properties style:font-name="Courier New1" fo:font-weight="normal" style:font-weight-asian="normal" style:font-weight-complex="normal"/>
    </style:style>
    <style:style style:name="T172" style:family="text" style:parent-style-name="Source_20_Text">
      <style:text-properties fo:font-variant="normal" fo:text-transform="none" fo:color="#000000" style:font-name="Courier New1" fo:font-size="12pt" fo:letter-spacing="normal" fo:font-style="normal" fo:font-weight="normal" style:font-weight-asian="normal" style:font-weight-complex="normal"/>
    </style:style>
    <style:style style:name="T173" style:family="text">
      <style:text-properties style:font-name="Courier New1" fo:font-weight="normal" style:font-weight-asian="normal" style:font-weight-complex="normal"/>
    </style:style>
    <style:style style:name="T174" style:family="text" style:parent-style-name="Componen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75" style:family="text" style:parent-style-name="Component">
      <style:text-properties style:font-name="Courier New1" fo:font-size="12pt" style:font-size-asian="12pt" style:language-asian="zh" style:country-asian="TW" style:font-size-complex="12pt"/>
    </style:style>
    <style:style style:name="T176" style:family="text" style:parent-style-name="Component">
      <style:text-properties fo:font-variant="normal" fo:text-transform="none" fo:color="#000000" fo:letter-spacing="normal" fo:font-weight="normal"/>
    </style:style>
    <style:style style:name="T177"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78"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79"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80" style:family="text">
      <style:text-properties style:font-name="Verdana" fo:font-size="10pt" fo:language="en" fo:country="none" style:font-name-asian="Courier New1" style:font-size-asian="10pt" style:font-name-complex="Courier New1" style:font-size-complex="12pt"/>
    </style:style>
    <style:style style:name="T181" style:family="text" style:parent-style-name="Source_20_Text">
      <style:text-properties fo:font-size="10pt" fo:language="en" fo:country="none" style:font-size-asian="10pt" style:font-size-complex="12pt"/>
    </style:style>
    <style:style style:name="T182" style:family="text">
      <style:text-properties fo:font-weight="bold" style:font-name-asian="Verdana1" style:font-weight-asian="bold" style:font-name-complex="Verdana1" style:font-weight-complex="bold"/>
    </style:style>
    <style:style style:name="T183" style:family="text">
      <style:text-properties style:font-name-asian="Verdana1" style:font-name-complex="Verdana1"/>
    </style:style>
    <style:style style:name="T184" style:family="text">
      <style:text-properties fo:font-size="10pt" style:font-name-asian="Verdana1" style:font-size-asian="10pt" style:font-name-complex="Verdana1" style:font-size-complex="10pt"/>
    </style:style>
    <style:style style:name="T185" style:family="text">
      <style:text-properties style:font-name="Times New Roman" fo:font-size="10pt" style:font-name-asian="Verdana1" style:font-size-asian="10pt" style:font-name-complex="Verdana1" style:font-size-complex="10pt"/>
    </style:style>
    <style:style style:name="T186"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87"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88" style:family="text">
      <style:text-properties style:font-name="Times New Roman" fo:language="en" fo:country="none" style:language-asian="zh" style:country-asian="TW"/>
    </style:style>
    <style:style style:name="T189" style:family="text" style:parent-style-name="Source_20_Text">
      <style:text-properties style:font-name="Courier New1" fo:font-weight="normal" style:language-asian="zh" style:country-asian="TW" style:font-weight-asian="normal" style:font-weight-complex="normal"/>
    </style:style>
    <style:style style:name="T190" style:family="text">
      <style:text-properties fo:font-variant="normal" fo:text-transform="none" fo:color="#000000" style:font-name="Times New Roman" fo:font-size="12pt" fo:letter-spacing="normal" fo:font-style="normal" fo:font-weight="normal"/>
    </style:style>
    <style:style style:name="T191" style:family="text" style:parent-style-name="Source_20_Text">
      <style:text-properties fo:font-variant="normal" fo:text-transform="none" fo:color="#000000" style:font-name="Times New Roman" fo:font-size="12pt" fo:letter-spacing="normal" fo:font-style="normal" fo:font-weight="normal"/>
    </style:style>
    <style:style style:name="T192" style:family="text">
      <style:text-properties style:font-name="Times New Roman"/>
    </style:style>
    <style:style style:name="T193" style:family="text" style:parent-style-name="Source_20_Text">
      <style:text-properties style:font-name="Courier New1" style:language-asian="zh" style:country-asian="TW"/>
    </style:style>
    <style:style style:name="T194" style:family="text" style:parent-style-name="Source_20_Text">
      <style:text-properties style:font-name="Times New Roman" fo:font-size="12pt" fo:font-weight="normal" style:font-size-asian="12pt" style:font-weight-asian="normal" style:font-size-complex="12pt" style:font-weight-complex="normal"/>
    </style:style>
    <style:style style:name="T195"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96" style:family="text">
      <style:text-properties style:font-name="Times New Roman" fo:font-weight="bold" style:font-weight-asian="bold" style:font-weight-complex="bold"/>
    </style:style>
    <style:style style:name="T197" style:family="text" style:parent-style-name="Source_20_Text">
      <style:text-properties style:font-name="Times New Roman"/>
    </style:style>
    <style:style style:name="T198" style:family="text" style:parent-style-name="Source_20_Text">
      <style:text-properties fo:language="en" fo:country="none" style:language-asian="zh" style:country-asian="TW"/>
    </style:style>
    <style:style style:name="T199"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00" style:family="text" style:parent-style-name="Source_20_Text">
      <style:text-properties style:language-asian="zh" style:country-asian="TW"/>
    </style:style>
    <style:style style:name="T201" style:family="text">
      <style:text-properties style:font-name="Verdana" fo:font-size="10pt" style:font-name-asian="Verdana1" style:font-size-asian="10pt" style:language-asian="zh" style:country-asian="TW" style:font-name-complex="Verdana1" style:font-size-complex="12pt"/>
    </style:style>
    <style:style style:name="T202" style:family="text">
      <style:text-properties style:font-name="Verdana" fo:font-size="10pt" style:font-size-asian="10pt" style:language-asian="zh" style:country-asian="TW"/>
    </style:style>
    <style:style style:name="T203" style:family="text" style:parent-style-name="Source_20_Text">
      <style:text-properties style:font-name="Verdana" fo:font-size="10pt" style:font-size-asian="10pt" style:language-asian="zh" style:country-asian="TW"/>
    </style:style>
    <style:style style:name="T204" style:family="text" style:parent-style-name="Source_20_Text">
      <style:text-properties fo:font-size="10pt" style:font-size-asian="10pt" style:language-asian="zh" style:country-asian="TW"/>
    </style:style>
    <style:style style:name="T205" style:family="text" style:parent-style-name="Source_20_Text">
      <style:text-properties style:use-window-font-color="true"/>
    </style:style>
    <style:style style:name="T206" style:family="text" style:parent-style-name="Source_20_Text">
      <style:text-properties style:font-name="Times New Roman" fo:font-size="12pt" fo:font-weight="bold" style:font-size-asian="12pt" style:font-weight-asian="bold" style:font-size-complex="12pt" style:font-weight-complex="bold"/>
    </style:style>
    <style:style style:name="T207" style:family="text" style:parent-style-name="Source_20_Text">
      <style:text-properties style:font-name="Times New Roman" fo:font-size="12pt" style:font-size-asian="12pt" style:font-size-complex="12pt"/>
    </style:style>
    <style:style style:name="T208" style:family="text">
      <style:text-properties fo:color="#000000" style:font-name="Verdana" fo:font-size="10pt" fo:language="en" fo:country="none" fo:font-weight="bold" style:font-size-asian="10pt" style:font-weight-asian="bold" style:font-weight-complex="bold"/>
    </style:style>
    <style:style style:name="T209" style:family="text" style:parent-style-name="Source_20_Text">
      <style:text-properties fo:color="#000000" style:font-name="Verdana" fo:font-size="10pt" fo:language="en" fo:country="none" style:font-size-asian="10pt"/>
    </style:style>
    <style:style style:name="T210" style:family="text">
      <style:text-properties fo:color="#000000" style:font-name="Verdana" fo:font-size="10pt" fo:language="en" fo:country="none" style:font-size-asian="10pt"/>
    </style:style>
    <style:style style:name="T211" style:family="text" style:parent-style-name="Source_20_Text">
      <style:text-properties fo:font-size="12pt" fo:language="en" fo:country="none" fo:font-weight="normal" style:font-size-asian="12pt" style:font-weight-asian="normal" style:font-weight-complex="normal"/>
    </style:style>
    <style:style style:name="T212" style:family="text" style:parent-style-name="Source_20_Text">
      <style:text-properties fo:font-variant="normal" fo:text-transform="none" fo:color="#000000" style:font-name="Courier New1" fo:font-size="12pt" fo:letter-spacing="normal" fo:font-style="normal" fo:font-weight="normal"/>
    </style:style>
    <style:style style:name="T213" style:family="text">
      <style:text-properties style:language-asian="zh" style:country-asian="TW"/>
    </style:style>
    <style:style style:name="T214" style:family="text" style:parent-style-name="Source_20_Text">
      <style:text-properties fo:font-size="12pt" fo:language="en" fo:country="none" fo:font-weight="normal" style:font-size-asian="12pt" style:font-weight-asian="normal" style:font-size-complex="10pt" style:font-weight-complex="normal"/>
    </style:style>
    <style:style style:name="T215"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216" style:family="text" style:parent-style-name="Source_20_Text">
      <style:text-properties style:font-name="Courier New1" fo:font-size="12pt" style:font-name-asian="Courier New1" style:font-size-asian="12pt" style:language-asian="zh" style:country-asian="TW" style:font-name-complex="Courier New1"/>
    </style:style>
    <style:style style:name="T217" style:family="text">
      <style:text-properties style:font-name="Verdana2" style:font-name-asian="Verdana2" style:language-asian="zh" style:country-asian="TW"/>
    </style:style>
    <style:style style:name="T218" style:family="text">
      <style:text-properties fo:color="#ff0000" fo:font-weight="bold" style:font-weight-asian="bold" style:font-weight-complex="bold"/>
    </style:style>
    <style:style style:name="T219"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6.0</text:p>
      <text:p text:style-name="P4"><text:span text:style-name="T2">February</text:span> 2009</text:p>
      <text:p text:style-name="P5">Potix Corporation</text:p>
      <text:p text:style-name="P6">Revision 10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5.Bandpopup|outline" text:style-name="Internet_20_link" text:visited-style-name="Internet_20_link">Bandpopup<text:tab/>79</text:a></text:p>
          <text:p text:style-name="P13"><text:a xlink:type="simple" xlink:href="#4.2.6.Calendar|outline" text:style-name="Internet_20_link" text:visited-style-name="Internet_20_link">Calendar<text:tab/>81</text:a></text:p>
          <text:p text:style-name="P13"><text:a xlink:type="simple" xlink:href="#4.2.8.Borderlayout|outline" text:style-name="Internet_20_link" text:visited-style-name="Internet_20_link">Borderlayout<text:tab/>83</text:a></text:p>
          <text:p text:style-name="P13"><text:a xlink:type="simple" xlink:href="#4.2.9.Box|outline" text:style-name="Internet_20_link" text:visited-style-name="Internet_20_link">Box<text:tab/>86</text:a></text:p>
          <text:p text:style-name="P13"><text:a xlink:type="simple" xlink:href="#4.2.10.Button|outline" text:style-name="Internet_20_link" text:visited-style-name="Internet_20_link">Button<text:tab/>88</text:a></text:p>
          <text:p text:style-name="P13"><text:a xlink:type="simple" xlink:href="#4.2.11.Captcha|outline" text:style-name="Internet_20_link" text:visited-style-name="Internet_20_link">Captcha<text:tab/>90</text:a></text:p>
          <text:p text:style-name="P13"><text:a xlink:type="simple" xlink:href="#4.2.12.Caption|outline" text:style-name="Internet_20_link" text:visited-style-name="Internet_20_link">Caption<text:tab/>93</text:a></text:p>
          <text:p text:style-name="P13"><text:a xlink:type="simple" xlink:href="#4.2.13.Center|outline" text:style-name="Internet_20_link" text:visited-style-name="Internet_20_link">Center<text:tab/>96</text:a></text:p>
          <text:p text:style-name="P13"><text:a xlink:type="simple" xlink:href="#4.2.14.Chart|outline" text:style-name="Internet_20_link" text:visited-style-name="Internet_20_link">Chart<text:tab/>99</text:a></text:p>
          <text:p text:style-name="P13"><text:a xlink:type="simple" xlink:href="#4.2.15.Checkbox|outline" text:style-name="Internet_20_link" text:visited-style-name="Internet_20_link">Checkbox<text:tab/>104</text:a></text:p>
          <text:p text:style-name="P13"><text:a xlink:type="simple" xlink:href="#4.2.16.Column|outline" text:style-name="Internet_20_link" text:visited-style-name="Internet_20_link">Column<text:tab/>106</text:a></text:p>
          <text:p text:style-name="P13"><text:a xlink:type="simple" xlink:href="#4.2.17.Columnchildren|outline" text:style-name="Internet_20_link" text:visited-style-name="Internet_20_link">Columnchildren<text:tab/>110</text:a></text:p>
          <text:p text:style-name="P13"><text:a xlink:type="simple" xlink:href="#4.2.19.Columnlayout|outline" text:style-name="Internet_20_link" text:visited-style-name="Internet_20_link">Columnlayout<text:tab/>113</text:a></text:p>
          <text:p text:style-name="P13"><text:a xlink:type="simple" xlink:href="#4.2.20.Columns|outline" text:style-name="Internet_20_link" text:visited-style-name="Internet_20_link">Columns<text:tab/>116</text:a></text:p>
          <text:p text:style-name="P13"><text:a xlink:type="simple" xlink:href="#4.2.21.Combobox|outline" text:style-name="Internet_20_link" text:visited-style-name="Internet_20_link">Combobox<text:tab/>119</text:a></text:p>
          <text:p text:style-name="P13"><text:a xlink:type="simple" xlink:href="#4.2.22.Comboitem|outline" text:style-name="Internet_20_link" text:visited-style-name="Internet_20_link">Comboitem<text:tab/>123</text:a></text:p>
          <text:p text:style-name="P13"><text:a xlink:type="simple" xlink:href="#4.2.23.Datebox|outline" text:style-name="Internet_20_link" text:visited-style-name="Internet_20_link">Datebox<text:tab/>125</text:a></text:p>
          <text:p text:style-name="P13"><text:a xlink:type="simple" xlink:href="#4.2.24.Detail|outline" text:style-name="Internet_20_link" text:visited-style-name="Internet_20_link">Detail<text:tab/>129</text:a></text:p>
          <text:p text:style-name="P13"><text:a xlink:type="simple" xlink:href="#4.2.25.Doublebox|outline" text:style-name="Internet_20_link" text:visited-style-name="Internet_20_link">Doublebox<text:tab/>132</text:a></text:p>
          <text:p text:style-name="P13"><text:a xlink:type="simple" xlink:href="#4.2.26.Div|outline" text:style-name="Internet_20_link" text:visited-style-name="Internet_20_link">Div<text:tab/>134</text:a></text:p>
          <text:p text:style-name="P13"><text:a xlink:type="simple" xlink:href="#4.2.27.East|outline" text:style-name="Internet_20_link" text:visited-style-name="Internet_20_link">East<text:tab/>136</text:a></text:p>
          <text:p text:style-name="P13"><text:a xlink:type="simple" xlink:href="#4.2.28.Fisheyebar|outline" text:style-name="Internet_20_link" text:visited-style-name="Internet_20_link">Fisheyebar<text:tab/>139</text:a></text:p>
          <text:p text:style-name="P13"><text:a xlink:type="simple" xlink:href="#4.2.29.Fisheye|outline" text:style-name="Internet_20_link" text:visited-style-name="Internet_20_link">Fisheye<text:tab/>141</text:a></text:p>
          <text:p text:style-name="P13"><text:a xlink:type="simple" xlink:href="#4.2.30.Flash|outline" text:style-name="Internet_20_link" text:visited-style-name="Internet_20_link">Flash<text:tab/>143</text:a></text:p>
          <text:p text:style-name="P13"><text:a xlink:type="simple" xlink:href="#4.2.31.Footer|outline" text:style-name="Internet_20_link" text:visited-style-name="Internet_20_link">Footer<text:tab/>145</text:a></text:p>
          <text:p text:style-name="P13"><text:a xlink:type="simple" xlink:href="#4.2.32.Foot|outline" text:style-name="Internet_20_link" text:visited-style-name="Internet_20_link">Foot<text:tab/>147</text:a></text:p>
          <text:p text:style-name="P13"><text:a xlink:type="simple" xlink:href="#4.2.33.Grid|outline" text:style-name="Internet_20_link" text:visited-style-name="Internet_20_link">Grid<text:tab/>149</text:a></text:p>
          <text:p text:style-name="P13"><text:a xlink:type="simple" xlink:href="#4.2.34.Group|outline" text:style-name="Internet_20_link" text:visited-style-name="Internet_20_link">Group<text:tab/>153</text:a></text:p>
          <text:p text:style-name="P13"><text:a xlink:type="simple" xlink:href="#4.2.35.Groupbox|outline" text:style-name="Internet_20_link" text:visited-style-name="Internet_20_link">Groupbox<text:tab/>156</text:a></text:p>
          <text:p text:style-name="P13"><text:a xlink:type="simple" xlink:href="#4.2.36.Groupfoot|outline" text:style-name="Internet_20_link" text:visited-style-name="Internet_20_link">Groupfoot<text:tab/>159</text:a></text:p>
          <text:p text:style-name="P13"><text:a xlink:type="simple" xlink:href="#4.2.37.Hbox|outline" text:style-name="Internet_20_link" text:visited-style-name="Internet_20_link">Hbox<text:tab/>162</text:a></text:p>
          <text:p text:style-name="P13"><text:a xlink:type="simple" xlink:href="#4.2.38.Html|outline" text:style-name="Internet_20_link" text:visited-style-name="Internet_20_link">Html<text:tab/>164</text:a></text:p>
          <text:p text:style-name="P13"><text:a xlink:type="simple" xlink:href="#4.2.39.Iframe|outline" text:style-name="Internet_20_link" text:visited-style-name="Internet_20_link">Iframe<text:tab/>166</text:a></text:p>
          <text:p text:style-name="P13"><text:a xlink:type="simple" xlink:href="#4.2.40.Image|outline" text:style-name="Internet_20_link" text:visited-style-name="Internet_20_link">Image<text:tab/>169</text:a></text:p>
          <text:p text:style-name="P13"><text:a xlink:type="simple" xlink:href="#4.2.41.Imagemap|outline" text:style-name="Internet_20_link" text:visited-style-name="Internet_20_link">Imagemap<text:tab/>171</text:a></text:p>
          <text:p text:style-name="P13"><text:a xlink:type="simple" xlink:href="#4.2.42.Include|outline" text:style-name="Internet_20_link" text:visited-style-name="Internet_20_link">Include<text:tab/>173</text:a></text:p>
          <text:p text:style-name="P13"><text:a xlink:type="simple" xlink:href="#4.2.43.Intbox|outline" text:style-name="Internet_20_link" text:visited-style-name="Internet_20_link">Intbox<text:tab/>175</text:a></text:p>
          <text:p text:style-name="P13"><text:a xlink:type="simple" xlink:href="#4.2.44.Label|outline" text:style-name="Internet_20_link" text:visited-style-name="Internet_20_link">Label<text:tab/>178</text:a></text:p>
          <text:p text:style-name="P13"><text:a xlink:type="simple" xlink:href="#4.2.45.Listbox|outline" text:style-name="Internet_20_link" text:visited-style-name="Internet_20_link">Listbox<text:tab/>180</text:a></text:p>
          <text:p text:style-name="P13"><text:a xlink:type="simple" xlink:href="#4.2.46.Listcell|outline" text:style-name="Internet_20_link" text:visited-style-name="Internet_20_link">Listcell<text:tab/>185</text:a></text:p>
          <text:p text:style-name="P13"><text:a xlink:type="simple" xlink:href="#4.2.47.Listfoot|outline" text:style-name="Internet_20_link" text:visited-style-name="Internet_20_link">Listfoot<text:tab/>188</text:a></text:p>
          <text:p text:style-name="P13"><text:a xlink:type="simple" xlink:href="#4.2.48.Listfooter|outline" text:style-name="Internet_20_link" text:visited-style-name="Internet_20_link">Listfooter<text:tab/>190</text:a></text:p>
          <text:p text:style-name="P13"><text:a xlink:type="simple" xlink:href="#4.2.49.Listgroup|outline" text:style-name="Internet_20_link" text:visited-style-name="Internet_20_link">Listgroup<text:tab/>192</text:a></text:p>
          <text:p text:style-name="P13"><text:a xlink:type="simple" xlink:href="#4.2.50.Listgroupfoot|outline" text:style-name="Internet_20_link" text:visited-style-name="Internet_20_link">Listgroupfoot<text:tab/>195</text:a></text:p>
          <text:p text:style-name="P13"><text:a xlink:type="simple" xlink:href="#4.2.51.Listhead|outline" text:style-name="Internet_20_link" text:visited-style-name="Internet_20_link">Listhead<text:tab/>198</text:a></text:p>
          <text:p text:style-name="P13"><text:a xlink:type="simple" xlink:href="#4.2.52.Listheader|outline" text:style-name="Internet_20_link" text:visited-style-name="Internet_20_link">Listheader<text:tab/>200</text:a></text:p>
          <text:p text:style-name="P13"><text:a xlink:type="simple" xlink:href="#4.2.53.Listitem|outline" text:style-name="Internet_20_link" text:visited-style-name="Internet_20_link">Listitem<text:tab/>203</text:a></text:p>
          <text:p text:style-name="P13"><text:a xlink:type="simple" xlink:href="#4.2.54.Longbox|outline" text:style-name="Internet_20_link" text:visited-style-name="Internet_20_link">Longbox<text:tab/>206</text:a></text:p>
          <text:p text:style-name="P13"><text:a xlink:type="simple" xlink:href="#4.2.55.Menu|outline" text:style-name="Internet_20_link" text:visited-style-name="Internet_20_link">Menu<text:tab/>209</text:a></text:p>
          <text:p text:style-name="P13"><text:a xlink:type="simple" xlink:href="#4.2.56.Menubar|outline" text:style-name="Internet_20_link" text:visited-style-name="Internet_20_link">Menubar<text:tab/>211</text:a></text:p>
          <text:p text:style-name="P13"><text:a xlink:type="simple" xlink:href="#4.2.57.Menuitem|outline" text:style-name="Internet_20_link" text:visited-style-name="Internet_20_link">Menuitem<text:tab/>213</text:a></text:p>
          <text:p text:style-name="P13"><text:a xlink:type="simple" xlink:href="#4.2.58.Menupopup|outline" text:style-name="Internet_20_link" text:visited-style-name="Internet_20_link">Menupopup<text:tab/>215</text:a></text:p>
          <text:p text:style-name="P13"><text:a xlink:type="simple" xlink:href="#4.2.59.Menuseparator|outline" text:style-name="Internet_20_link" text:visited-style-name="Internet_20_link">Menuseparator<text:tab/>217</text:a></text:p>
          <text:p text:style-name="P13"><text:a xlink:type="simple" xlink:href="#4.2.60.North|outline" text:style-name="Internet_20_link" text:visited-style-name="Internet_20_link">North<text:tab/>219</text:a></text:p>
          <text:p text:style-name="P13"><text:a xlink:type="simple" xlink:href="#4.2.61.Paging|outline" text:style-name="Internet_20_link" text:visited-style-name="Internet_20_link">Paging<text:tab/>222</text:a></text:p>
          <text:p text:style-name="P13"><text:a xlink:type="simple" xlink:href="#4.2.62.Panel|outline" text:style-name="Internet_20_link" text:visited-style-name="Internet_20_link">Panel<text:tab/>224</text:a></text:p>
          <text:p text:style-name="P13"><text:a xlink:type="simple" xlink:href="#4.2.63.Panelchildren|outline" text:style-name="Internet_20_link" text:visited-style-name="Internet_20_link">Panelchildren<text:tab/>229</text:a></text:p>
          <text:p text:style-name="P13"><text:a xlink:type="simple" xlink:href="#4.2.64.Popup|outline" text:style-name="Internet_20_link" text:visited-style-name="Internet_20_link">Popup<text:tab/>231</text:a></text:p>
          <text:p text:style-name="P13"><text:a xlink:type="simple" xlink:href="#4.2.65.Portallayout|outline" text:style-name="Internet_20_link" text:visited-style-name="Internet_20_link">Portallayout<text:tab/>233</text:a></text:p>
          <text:p text:style-name="P13"><text:a xlink:type="simple" xlink:href="#4.2.66.Portalchildren|outline" text:style-name="Internet_20_link" text:visited-style-name="Internet_20_link">Portalchildren<text:tab/>236</text:a></text:p>
          <text:p text:style-name="P13"><text:a xlink:type="simple" xlink:href="#4.2.67.Progressmeter|outline" text:style-name="Internet_20_link" text:visited-style-name="Internet_20_link">Progressmeter<text:tab/>238</text:a></text:p>
          <text:p text:style-name="P13"><text:a xlink:type="simple" xlink:href="#4.2.68.Radio|outline" text:style-name="Internet_20_link" text:visited-style-name="Internet_20_link">Radio<text:tab/>239</text:a></text:p>
          <text:p text:style-name="P13"><text:a xlink:type="simple" xlink:href="#4.2.69.Radiogroup|outline" text:style-name="Internet_20_link" text:visited-style-name="Internet_20_link">Radiogroup<text:tab/>241</text:a></text:p>
          <text:p text:style-name="P13"><text:a xlink:type="simple" xlink:href="#4.2.70.Row|outline" text:style-name="Internet_20_link" text:visited-style-name="Internet_20_link">Row<text:tab/>243</text:a></text:p>
          <text:p text:style-name="P13"><text:a xlink:type="simple" xlink:href="#4.2.71.Rows|outline" text:style-name="Internet_20_link" text:visited-style-name="Internet_20_link">Rows<text:tab/>246</text:a></text:p>
          <text:p text:style-name="P13"><text:a xlink:type="simple" xlink:href="#4.2.72.Script|outline" text:style-name="Internet_20_link" text:visited-style-name="Internet_20_link">Script<text:tab/>249</text:a></text:p>
          <text:p text:style-name="P13"><text:a xlink:type="simple" xlink:href="#4.2.73.Slider|outline" text:style-name="Internet_20_link" text:visited-style-name="Internet_20_link">Slider<text:tab/>251</text:a></text:p>
          <text:p text:style-name="P13"><text:a xlink:type="simple" xlink:href="#4.2.74.Space|outline" text:style-name="Internet_20_link" text:visited-style-name="Internet_20_link">Space<text:tab/>253</text:a></text:p>
          <text:p text:style-name="P13"><text:a xlink:type="simple" xlink:href="#5.1.1.Spinner|outline" text:style-name="Internet_20_link" text:visited-style-name="Internet_20_link">Spinner<text:tab/>255</text:a></text:p>
          <text:p text:style-name="P13"><text:a xlink:type="simple" xlink:href="#5.1.3.South|outline" text:style-name="Internet_20_link" text:visited-style-name="Internet_20_link">South<text:tab/>257</text:a></text:p>
          <text:p text:style-name="P13"><text:a xlink:type="simple" xlink:href="#5.1.4.Separator|outline" text:style-name="Internet_20_link" text:visited-style-name="Internet_20_link">Separator<text:tab/>260</text:a></text:p>
          <text:p text:style-name="P13"><text:a xlink:type="simple" xlink:href="#5.1.5.Splitter|outline" text:style-name="Internet_20_link" text:visited-style-name="Internet_20_link">Splitter<text:tab/>262</text:a></text:p>
          <text:p text:style-name="P13"><text:a xlink:type="simple" xlink:href="#5.1.6.Style|outline" text:style-name="Internet_20_link" text:visited-style-name="Internet_20_link">Style<text:tab/>264</text:a></text:p>
          <text:p text:style-name="P13"><text:a xlink:type="simple" xlink:href="#5.1.7.Tab|outline" text:style-name="Internet_20_link" text:visited-style-name="Internet_20_link">Tab<text:tab/>266</text:a></text:p>
          <text:p text:style-name="P13"><text:a xlink:type="simple" xlink:href="#5.1.10.TableChildren|outline" text:style-name="Internet_20_link" text:visited-style-name="Internet_20_link">TableChildren<text:tab/>269</text:a></text:p>
          <text:p text:style-name="P13"><text:a xlink:type="simple" xlink:href="#5.1.12.TableLayout|outline" text:style-name="Internet_20_link" text:visited-style-name="Internet_20_link">TableLayout<text:tab/>271</text:a></text:p>
          <text:p text:style-name="P13"><text:a xlink:type="simple" xlink:href="#5.1.13.Tabbox|outline" text:style-name="Internet_20_link" text:visited-style-name="Internet_20_link">Tabbox<text:tab/>273</text:a></text:p>
          <text:p text:style-name="P13"><text:a xlink:type="simple" xlink:href="#5.1.14.Tabpanel|outline" text:style-name="Internet_20_link" text:visited-style-name="Internet_20_link">Tabpanel<text:tab/>276</text:a></text:p>
          <text:p text:style-name="P13"><text:a xlink:type="simple" xlink:href="#5.1.15.Tabpanels|outline" text:style-name="Internet_20_link" text:visited-style-name="Internet_20_link">Tabpanels<text:tab/>278</text:a></text:p>
          <text:p text:style-name="P13"><text:a xlink:type="simple" xlink:href="#5.1.16.Tabs|outline" text:style-name="Internet_20_link" text:visited-style-name="Internet_20_link">Tabs<text:tab/>280</text:a></text:p>
          <text:p text:style-name="P13"><text:a xlink:type="simple" xlink:href="#5.1.17.Textbox|outline" text:style-name="Internet_20_link" text:visited-style-name="Internet_20_link">Textbox<text:tab/>282</text:a></text:p>
          <text:p text:style-name="P13"><text:a xlink:type="simple" xlink:href="#5.1.18.Timebox|outline" text:style-name="Internet_20_link" text:visited-style-name="Internet_20_link">Timebox<text:tab/>285</text:a></text:p>
          <text:p text:style-name="P13"><text:a xlink:type="simple" xlink:href="#5.1.20.Timer|outline" text:style-name="Internet_20_link" text:visited-style-name="Internet_20_link">Timer<text:tab/>287</text:a></text:p>
          <text:p text:style-name="P13"><text:a xlink:type="simple" xlink:href="#5.1.21.Toolbar|outline" text:style-name="Internet_20_link" text:visited-style-name="Internet_20_link">Toolbar<text:tab/>289</text:a></text:p>
          <text:p text:style-name="P13"><text:a xlink:type="simple" xlink:href="#5.1.22.Toolbarbutton|outline" text:style-name="Internet_20_link" text:visited-style-name="Internet_20_link">Toolbarbutton<text:tab/>291</text:a></text:p>
          <text:p text:style-name="P13"><text:a xlink:type="simple" xlink:href="#5.1.23.Tree|outline" text:style-name="Internet_20_link" text:visited-style-name="Internet_20_link">Tree<text:tab/>294</text:a></text:p>
          <text:p text:style-name="P13"><text:a xlink:type="simple" xlink:href="#5.1.24.Treecell|outline" text:style-name="Internet_20_link" text:visited-style-name="Internet_20_link">Treecell<text:tab/>299</text:a></text:p>
          <text:p text:style-name="P13"><text:a xlink:type="simple" xlink:href="#5.1.25.Treechildren|outline" text:style-name="Internet_20_link" text:visited-style-name="Internet_20_link">Treechildren<text:tab/>302</text:a></text:p>
          <text:p text:style-name="P13"><text:a xlink:type="simple" xlink:href="#5.1.26.Treecol|outline" text:style-name="Internet_20_link" text:visited-style-name="Internet_20_link">Treecol<text:tab/>306</text:a></text:p>
          <text:p text:style-name="P13"><text:a xlink:type="simple" xlink:href="#5.1.27.Treecols|outline" text:style-name="Internet_20_link" text:visited-style-name="Internet_20_link">Treecols<text:tab/>308</text:a></text:p>
          <text:p text:style-name="P13"><text:a xlink:type="simple" xlink:href="#5.1.28.Treefoot|outline" text:style-name="Internet_20_link" text:visited-style-name="Internet_20_link">Treefoot<text:tab/>310</text:a></text:p>
          <text:p text:style-name="P13"><text:a xlink:type="simple" xlink:href="#5.1.29.Treefooter|outline" text:style-name="Internet_20_link" text:visited-style-name="Internet_20_link">Treefooter<text:tab/>312</text:a></text:p>
          <text:p text:style-name="P13"><text:a xlink:type="simple" xlink:href="#5.1.30.Treeitem|outline" text:style-name="Internet_20_link" text:visited-style-name="Internet_20_link">Treeitem<text:tab/>314</text:a></text:p>
          <text:p text:style-name="P13"><text:a xlink:type="simple" xlink:href="#5.1.31.Treerow|outline" text:style-name="Internet_20_link" text:visited-style-name="Internet_20_link">Treerow<text:tab/>318</text:a></text:p>
          <text:p text:style-name="P13"><text:a xlink:type="simple" xlink:href="#5.1.32.Vbox|outline" text:style-name="Internet_20_link" text:visited-style-name="Internet_20_link">Vbox<text:tab/>321</text:a></text:p>
          <text:p text:style-name="P13"><text:a xlink:type="simple" xlink:href="#5.1.33.West|outline" text:style-name="Internet_20_link" text:visited-style-name="Internet_20_link">West<text:tab/>323</text:a></text:p>
          <text:p text:style-name="P13"><text:a xlink:type="simple" xlink:href="#5.1.34.Window|outline" text:style-name="Internet_20_link" text:visited-style-name="Internet_20_link">Window<text:tab/>326</text:a></text:p>
          <text:p text:style-name="P12"><text:a xlink:type="simple" xlink:href="#5.2.Events|outline" text:style-name="Internet_20_link" text:visited-style-name="Internet_20_link">Events<text:tab/>330</text:a></text:p>
          <text:p text:style-name="P13"><text:a xlink:type="simple" xlink:href="#5.2.1.CheckEvent|outline" text:style-name="Internet_20_link" text:visited-style-name="Internet_20_link">CheckEvent<text:tab/>330</text:a></text:p>
          <text:p text:style-name="P13"><text:a xlink:type="simple" xlink:href="#5.2.2.ColSizeEvent|outline" text:style-name="Internet_20_link" text:visited-style-name="Internet_20_link">ColSizeEvent<text:tab/>330</text:a></text:p>
          <text:p text:style-name="P13"><text:a xlink:type="simple" xlink:href="#5.2.3.CreateEvent|outline" text:style-name="Internet_20_link" text:visited-style-name="Internet_20_link">CreateEvent<text:tab/>331</text:a></text:p>
          <text:p text:style-name="P13"><text:a xlink:type="simple" xlink:href="#5.2.4.DropEvent|outline" text:style-name="Internet_20_link" text:visited-style-name="Internet_20_link">DropEvent<text:tab/>331</text:a></text:p>
          <text:p text:style-name="P13"><text:a xlink:type="simple" xlink:href="#5.2.5.ErrorEvent|outline" text:style-name="Internet_20_link" text:visited-style-name="Internet_20_link">ErrorEvent<text:tab/>332</text:a></text:p>
          <text:p text:style-name="P13"><text:a xlink:type="simple" xlink:href="#5.2.6.Event|outline" text:style-name="Internet_20_link" text:visited-style-name="Internet_20_link">Event<text:tab/>333</text:a></text:p>
          <text:p text:style-name="P13"><text:a xlink:type="simple" xlink:href="#5.2.7.InputEvent|outline" text:style-name="Internet_20_link" text:visited-style-name="Internet_20_link">InputEvent<text:tab/>333</text:a></text:p>
          <text:p text:style-name="P13"><text:a xlink:type="simple" xlink:href="#5.2.8.KeyEvent|outline" text:style-name="Internet_20_link" text:visited-style-name="Internet_20_link">KeyEvent<text:tab/>334</text:a></text:p>
          <text:p text:style-name="P13"><text:a xlink:type="simple" xlink:href="#5.2.9.MouseEvent|outline" text:style-name="Internet_20_link" text:visited-style-name="Internet_20_link">MouseEvent<text:tab/>334</text:a></text:p>
          <text:p text:style-name="P13"><text:a xlink:type="simple" xlink:href="#5.2.10.MoveEvent|outline" text:style-name="Internet_20_link" text:visited-style-name="Internet_20_link">MoveEvent<text:tab/>335</text:a></text:p>
          <text:p text:style-name="P13"><text:a xlink:type="simple" xlink:href="#5.2.11.OpenEvent|outline" text:style-name="Internet_20_link" text:visited-style-name="Internet_20_link">OpenEvent<text:tab/>336</text:a></text:p>
          <text:p text:style-name="P13"><text:a xlink:type="simple" xlink:href="#5.2.12.PageSizeEvent|outline" text:style-name="Internet_20_link" text:visited-style-name="Internet_20_link">PageSizeEvent<text:tab/>337</text:a></text:p>
          <text:p text:style-name="P13"><text:a xlink:type="simple" xlink:href="#5.2.13.PagingEvent|outline" text:style-name="Internet_20_link" text:visited-style-name="Internet_20_link">PagingEvent<text:tab/>337</text:a></text:p>
          <text:p text:style-name="P13"><text:a xlink:type="simple" xlink:href="#5.2.14.PortalMoveEvent|outline" text:style-name="Internet_20_link" text:visited-style-name="Internet_20_link">PortalMoveEvent<text:tab/>338</text:a></text:p>
          <text:p text:style-name="P13"><text:a xlink:type="simple" xlink:href="#5.2.15.ScrollEvent|outline" text:style-name="Internet_20_link" text:visited-style-name="Internet_20_link">ScrollEvent<text:tab/>338</text:a></text:p>
          <text:p text:style-name="P13"><text:a xlink:type="simple" xlink:href="#5.2.16.SelectEvent|outline" text:style-name="Internet_20_link" text:visited-style-name="Internet_20_link">SelectEvent<text:tab/>339</text:a></text:p>
          <text:p text:style-name="P13"><text:a xlink:type="simple" xlink:href="#5.2.17.SelectionEvent|outline" text:style-name="Internet_20_link" text:visited-style-name="Internet_20_link">SelectionEvent<text:tab/>339</text:a></text:p>
          <text:p text:style-name="P13"><text:a xlink:type="simple" xlink:href="#5.2.18.SizeEvent|outline" text:style-name="Internet_20_link" text:visited-style-name="Internet_20_link">SizeEvent<text:tab/>340</text:a></text:p>
          <text:p text:style-name="P13"><text:a xlink:type="simple" xlink:href="#5.2.19.UploadEvent|outline" text:style-name="Internet_20_link" text:visited-style-name="Internet_20_link">UploadEvent<text:tab/>341</text:a></text:p>
          <text:p text:style-name="P13"><text:a xlink:type="simple" xlink:href="#5.2.20.ZIndexEvent|outline" text:style-name="Internet_20_link" text:visited-style-name="Internet_20_link">ZIndexEvent<text:tab/>341</text:a></text:p>
          <text:p text:style-name="P12"><text:a xlink:type="simple" xlink:href="#5.3.Supplemental Classes|outline" text:style-name="Internet_20_link" text:visited-style-name="Internet_20_link">Supplemental Classes<text:tab/>342</text:a></text:p>
          <text:p text:style-name="P13"><text:a xlink:type="simple" xlink:href="#5.3.1.AbstractListModel|outline" text:style-name="Internet_20_link" text:visited-style-name="Internet_20_link">AbstractListModel<text:tab/>342</text:a></text:p>
          <text:p text:style-name="P13"><text:a xlink:type="simple" xlink:href="#5.3.2.Constraint|outline" text:style-name="Internet_20_link" text:visited-style-name="Internet_20_link">Constraint<text:tab/>343</text:a></text:p>
          <text:p text:style-name="P13"><text:a xlink:type="simple" xlink:href="#5.3.3.Constrained|outline" text:style-name="Internet_20_link" text:visited-style-name="Internet_20_link">Constrained<text:tab/>343</text:a></text:p>
          <text:p text:style-name="P13"><text:a xlink:type="simple" xlink:href="#5.3.4.Fileupload|outline" text:style-name="Internet_20_link" text:visited-style-name="Internet_20_link">Fileupload<text:tab/>344</text:a></text:p>
          <text:p text:style-name="P13"><text:a xlink:type="simple" xlink:href="#5.3.5.ListitemRenderer|outline" text:style-name="Internet_20_link" text:visited-style-name="Internet_20_link">ListitemRenderer<text:tab/>346</text:a></text:p>
          <text:p text:style-name="P13"><text:a xlink:type="simple" xlink:href="#5.3.6.ListModel|outline" text:style-name="Internet_20_link" text:visited-style-name="Internet_20_link">ListModel<text:tab/>346</text:a></text:p>
          <text:p text:style-name="P13"><text:a xlink:type="simple" xlink:href="#5.3.7.Messagebox|outline" text:style-name="Internet_20_link" text:visited-style-name="Internet_20_link">Messagebox<text:tab/>348</text:a></text:p>
          <text:p text:style-name="P13"><text:a xlink:type="simple" xlink:href="#5.3.8.RendererCtrl|outline" text:style-name="Internet_20_link" text:visited-style-name="Internet_20_link">RendererCtrl<text:tab/>350</text:a></text:p>
          <text:p text:style-name="P13"><text:a xlink:type="simple" xlink:href="#5.3.9.SimpleConstraint|outline" text:style-name="Internet_20_link" text:visited-style-name="Internet_20_link">SimpleConstraint<text:tab/>351</text:a></text:p>
          <text:p text:style-name="P13"><text:a xlink:type="simple" xlink:href="#5.3.11.SimpleListModel|outline" text:style-name="Internet_20_link" text:visited-style-name="Internet_20_link">SimpleListModel<text:tab/>352</text:a></text:p>
          <text:p text:style-name="P11"><text:a xlink:type="simple" xlink:href="#6.5. The XHTML Components|outline" text:style-name="Internet_20_link" text:visited-style-name="Internet_20_link">5. The XHTML Components<text:tab/>353</text:a></text:p>
          <text:p text:style-name="P12"><text:a xlink:type="simple" xlink:href="#6.1.Overview|outline" text:style-name="Internet_20_link" text:visited-style-name="Internet_20_link">Overview<text:tab/>353</text:a></text:p>
          <text:p text:style-name="P13"><text:a xlink:type="simple" xlink:href="#6.1.1.URL and encodeURL|outline" text:style-name="Internet_20_link" text:visited-style-name="Internet_20_link">URL and encodeURL<text:tab/>353</text:a></text:p>
          <text:p text:style-name="P13"><text:a xlink:type="simple" xlink:href="#6.1.2.AbstractTag|outline" text:style-name="Internet_20_link" text:visited-style-name="Internet_20_link">AbstractTag<text:tab/>353</text:a></text:p>
          <text:p text:style-name="P13"><text:a xlink:type="simple" xlink:href="#6.1.3.Raw|outline" text:style-name="Internet_20_link" text:visited-style-name="Internet_20_link">Raw<text:tab/>354</text:a></text:p>
          <text:p text:style-name="P12"><text:a xlink:type="simple" xlink:href="#6.2.Components|outline" text:style-name="Internet_20_link" text:visited-style-name="Internet_20_link">Components<text:tab/>354</text:a></text:p>
          <text:p text:style-name="P13"><text:a xlink:type="simple" xlink:href="#6.2.1.A|outline" text:style-name="Internet_20_link" text:visited-style-name="Internet_20_link">A<text:tab/>354</text:a></text:p>
          <text:p text:style-name="P13"><text:a xlink:type="simple" xlink:href="#6.2.2.Abbr|outline" text:style-name="Internet_20_link" text:visited-style-name="Internet_20_link">Abbr<text:tab/>354</text:a></text:p>
          <text:p text:style-name="P13"><text:a xlink:type="simple" xlink:href="#6.2.3.Acronym|outline" text:style-name="Internet_20_link" text:visited-style-name="Internet_20_link">Acronym<text:tab/>354</text:a></text:p>
          <text:p text:style-name="P13"><text:a xlink:type="simple" xlink:href="#6.2.4.Address|outline" text:style-name="Internet_20_link" text:visited-style-name="Internet_20_link">Address<text:tab/>354</text:a></text:p>
          <text:p text:style-name="P13"><text:a xlink:type="simple" xlink:href="#6.2.5.Area|outline" text:style-name="Internet_20_link" text:visited-style-name="Internet_20_link">Area<text:tab/>354</text:a></text:p>
          <text:p text:style-name="P13"><text:a xlink:type="simple" xlink:href="#6.2.6.B|outline" text:style-name="Internet_20_link" text:visited-style-name="Internet_20_link">B<text:tab/>354</text:a></text:p>
          <text:p text:style-name="P13"><text:a xlink:type="simple" xlink:href="#6.2.7.Base|outline" text:style-name="Internet_20_link" text:visited-style-name="Internet_20_link">Base<text:tab/>355</text:a></text:p>
          <text:p text:style-name="P13"><text:a xlink:type="simple" xlink:href="#6.2.8.Big|outline" text:style-name="Internet_20_link" text:visited-style-name="Internet_20_link">Big<text:tab/>355</text:a></text:p>
          <text:p text:style-name="P13"><text:a xlink:type="simple" xlink:href="#6.2.9.Blockquote|outline" text:style-name="Internet_20_link" text:visited-style-name="Internet_20_link">Blockquote<text:tab/>355</text:a></text:p>
          <text:p text:style-name="P13"><text:a xlink:type="simple" xlink:href="#6.2.10.Body|outline" text:style-name="Internet_20_link" text:visited-style-name="Internet_20_link">Body<text:tab/>355</text:a></text:p>
          <text:p text:style-name="P13"><text:a xlink:type="simple" xlink:href="#6.2.11.Br|outline" text:style-name="Internet_20_link" text:visited-style-name="Internet_20_link">Br<text:tab/>355</text:a></text:p>
          <text:p text:style-name="P13"><text:a xlink:type="simple" xlink:href="#6.2.12.Button|outline" text:style-name="Internet_20_link" text:visited-style-name="Internet_20_link">Button<text:tab/>355</text:a></text:p>
          <text:p text:style-name="P13"><text:a xlink:type="simple" xlink:href="#6.2.13.Caption|outline" text:style-name="Internet_20_link" text:visited-style-name="Internet_20_link">Caption<text:tab/>355</text:a></text:p>
          <text:p text:style-name="P13"><text:a xlink:type="simple" xlink:href="#6.2.14.Cite|outline" text:style-name="Internet_20_link" text:visited-style-name="Internet_20_link">Cite<text:tab/>355</text:a></text:p>
          <text:p text:style-name="P13"><text:a xlink:type="simple" xlink:href="#6.2.15.Code|outline" text:style-name="Internet_20_link" text:visited-style-name="Internet_20_link">Code<text:tab/>355</text:a></text:p>
          <text:p text:style-name="P13"><text:a xlink:type="simple" xlink:href="#6.2.16.Collection|outline" text:style-name="Internet_20_link" text:visited-style-name="Internet_20_link">Collection<text:tab/>355</text:a></text:p>
          <text:p text:style-name="P13"><text:a xlink:type="simple" xlink:href="#6.2.17.Colgroup|outline" text:style-name="Internet_20_link" text:visited-style-name="Internet_20_link">Colgroup<text:tab/>355</text:a></text:p>
          <text:p text:style-name="P13"><text:a xlink:type="simple" xlink:href="#6.2.18.Dd|outline" text:style-name="Internet_20_link" text:visited-style-name="Internet_20_link">Dd<text:tab/>355</text:a></text:p>
          <text:p text:style-name="P13"><text:a xlink:type="simple" xlink:href="#6.2.19.Del|outline" text:style-name="Internet_20_link" text:visited-style-name="Internet_20_link">Del<text:tab/>356</text:a></text:p>
          <text:p text:style-name="P13"><text:a xlink:type="simple" xlink:href="#6.2.20.Dfn|outline" text:style-name="Internet_20_link" text:visited-style-name="Internet_20_link">Dfn<text:tab/>356</text:a></text:p>
          <text:p text:style-name="P13"><text:a xlink:type="simple" xlink:href="#6.2.21.Dir|outline" text:style-name="Internet_20_link" text:visited-style-name="Internet_20_link">Dir<text:tab/>356</text:a></text:p>
          <text:p text:style-name="P13"><text:a xlink:type="simple" xlink:href="#6.2.22.Div|outline" text:style-name="Internet_20_link" text:visited-style-name="Internet_20_link">Div<text:tab/>356</text:a></text:p>
          <text:p text:style-name="P13"><text:a xlink:type="simple" xlink:href="#6.2.23.Dl|outline" text:style-name="Internet_20_link" text:visited-style-name="Internet_20_link">Dl<text:tab/>356</text:a></text:p>
          <text:p text:style-name="P13"><text:a xlink:type="simple" xlink:href="#6.2.24.Dt|outline" text:style-name="Internet_20_link" text:visited-style-name="Internet_20_link">Dt<text:tab/>356</text:a></text:p>
          <text:p text:style-name="P13"><text:a xlink:type="simple" xlink:href="#6.2.25.Em|outline" text:style-name="Internet_20_link" text:visited-style-name="Internet_20_link">Em<text:tab/>356</text:a></text:p>
          <text:p text:style-name="P13"><text:a xlink:type="simple" xlink:href="#6.2.26.Embed|outline" text:style-name="Internet_20_link" text:visited-style-name="Internet_20_link">Embed<text:tab/>356</text:a></text:p>
          <text:p text:style-name="P13"><text:a xlink:type="simple" xlink:href="#6.2.27.Fieldset|outline" text:style-name="Internet_20_link" text:visited-style-name="Internet_20_link">Fieldset<text:tab/>356</text:a></text:p>
          <text:p text:style-name="P13"><text:a xlink:type="simple" xlink:href="#6.2.28.Font|outline" text:style-name="Internet_20_link" text:visited-style-name="Internet_20_link">Font<text:tab/>356</text:a></text:p>
          <text:p text:style-name="P13"><text:a xlink:type="simple" xlink:href="#6.2.29.Form|outline" text:style-name="Internet_20_link" text:visited-style-name="Internet_20_link">Form<text:tab/>356</text:a></text:p>
          <text:p text:style-name="P13"><text:a xlink:type="simple" xlink:href="#6.2.30.H1|outline" text:style-name="Internet_20_link" text:visited-style-name="Internet_20_link">H1<text:tab/>356</text:a></text:p>
          <text:p text:style-name="P13"><text:a xlink:type="simple" xlink:href="#6.2.31.H2|outline" text:style-name="Internet_20_link" text:visited-style-name="Internet_20_link">H2<text:tab/>357</text:a></text:p>
          <text:p text:style-name="P13"><text:a xlink:type="simple" xlink:href="#6.2.32.H3|outline" text:style-name="Internet_20_link" text:visited-style-name="Internet_20_link">H3<text:tab/>357</text:a></text:p>
          <text:p text:style-name="P13"><text:a xlink:type="simple" xlink:href="#6.2.33.H4|outline" text:style-name="Internet_20_link" text:visited-style-name="Internet_20_link">H4<text:tab/>357</text:a></text:p>
          <text:p text:style-name="P13"><text:a xlink:type="simple" xlink:href="#6.2.34.Head|outline" text:style-name="Internet_20_link" text:visited-style-name="Internet_20_link">Head<text:tab/>357</text:a></text:p>
          <text:p text:style-name="P13"><text:a xlink:type="simple" xlink:href="#6.2.35.Hr|outline" text:style-name="Internet_20_link" text:visited-style-name="Internet_20_link">Hr<text:tab/>357</text:a></text:p>
          <text:p text:style-name="P13"><text:a xlink:type="simple" xlink:href="#6.2.36.Html|outline" text:style-name="Internet_20_link" text:visited-style-name="Internet_20_link">Html<text:tab/>357</text:a></text:p>
          <text:p text:style-name="P13"><text:a xlink:type="simple" xlink:href="#6.2.37.I|outline" text:style-name="Internet_20_link" text:visited-style-name="Internet_20_link">I<text:tab/>357</text:a></text:p>
          <text:p text:style-name="P13"><text:a xlink:type="simple" xlink:href="#6.2.38.Iframe|outline" text:style-name="Internet_20_link" text:visited-style-name="Internet_20_link">Iframe<text:tab/>357</text:a></text:p>
          <text:p text:style-name="P13"><text:a xlink:type="simple" xlink:href="#6.2.39.Img|outline" text:style-name="Internet_20_link" text:visited-style-name="Internet_20_link">Img<text:tab/>357</text:a></text:p>
          <text:p text:style-name="P13"><text:a xlink:type="simple" xlink:href="#6.2.40.Input|outline" text:style-name="Internet_20_link" text:visited-style-name="Internet_20_link">Input<text:tab/>357</text:a></text:p>
          <text:p text:style-name="P13"><text:a xlink:type="simple" xlink:href="#6.2.41.Ins|outline" text:style-name="Internet_20_link" text:visited-style-name="Internet_20_link">Ins<text:tab/>357</text:a></text:p>
          <text:p text:style-name="P13"><text:a xlink:type="simple" xlink:href="#6.2.42.Isindex|outline" text:style-name="Internet_20_link" text:visited-style-name="Internet_20_link">Isindex<text:tab/>357</text:a></text:p>
          <text:p text:style-name="P13"><text:a xlink:type="simple" xlink:href="#6.2.43.Kbd|outline" text:style-name="Internet_20_link" text:visited-style-name="Internet_20_link">Kbd<text:tab/>358</text:a></text:p>
          <text:p text:style-name="P13"><text:a xlink:type="simple" xlink:href="#6.2.44.Label|outline" text:style-name="Internet_20_link" text:visited-style-name="Internet_20_link">Label<text:tab/>358</text:a></text:p>
          <text:p text:style-name="P13"><text:a xlink:type="simple" xlink:href="#6.2.45.Legend|outline" text:style-name="Internet_20_link" text:visited-style-name="Internet_20_link">Legend<text:tab/>358</text:a></text:p>
          <text:p text:style-name="P13"><text:a xlink:type="simple" xlink:href="#6.2.46.Li|outline" text:style-name="Internet_20_link" text:visited-style-name="Internet_20_link">Li<text:tab/>358</text:a></text:p>
          <text:p text:style-name="P13"><text:a xlink:type="simple" xlink:href="#6.2.47.Link|outline" text:style-name="Internet_20_link" text:visited-style-name="Internet_20_link">Link<text:tab/>358</text:a></text:p>
          <text:p text:style-name="P13"><text:a xlink:type="simple" xlink:href="#6.2.48.Map|outline" text:style-name="Internet_20_link" text:visited-style-name="Internet_20_link">Map<text:tab/>358</text:a></text:p>
          <text:p text:style-name="P13"><text:a xlink:type="simple" xlink:href="#6.2.49.Menu|outline" text:style-name="Internet_20_link" text:visited-style-name="Internet_20_link">Menu<text:tab/>358</text:a></text:p>
          <text:p text:style-name="P13"><text:a xlink:type="simple" xlink:href="#6.2.50.Meta|outline" text:style-name="Internet_20_link" text:visited-style-name="Internet_20_link">Meta<text:tab/>358</text:a></text:p>
          <text:p text:style-name="P13"><text:a xlink:type="simple" xlink:href="#6.2.51.Nobr|outline" text:style-name="Internet_20_link" text:visited-style-name="Internet_20_link">Nobr<text:tab/>358</text:a></text:p>
          <text:p text:style-name="P13"><text:a xlink:type="simple" xlink:href="#6.2.52.Object|outline" text:style-name="Internet_20_link" text:visited-style-name="Internet_20_link">Object<text:tab/>358</text:a></text:p>
          <text:p text:style-name="P13"><text:a xlink:type="simple" xlink:href="#6.2.53.Ol|outline" text:style-name="Internet_20_link" text:visited-style-name="Internet_20_link">Ol<text:tab/>358</text:a></text:p>
          <text:p text:style-name="P13"><text:a xlink:type="simple" xlink:href="#6.2.54.Optgroup|outline" text:style-name="Internet_20_link" text:visited-style-name="Internet_20_link">Optgroup<text:tab/>358</text:a></text:p>
          <text:p text:style-name="P13"><text:a xlink:type="simple" xlink:href="#6.2.55.Option|outline" text:style-name="Internet_20_link" text:visited-style-name="Internet_20_link">Option<text:tab/>359</text:a></text:p>
          <text:p text:style-name="P13"><text:a xlink:type="simple" xlink:href="#6.2.56.P|outline" text:style-name="Internet_20_link" text:visited-style-name="Internet_20_link">P<text:tab/>359</text:a></text:p>
          <text:p text:style-name="P13"><text:a xlink:type="simple" xlink:href="#6.2.57.Pre|outline" text:style-name="Internet_20_link" text:visited-style-name="Internet_20_link">Pre<text:tab/>359</text:a></text:p>
          <text:p text:style-name="P13"><text:a xlink:type="simple" xlink:href="#6.2.58.Q|outline" text:style-name="Internet_20_link" text:visited-style-name="Internet_20_link">Q<text:tab/>359</text:a></text:p>
          <text:p text:style-name="P13"><text:a xlink:type="simple" xlink:href="#6.2.59.S|outline" text:style-name="Internet_20_link" text:visited-style-name="Internet_20_link">S<text:tab/>359</text:a></text:p>
          <text:p text:style-name="P13"><text:a xlink:type="simple" xlink:href="#6.2.60.Sam|outline" text:style-name="Internet_20_link" text:visited-style-name="Internet_20_link">Sam<text:tab/>359</text:a></text:p>
          <text:p text:style-name="P13"><text:a xlink:type="simple" xlink:href="#6.2.61.Script|outline" text:style-name="Internet_20_link" text:visited-style-name="Internet_20_link">Script<text:tab/>359</text:a></text:p>
          <text:p text:style-name="P13"><text:a xlink:type="simple" xlink:href="#6.2.62.Select|outline" text:style-name="Internet_20_link" text:visited-style-name="Internet_20_link">Select<text:tab/>359</text:a></text:p>
          <text:p text:style-name="P13"><text:a xlink:type="simple" xlink:href="#6.2.63.Small|outline" text:style-name="Internet_20_link" text:visited-style-name="Internet_20_link">Small<text:tab/>359</text:a></text:p>
          <text:p text:style-name="P13"><text:a xlink:type="simple" xlink:href="#6.2.64.Span|outline" text:style-name="Internet_20_link" text:visited-style-name="Internet_20_link">Span<text:tab/>359</text:a></text:p>
          <text:p text:style-name="P13"><text:a xlink:type="simple" xlink:href="#6.2.65.Strong|outline" text:style-name="Internet_20_link" text:visited-style-name="Internet_20_link">Strong<text:tab/>359</text:a></text:p>
          <text:p text:style-name="P13"><text:a xlink:type="simple" xlink:href="#6.2.66.Style|outline" text:style-name="Internet_20_link" text:visited-style-name="Internet_20_link">Style<text:tab/>359</text:a></text:p>
          <text:p text:style-name="P13"><text:a xlink:type="simple" xlink:href="#6.2.67.Sub|outline" text:style-name="Internet_20_link" text:visited-style-name="Internet_20_link">Sub<text:tab/>360</text:a></text:p>
          <text:p text:style-name="P13"><text:a xlink:type="simple" xlink:href="#6.2.68.Sup|outline" text:style-name="Internet_20_link" text:visited-style-name="Internet_20_link">Sup<text:tab/>360</text:a></text:p>
          <text:p text:style-name="P13"><text:a xlink:type="simple" xlink:href="#6.2.69.Table|outline" text:style-name="Internet_20_link" text:visited-style-name="Internet_20_link">Table<text:tab/>360</text:a></text:p>
          <text:p text:style-name="P13"><text:a xlink:type="simple" xlink:href="#6.2.70.Tbody|outline" text:style-name="Internet_20_link" text:visited-style-name="Internet_20_link">Tbody<text:tab/>360</text:a></text:p>
          <text:p text:style-name="P13"><text:a xlink:type="simple" xlink:href="#6.2.71.Td|outline" text:style-name="Internet_20_link" text:visited-style-name="Internet_20_link">Td<text:tab/>360</text:a></text:p>
          <text:p text:style-name="P13"><text:a xlink:type="simple" xlink:href="#6.2.72.Text|outline" text:style-name="Internet_20_link" text:visited-style-name="Internet_20_link">Text<text:tab/>360</text:a></text:p>
          <text:p text:style-name="P13"><text:a xlink:type="simple" xlink:href="#6.2.73.Textarea|outline" text:style-name="Internet_20_link" text:visited-style-name="Internet_20_link">Textarea<text:tab/>360</text:a></text:p>
          <text:p text:style-name="P13"><text:a xlink:type="simple" xlink:href="#6.2.74.Tfoot|outline" text:style-name="Internet_20_link" text:visited-style-name="Internet_20_link">Tfoot<text:tab/>360</text:a></text:p>
          <text:p text:style-name="P13"><text:a xlink:type="simple" xlink:href="#6.2.75.Th|outline" text:style-name="Internet_20_link" text:visited-style-name="Internet_20_link">Th<text:tab/>360</text:a></text:p>
          <text:p text:style-name="P13"><text:a xlink:type="simple" xlink:href="#6.2.76.Thead|outline" text:style-name="Internet_20_link" text:visited-style-name="Internet_20_link">Thead<text:tab/>360</text:a></text:p>
          <text:p text:style-name="P13"><text:a xlink:type="simple" xlink:href="#6.2.77.Title|outline" text:style-name="Internet_20_link" text:visited-style-name="Internet_20_link">Title<text:tab/>360</text:a></text:p>
          <text:p text:style-name="P13"><text:a xlink:type="simple" xlink:href="#6.2.78.Tr|outline" text:style-name="Internet_20_link" text:visited-style-name="Internet_20_link">Tr<text:tab/>360</text:a></text:p>
          <text:p text:style-name="P13"><text:a xlink:type="simple" xlink:href="#6.2.79.Tt|outline" text:style-name="Internet_20_link" text:visited-style-name="Internet_20_link">Tt<text:tab/>361</text:a></text:p>
          <text:p text:style-name="P13"><text:a xlink:type="simple" xlink:href="#6.2.80.Ul|outline" text:style-name="Internet_20_link" text:visited-style-name="Internet_20_link">Ul<text:tab/>361</text:a></text:p>
          <text:p text:style-name="P13"><text:a xlink:type="simple" xlink:href="#6.2.81.Var|outline" text:style-name="Internet_20_link" text:visited-style-name="Internet_20_link">Var<text:tab/>361</text:a></text:p>
          <text:p text:style-name="P12"><text:a xlink:type="simple" xlink:href="#6.3.Supplement Classes|outline" text:style-name="Internet_20_link" text:visited-style-name="Internet_20_link">Supplement Classes<text:tab/>361</text:a></text:p>
          <text:p text:style-name="P13"><text:a xlink:type="simple" xlink:href="#6.3.1.Fileupload|outline" text:style-name="Internet_20_link" text:visited-style-name="Internet_20_link">Fileupload<text:tab/>361</text:a></text:p>
          <text:p text:style-name="P13"><text:a xlink:type="simple" xlink:href="#6.3.2.Messagebox|outline" text:style-name="Internet_20_link" text:visited-style-name="Internet_20_link">Messagebox<text:tab/>361</text:a></text:p>
          <text:p text:style-name="P11"><text:a xlink:type="simple" xlink:href="#7.Appendix A. WEB-INF/web.xml|outline" text:style-name="Internet_20_link" text:visited-style-name="Internet_20_link">Appendix A. WEB-INF/web.xml<text:tab/>362</text:a></text:p>
          <text:p text:style-name="P12"><text:a xlink:type="simple" xlink:href="#7.1.ZK Loader|outline" text:style-name="Internet_20_link" text:visited-style-name="Internet_20_link">ZK Loader<text:tab/>362</text:a></text:p>
          <text:p text:style-name="P13"><text:a xlink:type="simple" xlink:href="#7.1.1.The Initial Parameters|outline" text:style-name="Internet_20_link" text:visited-style-name="Internet_20_link">The Initial Parameters<text:tab/>362</text:a></text:p>
          <text:p text:style-name="P12"><text:a xlink:type="simple" xlink:href="#7.2.ZK AU Engine|outline" text:style-name="Internet_20_link" text:visited-style-name="Internet_20_link">ZK AU Engine<text:tab/>363</text:a></text:p>
          <text:p text:style-name="P13"><text:a xlink:type="simple" xlink:href="#7.2.1.The Initial Parameters|outline" text:style-name="Internet_20_link" text:visited-style-name="Internet_20_link">The Initial Parameters<text:tab/>363</text:a></text:p>
          <text:p text:style-name="P12"><text:a xlink:type="simple" xlink:href="#7.3.ZK Session Cleaner|outline" text:style-name="Internet_20_link" text:visited-style-name="Internet_20_link">ZK Session Cleaner<text:tab/>363</text:a></text:p>
          <text:p text:style-name="P12"><text:a xlink:type="simple" xlink:href="#7.4.ZK Filter|outline" text:style-name="Internet_20_link" text:visited-style-name="Internet_20_link">ZK Filter<text:tab/>363</text:a></text:p>
          <text:p text:style-name="P13"><text:a xlink:type="simple" xlink:href="#7.4.1.The Initial Parameters|outline" text:style-name="Internet_20_link" text:visited-style-name="Internet_20_link">The Initial Parameters<text:tab/>364</text:a></text:p>
          <text:p text:style-name="P13"><text:a xlink:type="simple" xlink:href="#7.4.2.How to Specify in web.xml|outline" text:style-name="Internet_20_link" text:visited-style-name="Internet_20_link">How to Specify in web.xml<text:tab/>364</text:a></text:p>
          <text:p text:style-name="P12"><text:a xlink:type="simple" xlink:href="#7.5.DSP Loader|outline" text:style-name="Internet_20_link" text:visited-style-name="Internet_20_link">DSP Loader<text:tab/>364</text:a></text:p>
          <text:p text:style-name="P13"><text:a xlink:type="simple" xlink:href="#7.5.1.The Initial Parameters|outline" text:style-name="Internet_20_link" text:visited-style-name="Internet_20_link">The Initial Parameters<text:tab/>365</text:a></text:p>
          <text:p text:style-name="P13"><text:a xlink:type="simple" xlink:href="#7.5.2.How to Specify in web.xml|outline" text:style-name="Internet_20_link" text:visited-style-name="Internet_20_link">How to Specify in web.xml<text:tab/>365</text:a></text:p>
          <text:p text:style-name="P12"><text:a xlink:type="simple" xlink:href="#7.6.Sample of web.xml|outline" text:style-name="Internet_20_link" text:visited-style-name="Internet_20_link">Sample of web.xml<text:tab/>365</text:a></text:p>
          <text:p text:style-name="P11"><text:a xlink:type="simple" xlink:href="#8.Appendix B. WEB-INF/zk.xml|outline" text:style-name="Internet_20_link" text:visited-style-name="Internet_20_link">Appendix B. WEB-INF/zk.xml<text:tab/>368</text:a></text:p>
          <text:p text:style-name="P12"><text:a xlink:type="simple" xlink:href="#8.1.Overview|outline" text:style-name="Internet_20_link" text:visited-style-name="Internet_20_link">Overview<text:tab/>368</text:a></text:p>
          <text:p text:style-name="P13"><text:a xlink:type="simple" xlink:href="#8.1.1.The richlet and richlet-mapping elements|outline" text:style-name="Internet_20_link" text:visited-style-name="Internet_20_link">The richlet and richlet-mapping elements<text:tab/>368</text:a></text:p>
          <text:p text:style-name="P13"><text:a xlink:type="simple" xlink:href="#8.1.2.The listener Element|outline" text:style-name="Internet_20_link" text:visited-style-name="Internet_20_link">The listener Element<text:tab/>369</text:a></text:p>
          <text:p text:style-name="P13"><text:a xlink:type="simple" xlink:href="#8.1.3.The log Element|outline" text:style-name="Internet_20_link" text:visited-style-name="Internet_20_link">The log Element<text:tab/>374</text:a></text:p>
          <text:p text:style-name="P13"><text:a xlink:type="simple" xlink:href="#8.1.4.The client-config Element|outline" text:style-name="Internet_20_link" text:visited-style-name="Internet_20_link">The client-config Element<text:tab/>374</text:a></text:p>
          <text:p text:style-name="P13"><text:a xlink:type="simple" xlink:href="#8.1.5.The desktop-config Element|outline" text:style-name="Internet_20_link" text:visited-style-name="Internet_20_link">The desktop-config Element<text:tab/>377</text:a></text:p>
          <text:p text:style-name="P13"><text:a xlink:type="simple" xlink:href="#8.1.6.The xel-config Element|outline" text:style-name="Internet_20_link" text:visited-style-name="Internet_20_link">The xel-config Element<text:tab/>379</text:a></text:p>
          <text:p text:style-name="P13"><text:a xlink:type="simple" xlink:href="#8.1.7.The language-config Element|outline" text:style-name="Internet_20_link" text:visited-style-name="Internet_20_link">The language-config Element<text:tab/>380</text:a></text:p>
          <text:p text:style-name="P13"><text:a xlink:type="simple" xlink:href="#8.1.8.The session-config Element|outline" text:style-name="Internet_20_link" text:visited-style-name="Internet_20_link">The session-config Element<text:tab/>380</text:a></text:p>
          <text:p text:style-name="P13"><text:a xlink:type="simple" xlink:href="#8.1.9.The system-config Element|outline" text:style-name="Internet_20_link" text:visited-style-name="Internet_20_link">The system-config Element<text:tab/>382</text:a></text:p>
          <text:p text:style-name="P13"><text:a xlink:type="simple" xlink:href="#8.1.10.The zscript-config Element|outline" text:style-name="Internet_20_link" text:visited-style-name="Internet_20_link">The zscript-config Element<text:tab/>387</text:a></text:p>
          <text:p text:style-name="P13"><text:a xlink:type="simple" xlink:href="#8.1.11.The device-config Element|outline" text:style-name="Internet_20_link" text:visited-style-name="Internet_20_link">The device-config Element<text:tab/>388</text:a></text:p>
          <text:p text:style-name="P13"><text:a xlink:type="simple" xlink:href="#8.1.12.The error-page Element|outline" text:style-name="Internet_20_link" text:visited-style-name="Internet_20_link">The error-page Element<text:tab/>390</text:a></text:p>
          <text:p text:style-name="P13"><text:a xlink:type="simple" xlink:href="#8.1.13.The preference Element|outline" text:style-name="Internet_20_link" text:visited-style-name="Internet_20_link">The preference Element<text:tab/>390</text:a></text:p>
          <text:p text:style-name="P13"><text:a xlink:type="simple" xlink:href="#8.1.14.The library-property Element|outline" text:style-name="Internet_20_link" text:visited-style-name="Internet_20_link">The library-property Element<text:tab/>391</text:a></text:p>
          <text:p text:style-name="P13"><text:a xlink:type="simple" xlink:href="#8.1.15.The system-property Element|outline" text:style-name="Internet_20_link" text:visited-style-name="Internet_20_link">The system-property Element<text:tab/>39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0"><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Standard"/>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2"><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hildren"/>Columnchildren<text:bookmark-end text:name="Columnchildren"/></text:h>
      <text:p text:style-name="P134"><text:span text:style-name="T95">Child of Columnchildren only can be </text:span><text:span text:style-name="T96">Panel</text:span><text:span text:style-name="T95">.</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120"/>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65"><text:span text:style-name="T97">getMoldSclass() </text:span></text:p>
          </table:table-cell>
          <table:table-cell table:style-name="Table401.A2" office:value-type="string">
            <text:p text:style-name="Table_20_Contents"><text:span text:style-name="Component"/></text:p>
          </table:table-cell>
          <table:table-cell table:style-name="Table401.C2" office:value-type="string">
            <text:p text:style-name="P137"><text:span text:style-name="T98">String</text:span></text:p>
          </table:table-cell>
        </table:table-row>
        <table:table-row>
          <table:table-cell table:style-name="Table401.A2" office:value-type="string">
            <text:p text:style-name="Text_20_body"><text:span text:style-name="T74">insertBefore(org.zkoss.zk.ui.Component child, org.zkoss.zk.ui.Component insertBefore)</text:span></text:p>
          </table:table-cell>
          <table:table-cell table:style-name="Table401.A2" office:value-type="string">
            <text:p text:style-name="Table_20_Contents"/>
          </table:table-cell>
          <table:table-cell table:style-name="Table401.C2" office:value-type="string">
            <text:p text:style-name="P57">boolean</text:p>
          </table:table-cell>
        </table:table-row>
        <table:table-row>
          <table:table-cell table:style-name="Table401.A2" office:value-type="string">
            <text:p text:style-name="Text_20_body"><text:span text:style-name="T74">setParent(org.zkoss.zk.ui.Component parent)</text:span></text:p>
          </table:table-cell>
          <table:table-cell table:style-name="Table401.A2" office:value-type="string">
            <text:p text:style-name="Text_20_body"/>
          </table:table-cell>
          <table:table-cell table:style-name="Table401.C2" office:value-type="string">
            <text:p text:style-name="P137"><text:span text:style-name="Source_20_Text">void</text:span></text:p>
          </table:table-cell>
        </table:table-row>
      </table:table>
      <text:p text:style-name="Text_20_body"/>
      <text:h text:style-name="P76" text:outline-level="4">Inherited From </text:h>
      <table:table table:name="Table402" table:style-name="Table402">
        <table:table-column table:style-name="Table402.A"/>
        <table:table-header-rows>
          <table:table-row>
            <table:table-cell table:style-name="Table402.A1" office:value-type="string">
              <text:p text:style-name="P64">Inherited From</text:p>
            </table:table-cell>
          </table:table-row>
        </table:table-header-rows>
        <table:table-row table:style-name="Table402.2">
          <table:table-cell table:style-name="Table402.A2" office:value-type="string">
            <text:p text:style-name="P87"><text:a xlink:type="simple" xlink:href="#XulElement">org.zkoss.zul.impl.XulElement</text:a></text:p>
          </table:table-cell>
        </table:table-row>
        <table:table-row table:style-name="Table402.2">
          <table:table-cell table:style-name="Table402.A2" office:value-type="string">
            <text:p text:style-name="P87"><text:s/><text:a xlink:type="simple" xlink:href="#HtmlBasedComponent">org.zkoss.zk.ui.HtmlBasedComponent</text:a> </text:p>
          </table:table-cell>
        </table:table-row>
        <table:table-row table:style-name="Table402.2">
          <table:table-cell table:style-name="Table402.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Columnlayout</text:h>
      <text:p text:style-name="Text_20_body_20_indent"><text:span text:style-name="T99">A </text:span><text:span text:style-name="T100">columnlayout</text:span><text:span text:style-name="T99"> lays out a container which can have multiple columns, and each column may contain one or more panel.<text:line-break/>Use </text:span><text:span text:style-name="T100">Columnlayout </text:span><text:span text:style-name="T99">need assign width (either present or pixel) on every </text:span><text:span text:style-name="T100">Columnchildren</text:span><text:span text:style-name="T99">, or we cannot make sure about layout look.</text:span><text:span text:style-name="T101"> </text:span></text:p>
      <text:p text:style-name="P120"><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74" text:outline-level="4">Class Name</text:h>
      <text:p text:style-name="P55"><text:span text:style-name="T54">org.zkoss.zkex.zul.Columnlayout</text:span></text:p>
      <text:h text:style-name="P76" text:outline-level="4">Supported Child Components</text:h>
      <text:p text:style-name="Text_20_body_20_indent_20_2"><text:a xlink:type="simple" xlink:href="#Columnchildren"><text:span text:style-name="Source_20_Text">Columnchildern</text:span></text:a></text:p>
      <text:h text:style-name="P76" text:outline-level="4">Supported Events</text:h>
      <text:p text:style-name="P121"><text:tab/><text:span text:style-name="T65">*None</text:span></text:p>
      <text:h text:style-name="P90" text:outline-level="4">Properties</text:h>
      <text:p text:style-name="P122"><text:tab/><text:span text:style-name="T84">*None</text:span></text:p>
      <text:h text:style-name="P76"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65"><text:span text:style-name="T97">getMoldSclass() </text:span></text:p>
          </table:table-cell>
          <table:table-cell table:style-name="Table399.A2" office:value-type="string">
            <text:p text:style-name="Table_20_Contents"><text:span text:style-name="Component"/></text:p>
          </table:table-cell>
          <table:table-cell table:style-name="Table399.C2" office:value-type="string">
            <text:p text:style-name="P137"><text:span text:style-name="T98">String</text:span></text:p>
          </table:table-cell>
        </table:table-row>
        <table:table-row>
          <table:table-cell table:style-name="Table399.A2" office:value-type="string">
            <text:p text:style-name="Text_20_body"><text:span text:style-name="T74">insertBefore(org.zkoss.zk.ui.Component child, org.zkoss.zk.ui.Component insertBefore)</text:span></text:p>
          </table:table-cell>
          <table:table-cell table:style-name="Table399.A2" office:value-type="string">
            <text:p text:style-name="Table_20_Contents"/>
          </table:table-cell>
          <table:table-cell table:style-name="Table399.C2" office:value-type="string">
            <text:p text:style-name="P57">boolean</text:p>
          </table:table-cell>
        </table:table-row>
        <table:table-row>
          <table:table-cell table:style-name="Table399.A2" office:value-type="string">
            <text:p text:style-name="Text_20_body"><text:span text:style-name="T74">setParent(org.zkoss.zk.ui.Component parent)</text:span></text:p>
          </table:table-cell>
          <table:table-cell table:style-name="Table399.A2" office:value-type="string">
            <text:p text:style-name="Text_20_body"/>
          </table:table-cell>
          <table:table-cell table:style-name="Table399.C2" office:value-type="string">
            <text:p text:style-name="P137"><text:span text:style-name="Source_20_Text">void</text:span></text:p>
          </table:table-cell>
        </table:table-row>
      </table:table>
      <text:p text:style-name="Standard"/>
      <text:h text:style-name="P76" text:outline-level="4">Inherited From </text:h>
      <table:table table:name="Table400" table:style-name="Table400">
        <table:table-column table:style-name="Table400.A"/>
        <table:table-header-rows>
          <table:table-row>
            <table:table-cell table:style-name="Table400.A1" office:value-type="string">
              <text:p text:style-name="P64">Inherited From</text:p>
            </table:table-cell>
          </table:table-row>
        </table:table-header-rows>
        <table:table-row table:style-name="Table400.2">
          <table:table-cell table:style-name="Table400.A2" office:value-type="string">
            <text:p text:style-name="P87"><text:a xlink:type="simple" xlink:href="#XulElement">org.zkoss.zul.impl.XulElement</text:a></text:p>
          </table:table-cell>
        </table:table-row>
        <table:table-row table:style-name="Table400.2">
          <table:table-cell table:style-name="Table400.A2" office:value-type="string">
            <text:p text:style-name="P87"><text:s/><text:a xlink:type="simple" xlink:href="#HtmlBasedComponent">org.zkoss.zk.ui.HtmlBasedComponent</text:a> </text:p>
          </table:table-cell>
        </table:table-row>
        <table:table-row table:style-name="Table400.2">
          <table:table-cell table:style-name="Table40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102">Notifies the parent of a group of headers that the widths</text:span></text:p>
            <text:p text:style-name="P139">of two of its children are changed by the user.</text:p>
          </table:table-cell>
        </table:table-row>
      </table:table>
      <text:h text:style-name="P82" text:outline-level="4">Properties</text:h>
      <text:p text:style-name="P55"><text:s/><text:span text:style-name="T10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102">Denotes the content of an input component has been</text:span></text:p>
            <text:p text:style-name="P140"><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102">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41"><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102">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104">Denotes user has opened or closed a component. Note:</text:span></text:p>
            <text:p text:style-name="P142">unlike <text:span text:style-name="Source_20_Text">onClose</text:span>, this event is only a notification. The</text:p>
            <text:p text:style-name="P142">client sends this event after opening or closing the</text:p>
            <text:p text:style-name="P142">component.</text:p>
            <text:p text:style-name="P142">It is useful to implement <text:span text:style-name="T105">load-on-demand </text:span>by listening to</text:p>
            <text:p text:style-name="P142">the <text:span text:style-name="Source_20_Text">onOpen</text:span><text:span text:style-name="T81"> </text:span>event, and creating components when the</text:p>
            <text:p text:style-name="P139">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43"><text:span text:style-name="T106">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44"><text:span text:style-name="T107">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43"><text:span text:style-name="T108">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10">omboitem</text:span></text:p>
      <text:h text:style-name="P76" text:outline-level="4">Supported Child Components</text:h>
      <text:p text:style-name="Text_20_body_20_indent_20_2">*NONE</text:p>
      <text:h text:style-name="P76" text:outline-level="4">Supported Events</text:h>
      <text:p text:style-name="P145">*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6"><text:span text:style-name="T103">An edit box for holding a date. <text:s/>After click on the calender, a </text:span><text:span text:style-name="T58">calender</text:span><text:span text:style-name="T103"> will pop-up for inputting date.</text:span></text:p>
      <text:p text:style-name="P146"><text:span text:style-name="T103">Mouseless Entry </text:span><text:span text:style-name="T58">datebox</text:span></text:p>
      <text:p text:style-name="P146"><text:span text:style-name="T103">• Alt+DOWN to pop up the </text:span><text:span text:style-name="T58">calendar.</text:span></text:p>
      <text:p text:style-name="P146"><text:span text:style-name="T103">• LEFT, RIGHT, UP and DOWN to change the selected day from the </text:span><text:span text:style-name="T58">calendar.</text:span></text:p>
      <text:p text:style-name="P146"><text:span text:style-name="T103">• ENTER to activate the selection by copying the selected day to the </text:span><text:span text:style-name="T58">datebox</text:span><text:span text:style-name="T103"> control.</text:span></text:p>
      <text:p text:style-name="P146"><text:span text:style-name="T103">• Alt+UP or ESC to give up the selection and close the </text:span><text:span text:style-name="T58">calendar</text:span><text:span text:style-name="T103">.</text:span></text:p>
      <text:p text:style-name="P93"><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1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8">Inherited From</text:p>
            </table:table-cell>
          </table:table-row>
        </table:table-header-rows>
        <table:table-row>
          <table:table-cell table:style-name="Table79.A2" office:value-type="string">
            <text:p text:style-name="P149"><text:a xlink:type="simple" xlink:href="#FormatInputElement"><text:span text:style-name="T112">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tail"/>Detail<text:bookmark-end text:name="Detail"/></text:h>
      <text:p text:style-name="P54">The detail component is used to display a detailed section where a master row and </text:p>
      <text:p text:style-name="P150">multiple detail rows are on the same row. <text:s/></text:p>
      <text:p text:style-name="P54"/>
      <text:p text:style-name="P54"><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74" text:outline-level="4">Class Name</text:h>
      <text:p text:style-name="Standard"><text:span text:style-name="T31">org.zkoss.zul.Detail</text:span></text:p>
      <text:h text:style-name="P76" text:outline-level="4">Supported Child Components</text:h>
      <text:p text:style-name="Text_20_body_20_indent_20_2">*ALL</text:p>
      <text:h text:style-name="P76" text:outline-level="4">Supported Events</text:h>
      <text:h text:style-name="P96" text:outline-level="4"/>
      <table:table table:name="Table395" table:style-name="Table395">
        <table:table-column table:style-name="Table395.A"/>
        <table:table-column table:style-name="Table395.B"/>
        <table:table-header-rows>
          <table:table-row>
            <table:table-cell table:style-name="Table395.A1" office:value-type="string">
              <text:p text:style-name="P64">Name</text:p>
            </table:table-cell>
            <table:table-cell table:style-name="Table395.B1" office:value-type="string">
              <text:p text:style-name="P64">Event Type</text:p>
            </table:table-cell>
          </table:table-row>
        </table:table-header-rows>
      </table:table>
      <text:h text:style-name="P82" text:outline-level="4">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56">Property</text:p>
            </table:table-cell>
            <table:table-cell table:style-name="Table396.A1" office:value-type="string">
              <text:p text:style-name="P56">Description</text:p>
            </table:table-cell>
            <table:table-cell table:style-name="Table396.A1" office:value-type="string">
              <text:p text:style-name="P56">Data Type</text:p>
            </table:table-cell>
            <table:table-cell table:style-name="Table396.D1" office:value-type="string">
              <text:p text:style-name="P56">Default Value</text:p>
            </table:table-cell>
          </table:table-row>
        </table:table-header-rows>
        <table:table-row>
          <table:table-cell table:style-name="Table396.A2" office:value-type="string">
            <text:p text:style-name="P151"><text:span text:style-name="T113">contentStyle</text:span></text:p>
          </table:table-cell>
          <table:table-cell table:style-name="Table396.A2" office:value-type="string">
            <text:p text:style-name="P69"><text:span text:style-name="T85">Sets the CSS style for the content block of the window.</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85">image</text:span></text:p>
          </table:table-cell>
          <table:table-cell table:style-name="Table396.A2" office:value-type="string">
            <text:p text:style-name="P69"><text:span text:style-name="T32">Sets the URI of the button image. </text:span></text:p>
          </table:table-cell>
          <table:table-cell table:style-name="Table396.A2" office:value-type="string">
            <text:p text:style-name="P57"><text:span text:style-name="T85">jave.lang.String </text:span></text:p>
          </table:table-cell>
          <table:table-cell table:style-name="Table396.D2" office:value-type="string">
            <text:p text:style-name="P59"><text:span text:style-name="T34"/></text:p>
          </table:table-cell>
        </table:table-row>
        <table:table-row>
          <table:table-cell table:style-name="Table396.A2" office:value-type="string">
            <text:p text:style-name="P57"><text:span text:style-name="T32">open</text:span></text:p>
          </table:table-cell>
          <table:table-cell table:style-name="Table396.A2" office:value-type="string">
            <text:p text:style-name="P152">Sets whether the detail is open.</text:p>
          </table:table-cell>
          <table:table-cell table:style-name="Table396.A2" office:value-type="string">
            <text:p text:style-name="Standard"><text:span text:style-name="T32">boolean</text:span></text:p>
          </table:table-cell>
          <table:table-cell table:style-name="Table396.D2" office:value-type="string">
            <text:p text:style-name="P57"><text:span text:style-name="T32"/></text:p>
          </table:table-cell>
        </table:table-row>
      </table:table>
      <text:p text:style-name="P153"/>
      <text:h text:style-name="P76"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8" table:style-name="Table398">
        <table:table-column table:style-name="Table398.A"/>
        <table:table-header-rows>
          <table:table-row>
            <table:table-cell table:style-name="Table398.A1" office:value-type="string">
              <text:p text:style-name="P64">Inherited From</text:p>
            </table:table-cell>
          </table:table-row>
        </table:table-header-rows>
        <table:table-row>
          <table:table-cell table:style-name="Table398.A2" office:value-type="string">
            <text:p text:style-name="P87"><text:a xlink:type="simple" xlink:href="#HeadersElement">org.zkoss.zul.impl.HeadersElement</text:a></text:p>
          </table:table-cell>
        </table:table-row>
        <table:table-row>
          <table:table-cell table:style-name="Table398.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Decimalbox"/>D<text:bookmark-end text:name="Decimalbox"/>oublebox</text:h>
      <text:p text:style-name="P154">An edit box for holding an float point value (double).</text:p>
      <text:p text:style-name="P93"><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5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5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1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9"><text:a xlink:type="simple" xlink:href="#NumberInputElement"><text:span text:style-name="T112">org.zkoss.zul.impl.NumberInputElement</text:span></text:a></text:p>
          </table:table-cell>
        </table:table-row>
        <table:table-row>
          <table:table-cell table:style-name="Table83.A2" office:value-type="string">
            <text:p text:style-name="P149"><text:a xlink:type="simple" xlink:href="#FormatInputElement"><text:span text:style-name="T112">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p text:style-name="Standard"/>
      <text:p text:style-name="P68"/>
      <text:h text:style-name="Heading_20_3" text:outline-level="3">Div</text:h>
      <text:p text:style-name="P146"><text:span text:style-name="T103">The same as </text:span><text:span text:style-name="T58">HTML DIV </text:span><text:span text:style-name="T103">tag.</text:span></text:p>
      <text:p text:style-name="P146"><text:span text:style-name="T103">An extension. It has the same effect as</text:span><text:span text:style-name="T58"> &lt;h:div xmlns:h="http://www.w3.org/1999/xhtml"&gt;</text:span><text:span text:style-name="T103">. Note: a Window without title and caption has the same visual effect as </text:span><text:span text:style-name="T58">Div</text:span><text:span text:style-name="T103">, but </text:span><text:span text:style-name="T58">Div</text:span><text:span text:style-name="T103"> doesn't implement </text:span><text:span text:style-name="T58">IdSpace</text:span><text:span text:style-name="T103">. In other words, </text:span><text:span text:style-name="T58">Div</text:span><text:span text:style-name="T103"> won't affect the uniqueness of identifiers. </text:span></text:p>
      <text:p text:style-name="P93"><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7">*All</text:p>
      <text:h text:style-name="Heading_20_4" text:outline-level="4">Supported Events</text:h>
      <text:p text:style-name="P156">*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7"><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p text:style-name="Standard"/>
      <text:p text:style-name="P68"/>
      <text:h text:style-name="P48" text:outline-level="3">Fisheyebar</text:h>
      <text:p text:style-name="P54">A fisheye bar is a bar of fisheye that is a menu similar to the fish eye menu on the Mac OS.</text:p>
      <text:p text:style-name="P54"/>
      <text:p text:style-name="P54"><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bar</text:span></text:p>
      <text:h text:style-name="P76" text:outline-level="4">Supported Child Components</text:h>
      <text:p text:style-name="Text_20_body_20_indent_20_2">*org.zkoss.zzulkex..fisheye</text:p>
      <text:h text:style-name="P76" text:outline-level="4">Supported Events</text:h>
      <text:h text:style-name="P96" text:outline-level="4"/>
      <table:table table:name="Table391" table:style-name="Table391">
        <table:table-column table:style-name="Table391.A"/>
        <table:table-column table:style-name="Table391.B"/>
        <table:table-header-rows>
          <table:table-row>
            <table:table-cell table:style-name="Table391.A1" office:value-type="string">
              <text:p text:style-name="P64">Name</text:p>
            </table:table-cell>
            <table:table-cell table:style-name="Table391.B1" office:value-type="string">
              <text:p text:style-name="P64">Event Type</text:p>
            </table:table-cell>
          </table:table-row>
        </table:table-header-rows>
      </table:table>
      <text:h text:style-name="P82"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56">Property</text:p>
            </table:table-cell>
            <table:table-cell table:style-name="Table392.A1" office:value-type="string">
              <text:p text:style-name="P56">Description</text:p>
            </table:table-cell>
            <table:table-cell table:style-name="Table392.A1" office:value-type="string">
              <text:p text:style-name="P56">Data Type</text:p>
            </table:table-cell>
            <table:table-cell table:style-name="Table392.D1" office:value-type="string">
              <text:p text:style-name="P56">Default Value</text:p>
            </table:table-cell>
          </table:table-row>
        </table:table-header-rows>
        <table:table-row>
          <table:table-cell table:style-name="Table392.A2" office:value-type="string">
            <text:p text:style-name="P151"><text:span text:style-name="T113">orient</text:span></text:p>
          </table:table-cell>
          <table:table-cell table:style-name="Table392.A2" office:value-type="string">
            <text:p text:style-name="P69"><text:span text:style-name="T85">Sets the orientation of fisheye.</text:span></text:p>
            <text:p text:style-name="P69"><text:span text:style-name="T115">Value: </text:span><text:span text:style-name="T116">horizontal</text:span><text:span text:style-name="T117">|vertical</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horizontal</text:span></text:p>
          </table:table-cell>
        </table:table-row>
        <table:table-row>
          <table:table-cell table:style-name="Table392.A2" office:value-type="string">
            <text:p text:style-name="P57"><text:span text:style-name="T85">attachEdge</text:span></text:p>
          </table:table-cell>
          <table:table-cell table:style-name="Table392.A2" office:value-type="string">
            <text:p text:style-name="P69"><text:span text:style-name="T32">Returns the attach edge.</text:span></text:p>
            <text:p text:style-name="P69"><text:span text:style-name="T115">Value: </text:span><text:span text:style-name="T116">center</text:span><text:span text:style-name="T117">|left|right|top|bottom</text:span><text:span text:style-name="T32"> </text:span></text:p>
          </table:table-cell>
          <table:table-cell table:style-name="Table392.A2" office:value-type="string">
            <text:p text:style-name="P57"><text:span text:style-name="T85">jave.lang.String </text:span></text:p>
          </table:table-cell>
          <table:table-cell table:style-name="Table392.D2" office:value-type="string">
            <text:p text:style-name="P59"><text:span text:style-name="T34">center</text:span></text:p>
          </table:table-cell>
        </table:table-row>
        <table:table-row>
          <table:table-cell table:style-name="Table392.A2" office:value-type="string">
            <text:p text:style-name="P57"><text:span text:style-name="T32">labelEdge</text:span></text:p>
          </table:table-cell>
          <table:table-cell table:style-name="Table392.A2" office:value-type="string">
            <text:p text:style-name="P132">Returns the label edge. </text:p>
            <text:p text:style-name="P133"><text:span text:style-name="T93">Value: </text:span><text:span text:style-name="T116">center</text:span><text:span text:style-name="T94">|left|right|top|bottom</text:span></text:p>
          </table:table-cell>
          <table:table-cell table:style-name="Table392.A2" office:value-type="string">
            <text:p text:style-name="Standard"><text:span text:style-name="T32">java.lang.String</text:span></text:p>
          </table:table-cell>
          <table:table-cell table:style-name="Table392.D2" office:value-type="string">
            <text:p text:style-name="P57"><text:span text:style-name="T32">bottom</text:span></text:p>
          </table:table-cell>
        </table:table-row>
      </table:table>
      <text:p text:style-name="P153"/>
      <text:h text:style-name="P76"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94" table:style-name="Table394">
        <table:table-column table:style-name="Table394.A"/>
        <table:table-header-rows>
          <table:table-row>
            <table:table-cell table:style-name="Table394.A1" office:value-type="string">
              <text:p text:style-name="P64">Inherited From</text:p>
            </table:table-cell>
          </table:table-row>
        </table:table-header-rows>
        <table:table-row>
          <table:table-cell table:style-name="Table394.A2" office:value-type="string">
            <text:p text:style-name="P87"><text:a xlink:type="simple" xlink:href="#HeadersElement">org.zkoss.zul.impl.HeadersElement</text:a></text:p>
          </table:table-cell>
        </table:table-row>
        <table:table-row>
          <table:table-cell table:style-name="Table394.A2" office:value-type="string">
            <text:p text:style-name="P87"><text:a xlink:type="simple" xlink:href="#XulElement">org.zkoss.zul.impl.XulElement</text:a></text:p>
          </table:table-cell>
        </table:table-row>
      </table:table>
      <text:p text:style-name="Text_20_body"/>
      <text:p text:style-name="P68"/>
      <text:h text:style-name="Heading_20_3" text:outline-level="3"><text:bookmark-start text:name="Fisheye"/>Fisheye<text:bookmark-end text:name="Fisheye"/></text:h>
      <text:p text:style-name="P54"><text:s/>A fisheye item.</text:p>
      <text:p text:style-name="P54"/>
      <text:p text:style-name="P54"><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74" text:outline-level="4">Class Name</text:h>
      <text:p text:style-name="Standard"><text:span text:style-name="T31">org.zkoss.zkex.zul.Fisheye</text:span></text:p>
      <text:h text:style-name="P76" text:outline-level="4">Supported Child Components</text:h>
      <text:p text:style-name="Text_20_body_20_indent_20_2">*None</text:p>
      <text:h text:style-name="P76" text:outline-level="4">Supported Events</text:h>
      <text:h text:style-name="P96" text:outline-level="4"/>
      <table:table table:name="Table411" table:style-name="Table411">
        <table:table-column table:style-name="Table411.A"/>
        <table:table-column table:style-name="Table411.B"/>
        <table:table-header-rows>
          <table:table-row>
            <table:table-cell table:style-name="Table411.A1" office:value-type="string">
              <text:p text:style-name="P64">Name</text:p>
            </table:table-cell>
            <table:table-cell table:style-name="Table411.B1" office:value-type="string">
              <text:p text:style-name="P64">Event Type</text:p>
            </table:table-cell>
          </table:table-row>
        </table:table-header-rows>
      </table:table>
      <text:h text:style-name="P82"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56">Property</text:p>
            </table:table-cell>
            <table:table-cell table:style-name="Table412.A1" office:value-type="string">
              <text:p text:style-name="P56">Description</text:p>
            </table:table-cell>
            <table:table-cell table:style-name="Table412.A1" office:value-type="string">
              <text:p text:style-name="P56">Data Type</text:p>
            </table:table-cell>
            <table:table-cell table:style-name="Table412.D1" office:value-type="string">
              <text:p text:style-name="P56">Default Value</text:p>
            </table:table-cell>
          </table:table-row>
        </table:table-header-rows>
        <table:table-row>
          <table:table-cell table:style-name="Table412.A2" office:value-type="string">
            <text:p text:style-name="P151"><text:span text:style-name="T113">label</text:span></text:p>
          </table:table-cell>
          <table:table-cell table:style-name="Table412.A2" office:value-type="string">
            <text:p text:style-name="P69"><text:span text:style-name="T85">Sets the label.</text:span></text:p>
            <text:p text:style-name="P69"><text:span text:style-name="T117"/></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text:p>
          </table:table-cell>
        </table:table-row>
        <table:table-row>
          <table:table-cell table:style-name="Table412.A2" office:value-type="string">
            <text:p text:style-name="P57"><text:span text:style-name="T85">image</text:span></text:p>
          </table:table-cell>
          <table:table-cell table:style-name="Table412.A2" office:value-type="string">
            <text:p text:style-name="P69"><text:span text:style-name="T32">Returns the image URI.</text:span></text:p>
            <text:p text:style-name="P69"><text:span text:style-name="T32"/></text:p>
          </table:table-cell>
          <table:table-cell table:style-name="Table412.A2" office:value-type="string">
            <text:p text:style-name="P57"><text:span text:style-name="T85">jave.lang.String </text:span></text:p>
          </table:table-cell>
          <table:table-cell table:style-name="Table412.D2" office:value-type="string">
            <text:p text:style-name="P59"><text:span text:style-name="T34">null</text:span></text:p>
          </table:table-cell>
        </table:table-row>
      </table:table>
      <text:p text:style-name="P153"/>
      <text:h text:style-name="P76"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76" text:outline-level="4">Inherited From </text:h>
      <table:table table:name="Table414" table:style-name="Table414">
        <table:table-column table:style-name="Table414.A"/>
        <table:table-header-rows>
          <table:table-row>
            <table:table-cell table:style-name="Table414.A1" office:value-type="string">
              <text:p text:style-name="P64">Inherited From</text:p>
            </table:table-cell>
          </table:table-row>
        </table:table-header-rows>
        <table:table-row>
          <table:table-cell table:style-name="Table414.A2" office:value-type="string">
            <text:p text:style-name="P87"><text:a xlink:type="simple" xlink:href="../../../../../../davidchen/prj/zk1/zkdoc/devref/ch4/HeadersElement.xml">org.zkoss.zul.impl.HeadersElement</text:a></text:p>
          </table:table-cell>
        </table:table-row>
        <table:table-row>
          <table:table-cell table:style-name="Table414.A2" office:value-type="string">
            <text:p text:style-name="P87"><text:a xlink:type="simple" xlink:href="../../../../../../davidchen/prj/zk1/zkdoc/devref/ch4/XulElement.xml">org.zkoss.zul.impl.XulElement</text:a></text:p>
          </table:table-cell>
        </table:table-row>
      </table:table>
      <text:p text:style-name="Text_20_body"/>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58"><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18">void</text:span></text:p>
          </table:table-cell>
          <table:table-cell table:style-name="Table325.C2" office:value-type="string">
            <text:p text:style-name="P129"><text:span text:style-name="T119">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19">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19">&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9">values:</text:p>
            <text:list text:style-name="L8">
              <text:list-item>
                <text:p text:style-name="P160"><text:span text:style-name="T120">window</text:span><text:span text:style-name="T121"> - movie plays in its own rectangular window on a web page.</text:span></text:p>
              </text:list-item>
              <text:list-item>
                <text:p text:style-name="P160"><text:span text:style-name="T120">opaque</text:span><text:span text:style-name="T121"> - the movie hides everything on the page behind it.</text:span></text:p>
              </text:list-item>
              <text:list-item>
                <text:p text:style-name="P160"><text:span text:style-name="T120">transparent</text:span><text:span text:style-name="T121">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22">transparent</text:span></text:p>
          </table:table-cell>
        </table:table-row>
      </table:table>
      <text:p text:style-name="P102">Methods</text:p>
      <text:p text:style-name="P161">*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58"><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18">int</text:span></text:p>
          </table:table-cell>
          <table:table-cell table:style-name="Table327.D2" office:value-type="string">
            <text:p text:style-name="P62"><text:span text:style-name="Source_20_Text">1</text:span></text:p>
          </table:table-cell>
        </table:table-row>
      </table:table>
      <text:p text:style-name="P162"/>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18">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23">org.zkoss.zul.Column</text:span></text:p>
          </table:table-cell>
        </table:table-row>
        <table:table-row table:style-name="Table328.3">
          <table:table-cell table:style-name="Table328.A2" office:value-type="string">
            <text:p text:style-name="P59"><text:span text:style-name="T118">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18">int</text:span></text:p>
          </table:table-cell>
        </table:table-row>
        <table:table-row table:style-name="Table328.3">
          <table:table-cell table:style-name="Table328.A2" office:value-type="string">
            <text:p text:style-name="P59"><text:span text:style-name="T118">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18">org.zkoss.zul.Grid</text:span></text:p>
          </table:table-cell>
        </table:table-row>
        <table:table-row table:style-name="Table328.3">
          <table:table-cell table:style-name="Table328.A5" office:value-type="string">
            <text:p text:style-name="P129"><text:span text:style-name="T107">setParent(org.zkoss.zk.ui.Component parent)</text:span></text:p>
          </table:table-cell>
          <table:table-cell table:style-name="Table328.A2" office:value-type="string">
            <text:p text:style-name="P103"/>
          </table:table-cell>
          <table:table-cell table:style-name="Table328.C2" office:value-type="string">
            <text:p text:style-name="P59"><text:span text:style-name="T118">void</text:span></text:p>
          </table:table-cell>
        </table:table-row>
      </table:table>
      <text:p text:style-name="P163"/>
      <text:p text:style-name="P164">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24">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18">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18">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18">setParent(org.zkoss.zk.ui.Component parent)</text:span></text:p>
          </table:table-cell>
          <table:table-cell table:style-name="Table331.A2" office:value-type="string">
            <text:p text:style-name="P103"/>
          </table:table-cell>
          <table:table-cell table:style-name="Table331.C2" office:value-type="string">
            <text:p text:style-name="P59"><text:span text:style-name="T118">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1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Group</text:h>
      <text:p text:style-name="P54">Adds the ability for single level grouping to the Grid.</text:p>
      <text:p text:style-name="P54"><text:span text:style-name="T3">Default getSclass()</text:span>: the same as grid's sclass. <text:s/></text:p>
      <text:p text:style-name="P54"><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56">Property</text:p>
            </table:table-cell>
            <table:table-cell table:style-name="Table408.A1" office:value-type="string">
              <text:p text:style-name="P56">Description</text:p>
            </table:table-cell>
            <table:table-cell table:style-name="Table408.A1" office:value-type="string">
              <text:p text:style-name="P56">Data Type</text:p>
            </table:table-cell>
            <table:table-cell table:style-name="Table408.D1" office:value-type="string">
              <text:p text:style-name="P56">Default Value</text:p>
            </table:table-cell>
          </table:table-row>
        </table:table-header-rows>
        <table:table-row>
          <table:table-cell table:style-name="Table408.A2" office:value-type="string">
            <text:p text:style-name="P57"><text:span text:style-name="T85">align</text:span></text:p>
          </table:table-cell>
          <table:table-cell table:style-name="Table408.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table-cell table:style-name="Table408.A2" office:value-type="string">
            <text:p text:style-name="P57"><text:span text:style-name="T85">nowrap</text:span></text:p>
          </table:table-cell>
          <table:table-cell table:style-name="Table408.A2" office:value-type="string">
            <text:p text:style-name="P69"><text:span text:style-name="T32">Sets the nowrap.</text:span></text:p>
          </table:table-cell>
          <table:table-cell table:style-name="Table408.A2" office:value-type="string">
            <text:p text:style-name="P57"><text:span text:style-name="T32">boo</text:span><text:span text:style-name="T85">lean</text:span></text:p>
          </table:table-cell>
          <table:table-cell table:style-name="Table408.D2" office:value-type="string">
            <text:p text:style-name="P59"><text:span text:style-name="T34">false</text:span></text:p>
          </table:table-cell>
        </table:table-row>
        <table:table-row>
          <table:table-cell table:style-name="Table408.A2" office:value-type="string">
            <text:p text:style-name="P57"><text:span text:style-name="T32">sclass</text:span></text:p>
          </table:table-cell>
          <table:table-cell table:style-name="Table408.A2" office:value-type="string">
            <text:p text:style-name="P132">Sets the style class.</text:p>
          </table:table-cell>
          <table:table-cell table:style-name="Table408.A2" office:value-type="string">
            <text:p text:style-name="Standard"><text:span text:style-name="T85">java.lang.String</text:span></text:p>
          </table:table-cell>
          <table:table-cell table:style-name="Table408.D2" office:value-type="string">
            <text:p text:style-name="P57"><text:span text:style-name="T32">&lt;null&gt;</text:span></text:p>
          </table:table-cell>
        </table:table-row>
        <table:table-row table:style-name="Table408.5">
          <table:table-cell table:style-name="Table408.A2" office:value-type="string">
            <text:p text:style-name="P57"><text:span text:style-name="T32">spans</text:span></text:p>
          </table:table-cell>
          <table:table-cell table:style-name="Table408.B5" office:value-type="string">
            <text:p text:style-name="P61">Sets the spans, which is a list of numbers separated by comma. </text:p>
          </table:table-cell>
          <table:table-cell table:style-name="Table408.A2" office:value-type="string">
            <text:p text:style-name="Standard"><text:span text:style-name="T85">java.lang.String</text:span></text:p>
          </table:table-cell>
          <table:table-cell table:style-name="Table408.D2" office:value-type="string">
            <text:p text:style-name="P62"><text:span text:style-name="Source_20_Text">&lt;null&gt;</text:span></text:p>
          </table:table-cell>
        </table:table-row>
        <table:table-row table:style-name="Table408.5">
          <table:table-cell table:style-name="Table408.A2" office:value-type="string">
            <text:p text:style-name="P57"><text:span text:style-name="T85">valign</text:span></text:p>
          </table:table-cell>
          <table:table-cell table:style-name="Table408.B5" office:value-type="string">
            <text:p text:style-name="P77"><text:span text:style-name="T34">Sets the vertical alignment of the whole row. </text:span></text:p>
          </table:table-cell>
          <table:table-cell table:style-name="Table408.A2" office:value-type="string">
            <text:p text:style-name="Standard"><text:span text:style-name="T85">java.lang.String</text:span></text:p>
          </table:table-cell>
          <table:table-cell table:style-name="Table408.D2" office:value-type="string">
            <text:p text:style-name="P59"><text:span text:style-name="T34">&lt;null&gt;</text:span></text:p>
          </table:table-cell>
        </table:table-row>
        <table:table-row table:style-name="Table408.5">
          <table:table-cell table:style-name="Table408.A2" office:value-type="string">
            <text:p text:style-name="P57"><text:span text:style-name="T32">val</text:span><text:span text:style-name="T85">ue</text:span></text:p>
          </table:table-cell>
          <table:table-cell table:style-name="Table408.B5" office:value-type="string">
            <text:p text:style-name="P61">Sets the<text:span text:style-name="T2"> value.</text:span></text:p>
          </table:table-cell>
          <table:table-cell table:style-name="Table408.A2" office:value-type="string">
            <text:p text:style-name="P57"><text:span text:style-name="T85">java.lang.Object</text:span></text:p>
          </table:table-cell>
          <table:table-cell table:style-name="Table408.D2" office:value-type="string">
            <text:p text:style-name="P80"><text:span text:style-name="Source_20_Text">&lt;null&gt;</text:span></text:p>
          </table:table-cell>
        </table:table-row>
        <table:table-row table:style-name="Table408.5">
          <table:table-cell table:style-name="Table408.A2" office:value-type="string">
            <text:p text:style-name="P57"><text:span text:style-name="T85">label</text:span></text:p>
          </table:table-cell>
          <table:table-cell table:style-name="Table408.B5" office:value-type="string">
            <text:p text:style-name="P61">Sets the value of the Label it contains</text:p>
          </table:table-cell>
          <table:table-cell table:style-name="Table408.A2" office:value-type="string">
            <text:p text:style-name="P57">java.lang.String</text:p>
          </table:table-cell>
          <table:table-cell table:style-name="Table408.D2" office:value-type="string">
            <text:p text:style-name="P80"><text:span text:style-name="Source_20_Text">&lt;null&gt;</text:span></text:p>
          </table:table-cell>
        </table:table-row>
      </table:table>
      <text:p text:style-name="P63"/>
      <text:h text:style-name="P76" text:outline-level="4">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T35">java.lang.String</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T111">org.zkoss.zul.Grid</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16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1"/>
          </table:table-cell>
          <table:table-cell table:style-name="Table409.C2" office:value-type="string">
            <text:p text:style-name="P131"><text:span text:style-name="Source_20_Text">void</text:span></text:p>
          </table:table-cell>
        </table:table-row>
        <table:table-row>
          <table:table-cell table:style-name="Table409.A2" office:value-type="string">
            <text:p text:style-name="P131"><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1"><text:span text:style-name="Source_20_Text">void</text:span></text:p>
          </table:table-cell>
        </table:table-row>
      </table:table>
      <text:h text:style-name="Heading_20_4" text:outline-level="4"/>
      <text:h text:style-name="P76" text:outline-level="4">Inherited From </text:h>
      <table:table table:name="Table410" table:style-name="Table410">
        <table:table-column table:style-name="Table410.A"/>
        <table:table-header-rows>
          <table:table-row>
            <table:table-cell table:style-name="Table410.A1" office:value-type="string">
              <text:p text:style-name="P64">Inherited From</text:p>
            </table:table-cell>
          </table:table-row>
        </table:table-header-rows>
        <table:table-row>
          <table:table-cell table:style-name="Table410.A2" office:value-type="string">
            <text:p text:style-name="P87"><text:a xlink:type="simple" xlink:href="#XulElement">org.zkoss.zul.impl.XulElement</text:a></text:p>
          </table:table-cell>
        </table:table-row>
        <table:table-row table:style-name="Table410.3">
          <table:table-cell table:style-name="Table410.A2" office:value-type="string">
            <text:p text:style-name="P87"><text:s/><text:a xlink:type="simple" xlink:href="#HtmlBasedComponent">org.zkoss.zk.ui.HtmlBasedComponent</text:a> </text:p>
          </table:table-cell>
        </table:table-row>
        <table:table-row table:style-name="Table410.3">
          <table:table-cell table:style-name="Table410.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102">Denotes user has opened or closed a component. Note:</text:span></text:p>
            <text:p text:style-name="P142">unlike <text:span text:style-name="Source_20_Text">onClose</text:span>, this event is only a notification. The client sends this event after opening or closing the component.</text:p>
            <text:p text:style-name="P141"><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Groupfoot</text:h>
      <text:p text:style-name="P54">Adds the ability for single level grouping to the Grid.</text:p>
      <text:p text:style-name="P54"><text:span text:style-name="T3">Default getSclass()</text:span>: the same as grid's sclass. <text:s/></text:p>
      <text:p text:style-name="P54"><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74" text:outline-level="4">Class Name</text:h>
      <text:p text:style-name="P55"><text:span text:style-name="T31">org.zkoss.zul.Groupfoot</text:span></text:p>
      <text:h text:style-name="P76" text:outline-level="4">Supported Child Components</text:h>
      <text:p text:style-name="Text_20_body_20_indent_20_2">*ALL</text:p>
      <text:h text:style-name="P76" text:outline-level="4">Supported Events</text:h>
      <text:p text:style-name="P165">*NONE</text:p>
      <text:h text:style-name="P90"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56">Property</text:p>
            </table:table-cell>
            <table:table-cell table:style-name="Table405.A1" office:value-type="string">
              <text:p text:style-name="P56">Description</text:p>
            </table:table-cell>
            <table:table-cell table:style-name="Table405.A1" office:value-type="string">
              <text:p text:style-name="P56">Data Type</text:p>
            </table:table-cell>
            <table:table-cell table:style-name="Table405.D1" office:value-type="string">
              <text:p text:style-name="P56">Default Value</text:p>
            </table:table-cell>
          </table:table-row>
        </table:table-header-rows>
        <table:table-row>
          <table:table-cell table:style-name="Table405.A2" office:value-type="string">
            <text:p text:style-name="P57"><text:span text:style-name="T85">align</text:span></text:p>
          </table:table-cell>
          <table:table-cell table:style-name="Table40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table-cell table:style-name="Table405.A2" office:value-type="string">
            <text:p text:style-name="P57"><text:span text:style-name="T85">nowrap</text:span></text:p>
          </table:table-cell>
          <table:table-cell table:style-name="Table405.A2" office:value-type="string">
            <text:p text:style-name="P69"><text:span text:style-name="T32">Sets the nowrap.</text:span></text:p>
          </table:table-cell>
          <table:table-cell table:style-name="Table405.A2" office:value-type="string">
            <text:p text:style-name="P57"><text:span text:style-name="T32">boo</text:span><text:span text:style-name="T85">lean</text:span></text:p>
          </table:table-cell>
          <table:table-cell table:style-name="Table405.D2" office:value-type="string">
            <text:p text:style-name="P59"><text:span text:style-name="T34">false</text:span></text:p>
          </table:table-cell>
        </table:table-row>
        <table:table-row>
          <table:table-cell table:style-name="Table405.A2" office:value-type="string">
            <text:p text:style-name="P57"><text:span text:style-name="T32">sclass</text:span></text:p>
          </table:table-cell>
          <table:table-cell table:style-name="Table405.A2" office:value-type="string">
            <text:p text:style-name="P132">Sets the style class.</text:p>
          </table:table-cell>
          <table:table-cell table:style-name="Table405.A2" office:value-type="string">
            <text:p text:style-name="Standard"><text:span text:style-name="T85">java.lang.String</text:span></text:p>
          </table:table-cell>
          <table:table-cell table:style-name="Table405.D2" office:value-type="string">
            <text:p text:style-name="P57"><text:span text:style-name="T32">&lt;null&gt;</text:span></text:p>
          </table:table-cell>
        </table:table-row>
        <table:table-row table:style-name="Table405.5">
          <table:table-cell table:style-name="Table405.A2" office:value-type="string">
            <text:p text:style-name="P57"><text:span text:style-name="T32">spans</text:span></text:p>
          </table:table-cell>
          <table:table-cell table:style-name="Table405.B5" office:value-type="string">
            <text:p text:style-name="P61">Sets the spans, which is a list of numbers separated by comma. </text:p>
          </table:table-cell>
          <table:table-cell table:style-name="Table405.A2" office:value-type="string">
            <text:p text:style-name="Standard"><text:span text:style-name="T85">java.lang.String</text:span></text:p>
          </table:table-cell>
          <table:table-cell table:style-name="Table405.D2" office:value-type="string">
            <text:p text:style-name="P62"><text:span text:style-name="Source_20_Text">&lt;null&gt;</text:span></text:p>
          </table:table-cell>
        </table:table-row>
        <table:table-row table:style-name="Table405.5">
          <table:table-cell table:style-name="Table405.A2" office:value-type="string">
            <text:p text:style-name="P57"><text:span text:style-name="T85">valign</text:span></text:p>
          </table:table-cell>
          <table:table-cell table:style-name="Table405.B5" office:value-type="string">
            <text:p text:style-name="P77"><text:span text:style-name="T34">Sets the vertical alignment of the whole row. </text:span></text:p>
          </table:table-cell>
          <table:table-cell table:style-name="Table405.A2" office:value-type="string">
            <text:p text:style-name="Standard"><text:span text:style-name="T85">java.lang.String</text:span></text:p>
          </table:table-cell>
          <table:table-cell table:style-name="Table405.D2" office:value-type="string">
            <text:p text:style-name="P59"><text:span text:style-name="T34">&lt;null&gt;</text:span></text:p>
          </table:table-cell>
        </table:table-row>
        <table:table-row table:style-name="Table405.5">
          <table:table-cell table:style-name="Table405.A2" office:value-type="string">
            <text:p text:style-name="P57"><text:span text:style-name="T32">val</text:span><text:span text:style-name="T85">ue</text:span></text:p>
          </table:table-cell>
          <table:table-cell table:style-name="Table405.B5" office:value-type="string">
            <text:p text:style-name="P61">Sets the<text:span text:style-name="T2"> value.</text:span></text:p>
          </table:table-cell>
          <table:table-cell table:style-name="Table405.A2" office:value-type="string">
            <text:p text:style-name="P57"><text:span text:style-name="T85">java.lang.Object</text:span></text:p>
          </table:table-cell>
          <table:table-cell table:style-name="Table405.D2" office:value-type="string">
            <text:p text:style-name="P80"><text:span text:style-name="Source_20_Text">&lt;null&gt;</text:span></text:p>
          </table:table-cell>
        </table:table-row>
        <table:table-row table:style-name="Table405.5">
          <table:table-cell table:style-name="Table405.A2" office:value-type="string">
            <text:p text:style-name="P57"><text:span text:style-name="T85">label</text:span></text:p>
          </table:table-cell>
          <table:table-cell table:style-name="Table405.B5" office:value-type="string">
            <text:p text:style-name="P61">Sets the value of the Label it contains</text:p>
          </table:table-cell>
          <table:table-cell table:style-name="Table405.A2" office:value-type="string">
            <text:p text:style-name="P57">java.lang.String</text:p>
          </table:table-cell>
          <table:table-cell table:style-name="Table405.D2" office:value-type="string">
            <text:p text:style-name="P80"><text:span text:style-name="Source_20_Text">&lt;null&gt;</text:span></text:p>
          </table:table-cell>
        </table:table-row>
      </table:table>
      <text:p text:style-name="P63"/>
      <text:h text:style-name="P76" text:outline-level="4">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T35">java.lang.String</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T111">org.zkoss.zul.Grid</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16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1"/>
          </table:table-cell>
          <table:table-cell table:style-name="Table406.C2" office:value-type="string">
            <text:p text:style-name="P131"><text:span text:style-name="Source_20_Text">void</text:span></text:p>
          </table:table-cell>
        </table:table-row>
        <table:table-row>
          <table:table-cell table:style-name="Table406.A2" office:value-type="string">
            <text:p text:style-name="P131"><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1"><text:span text:style-name="Source_20_Text">void</text:span></text:p>
          </table:table-cell>
        </table:table-row>
      </table:table>
      <text:h text:style-name="Heading_20_4" text:outline-level="4"/>
      <text:h text:style-name="P76" text:outline-level="4">Inherited From </text:h>
      <table:table table:name="Table407" table:style-name="Table407">
        <table:table-column table:style-name="Table407.A"/>
        <table:table-header-rows>
          <table:table-row>
            <table:table-cell table:style-name="Table407.A1" office:value-type="string">
              <text:p text:style-name="P64">Inherited From</text:p>
            </table:table-cell>
          </table:table-row>
        </table:table-header-rows>
        <table:table-row>
          <table:table-cell table:style-name="Table407.A2" office:value-type="string">
            <text:p text:style-name="P87"><text:a xlink:type="simple" xlink:href="#XulElement">org.zkoss.zul.impl.XulElement</text:a></text:p>
          </table:table-cell>
        </table:table-row>
        <table:table-row table:style-name="Table407.3">
          <table:table-cell table:style-name="Table407.A2" office:value-type="string">
            <text:p text:style-name="P87"><text:s/><text:a xlink:type="simple" xlink:href="#HtmlBasedComponent">org.zkoss.zk.ui.HtmlBasedComponent</text:a> </text:p>
          </table:table-cell>
        </table:table-row>
        <table:table-row table:style-name="Table407.3">
          <table:table-cell table:style-name="Table407.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27">html</text:span><text:span text:style-name="T128"> </text:span><text:span text:style-name="T82">to embed whatever HTML tag</text:span><text:span text:style-name="T129">s you want to send directly to the browser. </text:span><text:span text:style-name="T82">To avoid ZK from interpreting the HTML tags, you usually enclose them with </text:span><text:span text:style-name="T127">&lt;![CDATA[</text:span><text:span text:style-name="T83"> </text:span><text:span text:style-name="T82">and </text:span><text:span text:style-name="T130">]]&gt;</text:span><text:span text:style-name="T82">. In other words, they are not the child component. Rather, they are stored in the </text:span><text:span text:style-name="T127">content</text:span><text:span text:style-name="T83"> </text:span><text:span text:style-name="T82">property. Notice you can use EL expressions in it.</text:span></text:p>
      <text:p text:style-name="P93"><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27">&lt;h4&gt;...&lt;/p&gt;</text:span><text:span text:style-name="T83"> </text:span><text:span text:style-name="T82">will become the content of the </text:span><text:span text:style-name="T127">html</text:span><text:span text:style-name="T83"> </text:span><text:span text:style-name="T82">element (see also the </text:span><text:span text:style-name="T127">getContent</text:span><text:span text:style-name="T83"> </text:span><text:span text:style-name="T82">method of the </text:span><text:span text:style-name="T127">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67"><text:span text:style-name="Source_20_Text"/></text:p>
      <text:p text:style-name="P168"/>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31">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9"><draw:frame draw:style-name="fr6" draw:name="graphics120" text:anchor-type="paragraph" svg:width="8.724cm" svg:height="5.029cm" draw:z-index="19"><draw:image xlink:href="../images/iframe.png" xlink:type="simple" xlink:show="embed" xlink:actuate="onLoad"/></draw:frame></text:p>
      <text:p text:style-name="P170"/>
      <text:p text:style-name="Code_20_Indent_20_2"><text:span text:style-name="Source_20_Text">&lt;window id="win" title="This is an Iframe Demo!"&gt;</text:span></text:p>
      <text:p text:style-name="Code_20_Indent_20_2"><text:span text:style-name="Source_20_Text"><text:tab/>&lt;iframe </text:span><text:span text:style-name="T132">style="width:99%; height:400px;border:3px inset;"</text:span><text:span text:style-name="T32"> </text:span></text:p>
      <text:p text:style-name="Code_20_Indent_20_2"><text:span text:style-name="Source_20_Text"><text:tab/><text:tab/>src=</text:span><text:span text:style-name="T132">"</text:span><text:span text:style-name="Source_20_Text">/zk-devguide.pdf</text:span><text:span text:style-name="T132">"</text:span><text:span text:style-name="Source_20_Text"> /&gt;</text:span></text:p>
      <text:p text:style-name="Code_20_Indent_20_2"><text:span text:style-name="Source_20_Text">&lt;/window&gt;</text:span></text:p>
      <text:p text:style-name="P171"/>
      <text:p text:style-name="Text_20_body_20_indent">The <text:span text:style-name="T133">embedding</text:span><text:span text:style-name="T10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34">47</text:span>, you could specify the dynamically generated</text:p>
      <text:p text:style-name="Text_20_body_20_indent">content. A typical example is you could use JasperReport<text:span text:style-name="T134">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35">iframe</text:span>,</text:p>
      <text:p text:style-name="Text_20_body_20_indent">as long as the client supports its format.</text:p>
      <text:p text:style-name="P172"/>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36">Description:</text:span><text:span text:style-name="T137"> Denotes the associated URI (</text:span><text:span text:style-name="T138">src</text:span><text:span text:style-name="T137">) has been changed by user.</text:span></text:p>
            <text:p text:style-name="P77"><text:span text:style-name="T137">Use </text:span><text:span text:style-name="T138">getURI()</text:span><text:span text:style-name="T137"> to retrieve the URI being changed to</text:span><text:span text:style-name="T139">.</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31">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31">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31">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73"><draw:frame draw:style-name="fr2" draw:name="graphics122" text:anchor-type="paragraph" svg:width="5.607cm" svg:height="1.52cm" draw:z-index="21"><draw:image xlink:href="../images/intbox.png" xlink:type="simple" xlink:show="embed" xlink:actuate="onLoad"/></draw:frame>While input invalid data:</text:p>
      <text:p text:style-name="P173"><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74">*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71"/>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72"/>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8"><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25">Val</text:span><text:span text:style-name="T126">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79">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79">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Standard"/>
      <text:p text:style-name="Standard"/>
      <text:h text:style-name="Heading_20_3" text:outline-level="3">Listgroup</text:h>
      <text:p text:style-name="P54">Adds the ability for single level grouping to the Listbox. </text:p>
      <text:p text:style-name="P54"/>
      <text:p text:style-name="P54"><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roup</text:span></text:p>
      <text:h text:style-name="P76" text:outline-level="4">Supported Child Components</text:h>
      <text:p text:style-name="Text_20_body_20_indent_20_2">*org.zkoss.zul.Listcell</text:p>
      <text:h text:style-name="P76" text:outline-level="4">Supported Events</text:h>
      <text:h text:style-name="P96" text:outline-level="4"/>
      <table:table table:name="Table387" table:style-name="Table387">
        <table:table-column table:style-name="Table387.A"/>
        <table:table-column table:style-name="Table387.B"/>
        <table:table-header-rows>
          <table:table-row>
            <table:table-cell table:style-name="Table387.A1" office:value-type="string">
              <text:p text:style-name="P64">Name</text:p>
            </table:table-cell>
            <table:table-cell table:style-name="Table387.B1" office:value-type="string">
              <text:p text:style-name="P64">Event Type</text:p>
            </table:table-cell>
          </table:table-row>
        </table:table-header-rows>
      </table:table>
      <text:h text:style-name="P82" text:outline-level="4">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56">Property</text:p>
            </table:table-cell>
            <table:table-cell table:style-name="Table388.A1" office:value-type="string">
              <text:p text:style-name="P56">Description</text:p>
            </table:table-cell>
            <table:table-cell table:style-name="Table388.A1" office:value-type="string">
              <text:p text:style-name="P56">Data Type</text:p>
            </table:table-cell>
            <table:table-cell table:style-name="Table388.D1" office:value-type="string">
              <text:p text:style-name="P56">Default Value</text:p>
            </table:table-cell>
          </table:table-row>
        </table:table-header-rows>
        <table:table-row>
          <table:table-cell table:style-name="Table388.A2" office:value-type="string">
            <text:p text:style-name="P57"><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57"><text:span text:style-name="T35">int</text:span></text:p>
          </table:table-cell>
          <table:table-cell table:style-name="Table388.D2" office:value-type="string">
            <text:p text:style-name="P57"/>
          </table:table-cell>
        </table:table-row>
        <table:table-row>
          <table:table-cell table:style-name="Table388.A2" office:value-type="string">
            <text:p text:style-name="P5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57"><text:span text:style-name="T35">Java.lang.Object</text:span></text:p>
          </table:table-cell>
          <table:table-cell table:style-name="Table388.D2" office:value-type="string">
            <text:p text:style-name="P57"/>
          </table:table-cell>
        </table:table-row>
        <table:table-row>
          <table:table-cell table:style-name="Table388.A2" office:value-type="string">
            <text:p text:style-name="P5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57"><text:span text:style-name="Source_20_Text">String</text:span></text:p>
          </table:table-cell>
          <table:table-cell table:style-name="Table388.D2" office:value-type="string">
            <text:p text:style-name="P57"/>
          </table:table-cell>
        </table:table-row>
        <table:table-row>
          <table:table-cell table:style-name="Table388.A2" office:value-type="string">
            <text:p text:style-name="P57"><text:span text:style-name="Source_20_Text">disable</text:span></text:p>
          </table:table-cell>
          <table:table-cell table:style-name="Table388.A2" office:value-type="string">
            <text:p text:style-name="P77">Is this <text:span text:style-name="Source_20_Text">Listitem</text:span> is disabl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row>
          <table:table-cell table:style-name="Table388.A2" office:value-type="string">
            <text:p text:style-name="P57"><text:span text:style-name="Source_20_Text">sel</text:span><text:span text:style-name="T35">ected</text:span></text:p>
          </table:table-cell>
          <table:table-cell table:style-name="Table388.A2" office:value-type="string">
            <text:p text:style-name="P77">Is this <text:span text:style-name="Source_20_Text">Listitem</text:span> is selected.</text:p>
          </table:table-cell>
          <table:table-cell table:style-name="Table388.A2" office:value-type="string">
            <text:p text:style-name="P57"><text:span text:style-name="Source_20_Text">boolean</text:span></text:p>
          </table:table-cell>
          <table:table-cell table:style-name="Table388.D2" office:value-type="string">
            <text:p text:style-name="P59"><text:span text:style-name="Source_20_Text">false</text:span></text:p>
          </table:table-cell>
        </table:table-row>
      </table:table>
      <text:p text:style-name="P153"/>
      <text:h text:style-name="P76"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T35">org.zkoss.zul.Listbox</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T32">java.lang.String</text:span></text:p>
          </table:table-cell>
        </table:table-row>
        <table:table-row>
          <table:table-cell table:style-name="Table389.A2" office:value-type="string">
            <text:p text:style-name="Table_20_Contents"><text:span text:style-name="T35">setParent(org.zkoss.zk.ui.Component parent) </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1"><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1"/>
          </table:table-cell>
        </table:table-row>
      </table:table>
      <text:h text:style-name="Heading_20_4" text:outline-level="4"/>
      <text:h text:style-name="P76" text:outline-level="4">Inherited From </text:h>
      <table:table table:name="Table390" table:style-name="Table390">
        <table:table-column table:style-name="Table390.A"/>
        <table:table-header-rows>
          <table:table-row>
            <table:table-cell table:style-name="Table390.A1" office:value-type="string">
              <text:p text:style-name="P64">Inherited From</text:p>
            </table:table-cell>
          </table:table-row>
        </table:table-header-rows>
        <table:table-row>
          <table:table-cell table:style-name="Table390.A2" office:value-type="string">
            <text:p text:style-name="P87"><text:a xlink:type="simple" xlink:href="../ch4/Listitem.odt">org.zkoss.zul.Listitem</text:a></text:p>
          </table:table-cell>
        </table:table-row>
        <table:table-row>
          <table:table-cell table:style-name="Table390.A2" office:value-type="string">
            <text:p text:style-name="P87"><text:a xlink:type="simple" xlink:href="#XulElement">org.zkoss.zul.impl.XulElement</text:a></text:p>
          </table:table-cell>
        </table:table-row>
        <table:table-row>
          <table:table-cell table:style-name="Table390.A2" office:value-type="string">
            <text:p text:style-name="P87"><text:s/><text:a xlink:type="simple" xlink:href="#HtmlBasedComponent">org.zkoss.zk.ui.HtmlBasedComponent</text:a> </text:p>
          </table:table-cell>
        </table:table-row>
        <table:table-row>
          <table:table-cell table:style-name="Table390.A2" office:value-type="string">
            <text:p text:style-name="P87"><text:s/><text:a xlink:type="simple" xlink:href="#AbstractComponent">org.zkoss.zk.ui.AbstractComponent</text:a></text:p>
          </table:table-cell>
        </table:table-row>
      </table:table>
      <text:p text:style-name="Text_20_body"/>
      <text:p text:style-name="P68"/>
      <text:h text:style-name="Heading_20_3" text:outline-level="3"><text:bookmark-start text:name="Listgroupfoot"/>Listgroupfoot<text:bookmark-end text:name="Listgroupfoot"/></text:h>
      <text:p text:style-name="P54">GroupFooter serves as a summary listitem of listgroup.</text:p>
      <text:p text:style-name="P54"/>
      <text:p text:style-name="P54"><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74" text:outline-level="4">Class Name</text:h>
      <text:p text:style-name="Standard"><text:span text:style-name="T31">org.zkoss.zul.Listgroupfoot</text:span></text:p>
      <text:h text:style-name="P76" text:outline-level="4">Supported Child Components</text:h>
      <text:p text:style-name="Text_20_body_20_indent_20_2">*Listcell</text:p>
      <text:h text:style-name="P76" text:outline-level="4">Supported Events</text:h>
      <text:h text:style-name="P96" text:outline-level="4"/>
      <table:table table:name="Table383" table:style-name="Table383">
        <table:table-column table:style-name="Table383.A"/>
        <table:table-column table:style-name="Table383.B"/>
        <table:table-header-rows>
          <table:table-row>
            <table:table-cell table:style-name="Table383.A1" office:value-type="string">
              <text:p text:style-name="P64">Name</text:p>
            </table:table-cell>
            <table:table-cell table:style-name="Table383.B1" office:value-type="string">
              <text:p text:style-name="P64">Event Type</text:p>
            </table:table-cell>
          </table:table-row>
        </table:table-header-rows>
      </table:table>
      <text:h text:style-name="P82" text:outline-level="4">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56">Property</text:p>
            </table:table-cell>
            <table:table-cell table:style-name="Table384.A1" office:value-type="string">
              <text:p text:style-name="P56">Description</text:p>
            </table:table-cell>
            <table:table-cell table:style-name="Table384.A1" office:value-type="string">
              <text:p text:style-name="P56">Data Type</text:p>
            </table:table-cell>
            <table:table-cell table:style-name="Table384.D1" office:value-type="string">
              <text:p text:style-name="P56">Default Value</text:p>
            </table:table-cell>
          </table:table-row>
        </table:table-header-rows>
        <table:table-row>
          <table:table-cell table:style-name="Table384.A2" office:value-type="string">
            <text:p text:style-name="P57"><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57"><text:span text:style-name="T35">int</text:span></text:p>
          </table:table-cell>
          <table:table-cell table:style-name="Table384.D2" office:value-type="string">
            <text:p text:style-name="P57"/>
          </table:table-cell>
        </table:table-row>
        <table:table-row>
          <table:table-cell table:style-name="Table384.A2" office:value-type="string">
            <text:p text:style-name="P5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57"><text:span text:style-name="T35">Java.lang.Object</text:span></text:p>
          </table:table-cell>
          <table:table-cell table:style-name="Table384.D2" office:value-type="string">
            <text:p text:style-name="P57"/>
          </table:table-cell>
        </table:table-row>
        <table:table-row>
          <table:table-cell table:style-name="Table384.A2" office:value-type="string">
            <text:p text:style-name="P5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57"><text:span text:style-name="Source_20_Text">String</text:span></text:p>
          </table:table-cell>
          <table:table-cell table:style-name="Table384.D2" office:value-type="string">
            <text:p text:style-name="P57"/>
          </table:table-cell>
        </table:table-row>
        <table:table-row>
          <table:table-cell table:style-name="Table384.A2" office:value-type="string">
            <text:p text:style-name="P57"><text:span text:style-name="Source_20_Text">disable</text:span></text:p>
          </table:table-cell>
          <table:table-cell table:style-name="Table384.A2" office:value-type="string">
            <text:p text:style-name="P77">Is this <text:span text:style-name="Source_20_Text">Listitem</text:span> is disabl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row>
          <table:table-cell table:style-name="Table384.A2" office:value-type="string">
            <text:p text:style-name="P57"><text:span text:style-name="Source_20_Text">sel</text:span><text:span text:style-name="T35">ected</text:span></text:p>
          </table:table-cell>
          <table:table-cell table:style-name="Table384.A2" office:value-type="string">
            <text:p text:style-name="P77">Is this <text:span text:style-name="Source_20_Text">Listitem</text:span> is selected.</text:p>
          </table:table-cell>
          <table:table-cell table:style-name="Table384.A2" office:value-type="string">
            <text:p text:style-name="P57"><text:span text:style-name="Source_20_Text">boolean</text:span></text:p>
          </table:table-cell>
          <table:table-cell table:style-name="Table384.D2" office:value-type="string">
            <text:p text:style-name="P59"><text:span text:style-name="Source_20_Text">false</text:span></text:p>
          </table:table-cell>
        </table:table-row>
      </table:table>
      <text:p text:style-name="P153"/>
      <text:h text:style-name="P76"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T35">org.zkoss.zul.Listbox</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T32">java.lang.String</text:span></text:p>
          </table:table-cell>
        </table:table-row>
        <table:table-row>
          <table:table-cell table:style-name="Table385.A2" office:value-type="string">
            <text:p text:style-name="Table_20_Contents"><text:span text:style-name="T35">setParent(org.zkoss.zk.ui.Component parent) </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1"><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1"/>
          </table:table-cell>
        </table:table-row>
      </table:table>
      <text:p text:style-name="Standard"/>
      <text:h text:style-name="P76" text:outline-level="4">Inherited From </text:h>
      <table:table table:name="Table386" table:style-name="Table386">
        <table:table-column table:style-name="Table386.A"/>
        <table:table-header-rows>
          <table:table-row>
            <table:table-cell table:style-name="Table386.A1" office:value-type="string">
              <text:p text:style-name="P64">Inherited From</text:p>
            </table:table-cell>
          </table:table-row>
        </table:table-header-rows>
        <table:table-row>
          <table:table-cell table:style-name="Table386.A2" office:value-type="string">
            <text:p text:style-name="P87"><text:a xlink:type="simple" xlink:href="../ch4/Listitem.odt">org.zkoss.zul.Listitem</text:a></text:p>
          </table:table-cell>
        </table:table-row>
        <table:table-row>
          <table:table-cell table:style-name="Table386.A2" office:value-type="string">
            <text:p text:style-name="P87"><text:a xlink:type="simple" xlink:href="#XulElement">org.zkoss.zul.impl.XulElement</text:a></text:p>
          </table:table-cell>
        </table:table-row>
        <table:table-row>
          <table:table-cell table:style-name="Table386.A2" office:value-type="string">
            <text:p text:style-name="P87"><text:s/><text:a xlink:type="simple" xlink:href="#HtmlBasedComponent">org.zkoss.zk.ui.HtmlBasedComponent</text:a> </text:p>
          </table:table-cell>
        </table:table-row>
        <table:table-row>
          <table:table-cell table:style-name="Table386.A2" office:value-type="string">
            <text:p text:style-name="P87"><text:s/><text:a xlink:type="simple" xlink:href="#AbstractComponent">org.zkoss.zk.ui.AbstractComponent</text:a></text:p>
          </table:table-cell>
        </table:table-row>
      </table:table>
      <text:p text:style-name="P46"/>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80">*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81"><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81"><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40">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73"><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74">*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82"><text:span text:style-name="Source_20_Text">intValue() </text:span></text:p>
          </table:table-cell>
          <table:table-cell table:style-name="Table364.A2" office:value-type="string">
            <text:p text:style-name="P182">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82"><text:span text:style-name="Source_20_Text">longValue() </text:span></text:p>
          </table:table-cell>
          <table:table-cell table:style-name="Table364.A2" office:value-type="string">
            <text:p text:style-name="P182"><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83"/>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41">An element, much like a button, that is placed on a menu bar. When the user clicks the menu element, the child </text:span><text:span text:style-name="T142">Menupopup</text:span><text:span text:style-name="T141"> <text:s/>of the menu will be displayed. This element is also used to create submenus of </text:span><text:span text:style-name="T142">Menupopup</text:span><text:span text:style-name="T141">.</text:span><text:span text:style-name="T142"> </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7"><text:a xlink:type="simple" xlink:href="#Menupopup">Menupopup</text:a></text:p>
      <text:h text:style-name="P155" text:outline-level="4">Supported Events</text:h>
      <text:p text:style-name="P147">*NONE</text:p>
      <text:h text:style-name="P184" text:outline-level="4">Properties</text:h>
      <text:p text:style-name="P147">*NONE</text:p>
      <text:h text:style-name="P18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41">A container that usually contains menu elements.</text:span><text:span text:style-name="T142">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7">*NONE</text:p>
      <text:h text:style-name="P72" text:outline-level="4">Supported Events</text:h>
      <text:p text:style-name="P147">*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8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41">A single choice in a </text:span><text:span text:style-name="T142">Menupopup</text:span><text:span text:style-name="T141"> element. It acts much like a button but it is rendered on a menu. </text:span><text:span text:style-name="T142"><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86"><text:span text:style-name="Source_20_Text">org.zkoss.zul.Menuitem</text:span></text:p>
      <text:h text:style-name="Heading_20_4" text:outline-level="4">Supported Child Components</text:h>
      <text:p text:style-name="P187"><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3"><text:a xlink:type="simple" xlink:href="#MouseEvent"><text:span text:style-name="T144">org.zkoss.zk.ui.event.MouseEvent</text:span></text:a></text:p>
            <text:p text:style-name="P143"><text:span text:style-name="T145">Description:</text:span><text:span text:style-name="T146"> </text:span><text:span text:style-name="T147">A menu command is associated with a menu item. There are two ways to associate a command to it: the</text:span><text:span text:style-name="T148"> onClick</text:span><text:span text:style-name="T149"> </text:span><text:span text:style-name="T147">event and the </text:span><text:span text:style-name="T148">href</text:span><text:span text:style-name="T149"> </text:span><text:span text:style-name="T147">property. If a event listener is added for a menu item for the </text:span><text:span text:style-name="T148">onClick</text:span><text:span text:style-name="T149"> </text:span><text:span text:style-name="T147">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8">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88"><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8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41">A container used to display menus. It should be placed inside a Menu.</text:span></text:p>
      <text:p text:style-name="Text_20_body_20_indent_20_2"><text:span text:style-name="T141">Supported event: </text:span><text:span text:style-name="T142">onOpen</text:span><text:span text:style-name="T141">.</text:span></text:p>
      <text:p text:style-name="Text_20_body_20_indent_20_2"><text:span text:style-name="T141">Note: to have better performance, </text:span><text:span text:style-name="T142">onOpen</text:span><text:span text:style-name="T141"> is sent only if non-deferrable event listener is registered (see </text:span><text:span text:style-name="T142">Deferrable</text:span><text:span text:style-name="T141">).</text:span></text:p>
      <text:p text:style-name="Text_20_body_20_indent_20_2"><text:span text:style-name="T141">To load the content dynamically, you can listen to the </text:span><text:span text:style-name="T142">onOpen</text:span><text:span text:style-name="T141"> event, and then create menuitem when </text:span><text:span text:style-name="T142">OpenEvent.isOpen()</text:span><text:span text:style-name="T141"> is true.</text:span></text:p>
      <text:p text:style-name="Text_20_body_20_indent_20_2"><text:span text:style-name="T141">Default </text:span><text:span text:style-name="T142">HtmlBasedComponent.getSclass()</text:span><text:span text:style-name="T141">: </text:span><text:span text:style-name="T142">menupopup</text:span><text:span text:style-name="T141">. </text:span><text:span text:style-name="T142"><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43"/></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86"><text:span text:style-name="Source_20_Text">org.zkoss.zul.Menupopup</text:span></text:p>
      <text:h text:style-name="Heading_20_4" text:outline-level="4">Supported Child Components</text:h>
      <text:p text:style-name="P187"><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7">*NONE</text:p>
      <text:h text:style-name="P18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41">Used to create a separator between menu items..</text:span><text:span text:style-name="T142">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43"/></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7">*NONE</text:p>
      <text:h text:style-name="P189" text:outline-level="4">Supported Events</text:h>
      <text:p text:style-name="P147">*NONE</text:p>
      <text:h text:style-name="P190" text:outline-level="4">Properties</text:h>
      <text:p text:style-name="P147">*NONE</text:p>
      <text:h text:style-name="P18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50">&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93"><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text:span></text:p>
      <text:h text:style-name="P76" text:outline-level="4">Supported Child Components</text:h>
      <text:p text:style-name="Text_20_body_20_indent_20_2"><text:a xlink:type="simple" xlink:href="#Panelchildren"><text:span text:style-name="Source_20_Text">Panelchildren</text:span></text:a></text:p>
      <text:h text:style-name="P76" text:outline-level="4">Supported Events</text:h>
      <text:p text:style-name="P191"><text:span text:style-name="T151"/></text:p>
      <table:table table:name="Table379" table:style-name="Table379">
        <table:table-column table:style-name="Table379.A"/>
        <table:table-column table:style-name="Table379.B"/>
        <table:table-header-rows>
          <table:table-row>
            <table:table-cell table:style-name="Table379.A1" office:value-type="string">
              <text:p text:style-name="P64">Name</text:p>
            </table:table-cell>
            <table:table-cell table:style-name="Table379.B1" office:value-type="string">
              <text:p text:style-name="P64">Event Type</text:p>
            </table:table-cell>
          </table:table-row>
        </table:table-header-rows>
        <table:table-row>
          <table:table-cell table:style-name="Table379.A2" office:value-type="string">
            <text:p text:style-name="P59"><text:span text:style-name="Source_20_Text">onMove </text:span></text:p>
          </table:table-cell>
          <table:table-cell table:style-name="Table379.B2" office:value-type="string">
            <text:p text:style-name="P77"><text:span text:style-name="T3">Event:</text:span><text:span text:style-name="T65"> <text:s/></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row>
          <table:table-cell table:style-name="Table379.A2" office:value-type="string">
            <text:p text:style-name="P59"><text:span text:style-name="Source_20_Text">onOpen </text:span></text:p>
          </table:table-cell>
          <table:table-cell table:style-name="Table379.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379.A2" office:value-type="string">
            <text:p text:style-name="P59"><text:span text:style-name="T152">onMax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aximize</text:span></text:a></text:p>
            <text:p text:style-name="P77"><text:span text:style-name="T65">Denotes user <text:s/>has maximize a component.</text:span><text:span text:style-name="T39"> </text:span></text:p>
          </table:table-cell>
        </table:table-row>
        <table:table-row>
          <table:table-cell table:style-name="Table379.A2" office:value-type="string">
            <text:p text:style-name="P59"><text:span text:style-name="T152">onMinimize</text:span><text:span text:style-name="Source_20_Text"> </text:span></text:p>
          </table:table-cell>
          <table:table-cell table:style-name="Table379.B2" office:value-type="string">
            <text:p text:style-name="P77"><text:span text:style-name="T3">Event:</text:span><text:span text:style-name="T65"> </text:span><text:a xlink:type="simple" xlink:href="#Event"><text:span text:style-name="T44">org.zkoss.zk.ui.event.MinimizeEvent</text:span></text:a></text:p>
            <text:p text:style-name="P77"><text:span text:style-name="T65">Denotes user <text:s/>has minimize a component.</text:span><text:span text:style-name="T39"> </text:span></text:p>
          </table:table-cell>
        </table:table-row>
        <table:table-row>
          <table:table-cell table:style-name="Table379.A2" office:value-type="string">
            <text:p text:style-name="P59"><text:span text:style-name="Source_20_Text">onClose </text:span></text:p>
          </table:table-cell>
          <table:table-cell table:style-name="Table379.B2" office:value-type="string">
            <text:p text:style-name="P77"><text:span text:style-name="T3">Event:</text:span><text:span text:style-name="T65"> </text:span><text:a xlink:type="simple" xlink:href="#Event"><text:span text:style-name="T44">org.zkoss.zk.ui.event.Event</text:span></text:a></text:p>
            <text:p text:style-name="P192">Denotes the close button is pressed by a user, and the</text:p>
            <text:p text:style-name="P192">component shall detach itself.</text:p>
          </table:table-cell>
        </table:table-row>
      </table:table>
      <text:h text:style-name="P90" text:outline-level="4">Properties</text:h>
      <text:p text:style-name="P19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57"><text:span text:style-name="T87">border </text:span></text:p>
          </table:table-cell>
          <table:table-cell table:style-name="Table380.A2" office:value-type="string">
            <text:p text:style-name="P194">Sets the border </text:p>
            <text:p text:style-name="Table_20_Contents"><text:span text:style-name="T153">Values: </text:span><text:span text:style-name="T154">none</text:span><text:span text:style-name="T155"> | </text:span><text:span text:style-name="T154">normal</text:span><text:span text:style-name="T155"> </text:span></text:p>
          </table:table-cell>
          <table:table-cell table:style-name="Table380.C2" office:value-type="string">
            <text:p text:style-name="P57"><text:span text:style-name="T32">java.lang.String</text:span></text:p>
          </table:table-cell>
        </table:table-row>
        <table:table-row>
          <table:table-cell table:style-name="Table380.A2" office:value-type="string">
            <text:p text:style-name="P57"><text:span text:style-name="T90">closable</text:span></text:p>
          </table:table-cell>
          <table:table-cell table:style-name="Table380.A2" office:value-type="string">
            <text:p text:style-name="P195">Sets whether to show a close button on the title bar. </text:p>
          </table:table-cell>
          <table:table-cell table:style-name="Table380.C2" office:value-type="string">
            <text:p text:style-name="P57"><text:span text:style-name="T32">boolean</text:span></text:p>
          </table:table-cell>
        </table:table-row>
        <table:table-row>
          <table:table-cell table:style-name="Table380.A2" office:value-type="string">
            <text:p text:style-name="P196"><text:span text:style-name="Source_20_Text">Collapsible</text:span></text:p>
          </table:table-cell>
          <table:table-cell table:style-name="Table380.A2" office:value-type="string">
            <text:p text:style-name="P195"><text:span text:style-name="T156">Sets whether to show a toggle button on the title bar.</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loatable</text:span></text:p>
          </table:table-cell>
          <table:table-cell table:style-name="Table380.A2" office:value-type="string">
            <text:p text:style-name="P195"><text:span text:style-name="T156">Sets whether to float the panel to display it inline where it is rendered.</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Framable</text:span></text:p>
          </table:table-cell>
          <table:table-cell table:style-name="Table380.A2" office:value-type="string">
            <text:p text:style-name="P195"><text:span text:style-name="T156">Sets whether to render the panel with custom rounded borders.</text:span> </text:p>
          </table:table-cell>
          <table:table-cell table:style-name="Table380.C2" office:value-type="string">
            <text:p text:style-name="P57"><text:span text:style-name="T32">boolean</text:span></text:p>
          </table:table-cell>
        </table:table-row>
        <table:table-row>
          <table:table-cell table:style-name="Table380.A2" office:value-type="string">
            <text:p text:style-name="P57"><text:span text:style-name="T90">maximizable</text:span></text:p>
          </table:table-cell>
          <table:table-cell table:style-name="Table380.A2" office:value-type="string">
            <text:p text:style-name="P195"><text:span text:style-name="T156">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aximized</text:span></text:p>
          </table:table-cell>
          <table:table-cell table:style-name="Table380.A2" office:value-type="string">
            <text:p text:style-name="P195"><text:span text:style-name="T156">Sets whether the panel is maximized, and then the size of the panel will depend on it to show a appropriate siz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ed</text:span></text:p>
          </table:table-cell>
          <table:table-cell table:style-name="Table380.A2" office:value-type="string">
            <text:p text:style-name="P195"><text:span text:style-name="T156">Sets whether to display the minimizing button and allow the user to minimize the pane</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inimizable</text:span></text:p>
          </table:table-cell>
          <table:table-cell table:style-name="Table380.A2" office:value-type="string">
            <text:p text:style-name="P195"><text:span text:style-name="T156">Sets whether the panel is minimiz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Movable</text:span></text:p>
          </table:table-cell>
          <table:table-cell table:style-name="Table380.A2" office:value-type="string">
            <text:p text:style-name="P195"><text:span text:style-name="T156">Sets whether to move the panel to display it inline where it is rendered.</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open</text:span></text:p>
          </table:table-cell>
          <table:table-cell table:style-name="Table380.A2" office:value-type="string">
            <text:p text:style-name="P195"><text:span text:style-name="T156">Opens or closes this Panel.</text:span> </text:p>
          </table:table-cell>
          <table:table-cell table:style-name="Table380.C2" office:value-type="string">
            <text:p text:style-name="P57"><text:span text:style-name="T157">boolean</text:span></text:p>
          </table:table-cell>
        </table:table-row>
        <table:table-row>
          <table:table-cell table:style-name="Table380.A2" office:value-type="string">
            <text:p text:style-name="P57"><text:span text:style-name="T90">title</text:span></text:p>
          </table:table-cell>
          <table:table-cell table:style-name="Table380.A2" office:value-type="string">
            <text:p text:style-name="P195"><text:span text:style-name="T156">Sets the title.</text:span> </text:p>
          </table:table-cell>
          <table:table-cell table:style-name="Table380.C2" office:value-type="string">
            <text:p text:style-name="P197">String</text:p>
          </table:table-cell>
        </table:table-row>
        <table:table-row>
          <table:table-cell table:style-name="Table380.A2" office:value-type="string">
            <text:p text:style-name="P57"><text:span text:style-name="T158">Visible</text:span><text:span text:style-name="T90"> </text:span></text:p>
          </table:table-cell>
          <table:table-cell table:style-name="Table380.A2" office:value-type="string">
            <text:p text:style-name="P195"/>
          </table:table-cell>
          <table:table-cell table:style-name="Table380.C2" office:value-type="string">
            <text:p text:style-name="P57"><text:span text:style-name="T157">boolean</text:span></text:p>
          </table:table-cell>
        </table:table-row>
      </table:table>
      <text:h text:style-name="P76"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67"><text:span text:style-name="T39">addMoved(org.zkoss.zk.ui.Component oldparent, org.zkoss.zk.ui.Page oldpg, org.zkoss.zk.ui.Page newpg) </text:span></text:p>
          </table:table-cell>
          <table:table-cell table:style-name="Table381.A2" office:value-type="string">
            <text:p text:style-name="Table_20_Contents"><text:span text:style-name="T159"/></text:p>
          </table:table-cell>
          <table:table-cell table:style-name="Table381.C2" office:value-type="string">
            <text:p text:style-name="P137"><text:span text:style-name="T160">void</text:span></text:p>
          </table:table-cell>
        </table:table-row>
        <table:table-row>
          <table:table-cell table:style-name="Table381.A2" office:value-type="string">
            <text:p text:style-name="P57"><text:span text:style-name="T39">addToolbar(java.lang.String name, Toolbar toolbar) </text:span></text:p>
          </table:table-cell>
          <table:table-cell table:style-name="Table381.A2" office:value-type="string">
            <text:p text:style-name="P60"><text:span text:style-name="T161">Adds the toolbar of the panel by these names, "tbar", "bbar", and "fbar".</text:span><text:span text:style-name="T159"> </text:span></text:p>
          </table:table-cell>
          <table:table-cell table:style-name="Table381.C2" office:value-type="string">
            <text:p text:style-name="P57"><text:span text:style-name="T90">boolean</text:span></text:p>
          </table:table-cell>
        </table:table-row>
        <table:table-row>
          <table:table-cell table:style-name="Table381.A2" office:value-type="string">
            <text:p text:style-name="P67"><text:span text:style-name="T39">clone()</text:span></text:p>
          </table:table-cell>
          <table:table-cell table:style-name="Table381.A2" office:value-type="string">
            <text:p text:style-name="P198"/>
          </table:table-cell>
          <table:table-cell table:style-name="Table381.C2" office:value-type="string">
            <text:p text:style-name="P137"><text:span text:style-name="T162">java.lang.Object</text:span></text:p>
          </table:table-cell>
        </table:table-row>
        <table:table-row>
          <table:table-cell table:style-name="Table381.A2" office:value-type="string">
            <text:p text:style-name="P67"><text:span text:style-name="T163">getBottomToolbar()</text:span></text:p>
          </table:table-cell>
          <table:table-cell table:style-name="Table381.A2" office:value-type="string">
            <text:p text:style-name="P199"><text:span text:style-name="T95">Returns the bottom toolbar of this panel.</text:span> </text:p>
          </table:table-cell>
          <table:table-cell table:style-name="Table381.C2" office:value-type="string">
            <text:p text:style-name="P200"><text:span text:style-name="Source_20_Text">org.zkoss.zul.Toolbar</text:span></text:p>
            <text:p text:style-name="P201"><text:span text:style-name="Source_20_Text"/></text:p>
          </table:table-cell>
        </table:table-row>
        <table:table-row>
          <table:table-cell table:style-name="Table381.A2" office:value-type="string">
            <text:p text:style-name="P67"><text:span text:style-name="T163">getCaption()</text:span></text:p>
          </table:table-cell>
          <table:table-cell table:style-name="Table381.A2" office:value-type="string">
            <text:p text:style-name="P199"><text:span text:style-name="T95">Returns the caption of this panel.</text:span> </text:p>
          </table:table-cell>
          <table:table-cell table:style-name="Table381.C2" office:value-type="string">
            <text:p text:style-name="P200"><text:span text:style-name="Source_20_Text">org.zkoss.zul.Caption</text:span></text:p>
            <text:p text:style-name="P200"><text:span text:style-name="Source_20_Text"/></text:p>
          </table:table-cell>
        </table:table-row>
        <table:table-row>
          <table:table-cell table:style-name="Table381.A2" office:value-type="string">
            <text:p text:style-name="P67"><text:span text:style-name="T163">getFootToolbar()</text:span></text:p>
          </table:table-cell>
          <table:table-cell table:style-name="Table381.A2" office:value-type="string">
            <text:p text:style-name="P199"/>
          </table:table-cell>
          <table:table-cell table:style-name="Table381.C2" office:value-type="string">
            <text:p text:style-name="P200"><text:span text:style-name="Source_20_Text">org.zkoss.zul.Toolbar</text:span></text:p>
          </table:table-cell>
        </table:table-row>
        <table:table-row>
          <table:table-cell table:style-name="Table381.A2" office:value-type="string">
            <text:p text:style-name="P67"><text:span text:style-name="T163">getMold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OuterAttr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P67"><text:span text:style-name="T163">getPanelchildren()</text:span></text:p>
          </table:table-cell>
          <table:table-cell table:style-name="Table381.A2" office:value-type="string">
            <text:p text:style-name="P199"><text:span text:style-name="T95">Returns the panelchildren of this panel.</text:span> </text:p>
          </table:table-cell>
          <table:table-cell table:style-name="Table381.C2" office:value-type="string">
            <text:p text:style-name="P200"><text:span text:style-name="Source_20_Text">org.zkoss.zul.Panelchildren</text:span></text:p>
            <text:p text:style-name="P200"><text:span text:style-name="Source_20_Text"/></text:p>
          </table:table-cell>
        </table:table-row>
        <table:table-row>
          <table:table-cell table:style-name="Table381.A2" office:value-type="string">
            <text:p text:style-name="P67"><text:span text:style-name="T163">getRealSclass()</text:span></text:p>
          </table:table-cell>
          <table:table-cell table:style-name="Table381.A2" office:value-type="string">
            <text:p text:style-name="P199"/>
          </table:table-cell>
          <table:table-cell table:style-name="Table381.C2" office:value-type="string">
            <text:p text:style-name="P200"><text:span text:style-name="Source_20_Text">String </text:span></text:p>
          </table:table-cell>
        </table:table-row>
        <table:table-row>
          <table:table-cell table:style-name="Table381.A2" office:value-type="string">
            <text:p text:style-name="Standard"><text:span text:style-name="T39">insertBefore(org.zkoss.zk.ui.Component child, </text:span></text:p>
            <text:p text:style-name="P67"><text:span text:style-name="T39">org.zkoss.zk.ui.Component insertBefore) </text:span></text:p>
          </table:table-cell>
          <table:table-cell table:style-name="Table381.A2" office:value-type="string">
            <text:p text:style-name="P202"/>
          </table:table-cell>
          <table:table-cell table:style-name="Table381.C2" office:value-type="string">
            <text:p text:style-name="P137"><text:span text:style-name="T90">boolean</text:span></text:p>
          </table:table-cell>
        </table:table-row>
        <table:table-row>
          <table:table-cell table:style-name="Table381.A2" office:value-type="string">
            <text:p text:style-name="Text_20_body"><text:span text:style-name="T39">onChildRemoved(org.zkoss.zk.ui.Component child)</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onClose()</text:span></text:p>
          </table:table-cell>
          <table:table-cell table:style-name="Table381.A2" office:value-type="string">
            <text:p text:style-name="P203">Process the onClose event sent when the close button is </text:p>
            <text:p text:style-name="P202">pressed.</text:p>
          </table:table-cell>
          <table:table-cell table:style-name="Table381.C2" office:value-type="string">
            <text:p text:style-name="P137"><text:span text:style-name="T90">void</text:span></text:p>
          </table:table-cell>
        </table:table-row>
        <table:table-row>
          <table:table-cell table:style-name="Table381.A2" office:value-type="string">
            <text:p text:style-name="Text_20_body"><text:span text:style-name="T39">setParent(org.zkoss.zk.ui.Component parent)</text:span></text:p>
          </table:table-cell>
          <table:table-cell table:style-name="Table381.A2" office:value-type="string">
            <text:p text:style-name="P202"/>
          </table:table-cell>
          <table:table-cell table:style-name="Table381.C2" office:value-type="string">
            <text:p text:style-name="P137"><text:span text:style-name="T90">void</text:span></text:p>
          </table:table-cell>
        </table:table-row>
      </table:table>
      <text:p text:style-name="P204"/>
      <text:p text:style-name="P204">Inherited From </text:p>
      <table:table table:name="Table382" table:style-name="Table382">
        <table:table-column table:style-name="Table382.A"/>
        <table:table-header-rows>
          <table:table-row>
            <table:table-cell table:style-name="Table382.A1" office:value-type="string">
              <text:p text:style-name="P64">Name</text:p>
            </table:table-cell>
          </table:table-row>
        </table:table-header-rows>
        <table:table-row>
          <table:table-cell table:style-name="Table382.A2" office:value-type="string">
            <text:p text:style-name="P87"><text:a xlink:type="simple" xlink:href="#XulElement">org.zkoss.zul.impl.XulElement</text:a></text:p>
          </table:table-cell>
        </table:table-row>
        <table:table-row table:style-name="Table382.3">
          <table:table-cell table:style-name="Table382.A2" office:value-type="string">
            <text:p text:style-name="P87"><text:s/><text:a xlink:type="simple" xlink:href="#HtmlBasedComponent">org.zkoss.zk.ui.HtmlBasedComponent</text:a> </text:p>
          </table:table-cell>
        </table:table-row>
        <table:table-row table:style-name="Table382.3">
          <table:table-cell table:style-name="Table382.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anelchildren"/>Panelchildren<text:bookmark-end text:name="Panelchildren"/></text:h>
      <text:p text:style-name="Text_20_body_20_indent_20_2"><text:span text:style-name="Component">Panelchildren</text:span><text:span text:style-name="T159"> is used for </text:span><text:span text:style-name="Component">Panel</text:span><text:span text:style-name="T159"> component to manage each child who will be shown in the body of </text:span><text:span text:style-name="Component">Panel</text:span><text:span text:style-name="T159">. Note that the size of </text:span><text:span text:style-name="Component">Panelchildren</text:span><text:span text:style-name="T159"> is automatically calculated by </text:span><text:span text:style-name="Component">Panel</text:span><text:span text:style-name="T159"> so both setWidth(String) and setHeight(String) are read-only.</text:span></text:p>
      <text:p text:style-name="P93"><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74" text:outline-level="4">Class Name</text:h>
      <text:p text:style-name="P55"><text:span text:style-name="T31">org.zkoss.zul.Panelchildren</text:span></text:p>
      <text:h text:style-name="P76" text:outline-level="4">Supported Child Components</text:h>
      <text:p text:style-name="Text_20_body_20_indent_20_2"><text:span text:style-name="Component">*ALL</text:span></text:p>
      <text:h text:style-name="P76" text:outline-level="4">Supported Events</text:h>
      <text:p text:style-name="P191"><text:span text:style-name="T151"><text:tab/>*None</text:span></text:p>
      <text:h text:style-name="P90" text:outline-level="4">Properties</text:h>
      <text:p text:style-name="P205"><text:span text:style-name="T65"><text:tab/></text:span><text:span text:style-name="T151">*None</text:span></text:p>
      <text:h text:style-name="P76" text:outline-level="4">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65"><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137"><text:span text:style-name="T98">String</text:span></text:p>
          </table:table-cell>
        </table:table-row>
        <table:table-row>
          <table:table-cell table:style-name="Table403.A2" office:value-type="string">
            <text:p text:style-name="P69"><text:span text:style-name="Component">getRealSclass() </text:span></text:p>
          </table:table-cell>
          <table:table-cell table:style-name="Table403.A2" office:value-type="string">
            <text:p text:style-name="P69"><text:span text:style-name="T159">Returns the real style class used for the content block of the panel.</text:span></text:p>
          </table:table-cell>
          <table:table-cell table:style-name="Table403.C2" office:value-type="string">
            <text:p text:style-name="P137"><text:span text:style-name="T98">String</text:span></text:p>
          </table:table-cell>
        </table:table-row>
        <table:table-row>
          <table:table-cell table:style-name="Table403.A2" office:value-type="string">
            <text:p text:style-name="P67"><text:span text:style-name="Source_20_Text">setHeight(java.lang.String height) </text:span></text:p>
          </table:table-cell>
          <table:table-cell table:style-name="Table403.A2" office:value-type="string">
            <text:p text:style-name="P206"><text:span text:style-name="T164"> </text:span><text:span text:style-name="T165">This method is unsupported.</text:span> </text:p>
          </table:table-cell>
          <table:table-cell table:style-name="Table403.C2" office:value-type="string">
            <text:p text:style-name="P137"><text:span text:style-name="T35">void</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207"><text:span text:style-name="T164"> </text:span><text:span text:style-name="T165">This method is unsupported.</text:span> </text:p>
          </table:table-cell>
          <table:table-cell table:style-name="Table403.C2" office:value-type="string">
            <text:p text:style-name="P137"><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137"><text:span text:style-name="Source_20_Text">void</text:span></text:p>
          </table:table-cell>
        </table:table-row>
      </table:table>
      <text:p text:style-name="P204"/>
      <text:p text:style-name="P204">Inherited From </text:p>
      <table:table table:name="Table404" table:style-name="Table404">
        <table:table-column table:style-name="Table404.A"/>
        <table:table-header-rows>
          <table:table-row>
            <table:table-cell table:style-name="Table404.A1" office:value-type="string">
              <text:p text:style-name="P64">Name</text:p>
            </table:table-cell>
          </table:table-row>
        </table:table-header-rows>
        <table:table-row>
          <table:table-cell table:style-name="Table404.A2" office:value-type="string">
            <text:p text:style-name="P87"><text:a xlink:type="simple" xlink:href="#XulElement">org.zkoss.zul.impl.XulElement</text:a></text:p>
          </table:table-cell>
        </table:table-row>
        <table:table-row table:style-name="Table404.3">
          <table:table-cell table:style-name="Table404.A2" office:value-type="string">
            <text:p text:style-name="P87"><text:s/><text:a xlink:type="simple" xlink:href="#HtmlBasedComponent">org.zkoss.zk.ui.HtmlBasedComponent</text:a> </text:p>
          </table:table-cell>
        </table:table-row>
        <table:table-row table:style-name="Table404.3">
          <table:table-cell table:style-name="Table404.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pup"/>Popup<text:bookmark-end text:name="Popup"/></text:h>
      <text:p text:style-name="P208"><text:span text:style-name="T166">A container that is displayed as a popup. The popup window does not have any special frame. Popups can be displayed when an element is clicked by assigning the id of the popup to either the</text:span><text:span text:style-name="T16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7">*ALL</text:p>
      <text:h text:style-name="P72" text:outline-level="4">Supported Events</text:h>
      <text:p text:style-name="P147">*NONE</text:p>
      <text:h text:style-name="P72" text:outline-level="4">Attributes</text:h>
      <text:p text:style-name="P147">*NONE</text:p>
      <text:h text:style-name="P18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Standard"/>
      <text:p text:style-name="P68"/>
      <text:h text:style-name="Heading_20_3" text:outline-level="3">Portallayout</text:h>
      <text:p text:style-name="Text_20_body_20_indent"><text:span text:style-name="T101">A </text:span><text:span text:style-name="T168">portallayout</text:span><text:span text:style-name="T101"> lays out a container which can have multiple columns, and each column may contain one or more panel. </text:span><text:span text:style-name="T168">Portallayout</text:span><text:span text:style-name="T101"> provides a way to drag-and-drop </text:span><text:span text:style-name="T168">panel </text:span><text:span text:style-name="T101">into other </text:span><text:span text:style-name="T168">portalchildren</text:span><text:span text:style-name="T101"> from the same</text:span><text:span text:style-name="T168"> portallayout</text:span><text:span text:style-name="T101">.</text:span></text:p>
      <text:p text:style-name="Text_20_body_20_indent"><text:span text:style-name="T101">Use</text:span><text:span text:style-name="T168"> Portallayout</text:span><text:span text:style-name="T101"> need assign width (either present or pixel) on every </text:span><text:span text:style-name="T168">Portalchildren</text:span><text:span text:style-name="T101">, or we cannot make sure about layout look.</text:span></text:p>
      <text:p text:style-name="P120"><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layout</text:span></text:p>
      <text:h text:style-name="P76" text:outline-level="4">Supported Child Components</text:h>
      <text:p text:style-name="Text_20_body_20_indent_20_2"><text:a xlink:type="simple" xlink:href="#Portalchildren"><text:span text:style-name="Source_20_Text">Portalchildren</text:span></text:a></text:p>
      <text:h text:style-name="P76" text:outline-level="4">Supported Events</text:h>
      <text:p text:style-name="P121"><text:tab/></text:p>
      <table:table table:name="表格3" table:style-name="表格3">
        <table:table-column table:style-name="表格3.A"/>
        <table:table-column table:style-name="表格3.B"/>
        <table:table-header-rows>
          <table:table-row>
            <table:table-cell table:style-name="表格3.A1" office:value-type="string">
              <text:p text:style-name="P64">Name</text:p>
            </table:table-cell>
            <table:table-cell table:style-name="表格3.B1" office:value-type="string">
              <text:p text:style-name="P64">Event Type</text:p>
            </table:table-cell>
          </table:table-row>
        </table:table-header-rows>
        <table:table-row>
          <table:table-cell table:style-name="表格3.A2" office:value-type="string">
            <text:p text:style-name="P59"><text:span text:style-name="T169">onPortalMove</text:span></text:p>
          </table:table-cell>
          <table:table-cell table:style-name="表格3.B2" office:value-type="string">
            <text:p text:style-name="P77"><text:span text:style-name="T3">Event:</text:span><text:span text:style-name="T65"> <text:s/></text:span><text:a xlink:type="simple" xlink:href="#PortalMoveEvent"><text:span text:style-name="T170">org.zkoss.zkmax.event.PortalMoveEvent</text:span></text:a></text:p>
            <text:p text:style-name="P192">Represents an event caused by a portal being moved.</text:p>
          </table:table-cell>
        </table:table-row>
      </table:table>
      <text:h text:style-name="P90" text:outline-level="4">Properties</text:h>
      <text:p text:style-name="P122"><text:tab/><text:span text:style-name="T84">*None</text:span></text:p>
      <text:h text:style-name="P76"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65"><text:span text:style-name="T171">getMoldSclass() </text:span></text:p>
          </table:table-cell>
          <table:table-cell table:style-name="Table376.A2" office:value-type="string">
            <text:p text:style-name="Table_20_Contents"><text:span text:style-name="Component"/></text:p>
          </table:table-cell>
          <table:table-cell table:style-name="Table376.C2" office:value-type="string">
            <text:p text:style-name="P137"><text:span text:style-name="T98">String</text:span></text:p>
          </table:table-cell>
        </table:table-row>
        <table:table-row>
          <table:table-cell table:style-name="Table376.A2" office:value-type="string">
            <text:p text:style-name="P65"><text:span text:style-name="T172">getPanel(int col, int row) </text:span><text:span text:style-name="T173"><text:s/></text:span></text:p>
          </table:table-cell>
          <table:table-cell table:style-name="Table376.A2" office:value-type="string">
            <text:p text:style-name="P199"><text:span text:style-name="T95">Returns the specified pnael, or null if not available.</text:span> </text:p>
          </table:table-cell>
          <table:table-cell table:style-name="Table376.C2" office:value-type="string">
            <text:p text:style-name="P209"><text:span text:style-name="T174">org.zkoss.zul.Panel</text:span><text:span text:style-name="T175"> </text:span></text:p>
          </table:table-cell>
        </table:table-row>
        <table:table-row>
          <table:table-cell table:style-name="Table376.A2" office:value-type="string">
            <text:p text:style-name="P65"><text:span text:style-name="T172">getPosition(org.zkoss.zul.Panel panel) </text:span><text:span text:style-name="T173"><text:s/></text:span></text:p>
          </table:table-cell>
          <table:table-cell table:style-name="Table376.A2" office:value-type="string">
            <text:p text:style-name="P199"><text:span text:style-name="T95">Returns an int array[col, row] that indicates the specified panel located within this portal layout.</text:span> </text:p>
          </table:table-cell>
          <table:table-cell table:style-name="Table376.C2" office:value-type="string">
            <text:p text:style-name="P209">int[]</text:p>
          </table:table-cell>
        </table:table-row>
        <table:table-row>
          <table:table-cell table:style-name="Table376.A2" office:value-type="string">
            <text:p text:style-name="Text_20_body"><text:span text:style-name="T138">insertBefore(org.zkoss.zk.ui.Component child, org.zkoss.zk.ui.Component insertBefore)</text:span></text:p>
          </table:table-cell>
          <table:table-cell table:style-name="Table376.A2" office:value-type="string">
            <text:p text:style-name="P198"/>
          </table:table-cell>
          <table:table-cell table:style-name="Table376.C2" office:value-type="string">
            <text:p text:style-name="P57">boolean</text:p>
          </table:table-cell>
        </table:table-row>
        <table:table-row>
          <table:table-cell table:style-name="Table376.A2" office:value-type="string">
            <text:p text:style-name="P207"><text:span text:style-name="T172">onChildAdded(org.zkoss.zk.ui.Component child)</text:span></text:p>
          </table:table-cell>
          <table:table-cell table:style-name="Table376.A2" office:value-type="string">
            <text:p text:style-name="P198"/>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onChildRemoved(org.zkoss.zk.ui.Component child) </text:span></text:p>
          </table:table-cell>
          <table:table-cell table:style-name="Table376.A2" office:value-type="string">
            <text:p text:style-name="P202"/>
          </table:table-cell>
          <table:table-cell table:style-name="Table376.C2" office:value-type="string">
            <text:p text:style-name="P137"><text:span text:style-name="Source_20_Text">void</text:span></text:p>
          </table:table-cell>
        </table:table-row>
        <table:table-row>
          <table:table-cell table:style-name="Table376.A2" office:value-type="string">
            <text:p text:style-name="P207"><text:span text:style-name="T172">setPanel(org.zkoss.zul.Panel panel, int col, int row)</text:span><text:span text:style-name="T173"> </text:span></text:p>
          </table:table-cell>
          <table:table-cell table:style-name="Table376.A2" office:value-type="string">
            <text:p text:style-name="P210"><text:span text:style-name="T95">Sets the specified panel via the position(col and row).</text:span> </text:p>
          </table:table-cell>
          <table:table-cell table:style-name="Table376.C2" office:value-type="string">
            <text:p text:style-name="P151">boolean</text:p>
          </table:table-cell>
        </table:table-row>
      </table:table>
      <text:h text:style-name="Heading_20_4" text:outline-level="4"/>
      <text:h text:style-name="P76" text:outline-level="4">Inherited From </text:h>
      <table:table table:name="表格2" table:style-name="表格2">
        <table:table-column table:style-name="表格2.A"/>
        <table:table-header-rows>
          <table:table-row>
            <table:table-cell table:style-name="表格2.A1" office:value-type="string">
              <text:p text:style-name="P64">Inherited From</text:p>
            </table:table-cell>
          </table:table-row>
        </table:table-header-rows>
        <table:table-row table:style-name="表格2.2">
          <table:table-cell table:style-name="表格2.A2" office:value-type="string">
            <text:p text:style-name="P87"><text:a xlink:type="simple" xlink:href="#XulElement">org.zkoss.zul.impl.XulElement</text:a></text:p>
          </table:table-cell>
        </table:table-row>
        <table:table-row table:style-name="表格2.2">
          <table:table-cell table:style-name="表格2.A2" office:value-type="string">
            <text:p text:style-name="P87"><text:s/><text:a xlink:type="simple" xlink:href="#HtmlBasedComponent">org.zkoss.zk.ui.HtmlBasedComponent</text:a> </text:p>
          </table:table-cell>
        </table:table-row>
        <table:table-row table:style-name="表格2.2">
          <table:table-cell table:style-name="表格2.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Portalchildren"/>Portalchildren<text:bookmark-end text:name="Portalchildren"/></text:h>
      <text:p text:style-name="P134"><text:span text:style-name="T95">The column of </text:span><text:span text:style-name="T176">Portallayout. </text:span></text:p>
      <text:p text:style-name="P134"><text:span text:style-name="T95">Child of </text:span><text:span text:style-name="T176">Portalchildren</text:span><text:span text:style-name="T95"> can only be </text:span><text:span text:style-name="T176">Panel.</text:span></text:p>
      <text:p text:style-name="P120"><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74" text:outline-level="4">Class Name</text:h>
      <text:p text:style-name="P55"><text:span text:style-name="T54">org.zkoss.zkmax.zul.Portalchildren</text:span></text:p>
      <text:h text:style-name="P76" text:outline-level="4">Supported Child Components</text:h>
      <text:p text:style-name="Text_20_body_20_indent_20_2"><text:a xlink:type="simple" xlink:href="#Panel"><text:span text:style-name="Source_20_Text">Panel</text:span></text:a></text:p>
      <text:h text:style-name="P76" text:outline-level="4">Supported Events<text:tab/> </text:h>
      <text:p text:style-name="P135"><text:tab/>*None</text:p>
      <text:h text:style-name="P90" text:outline-level="4">Properties</text:h>
      <text:p text:style-name="P136"><text:tab/>*None</text:p>
      <text:h text:style-name="P76"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65"><text:span text:style-name="T97">getMoldSclass() </text:span></text:p>
          </table:table-cell>
          <table:table-cell table:style-name="Table374.A2" office:value-type="string">
            <text:p text:style-name="Table_20_Contents"><text:span text:style-name="Component"/></text:p>
          </table:table-cell>
          <table:table-cell table:style-name="Table374.C2" office:value-type="string">
            <text:p text:style-name="P137"><text:span text:style-name="T98">String</text:span></text:p>
          </table:table-cell>
        </table:table-row>
        <table:table-row>
          <table:table-cell table:style-name="Table374.A2" office:value-type="string">
            <text:p text:style-name="Text_20_body"><text:span text:style-name="T74">insertBefore(org.zkoss.zk.ui.Component child, org.zkoss.zk.ui.Component insertBefore)</text:span></text:p>
          </table:table-cell>
          <table:table-cell table:style-name="Table374.A2" office:value-type="string">
            <text:p text:style-name="Table_20_Contents"/>
          </table:table-cell>
          <table:table-cell table:style-name="Table374.C2" office:value-type="string">
            <text:p text:style-name="P57">boolean</text:p>
          </table:table-cell>
        </table:table-row>
        <table:table-row>
          <table:table-cell table:style-name="Table374.A2" office:value-type="string">
            <text:p text:style-name="P207"><text:span text:style-name="T172">onChildAdded(org.zkoss.zk.ui.Component child)</text:span></text:p>
          </table:table-cell>
          <table:table-cell table:style-name="Table374.A2" office:value-type="string">
            <text:p text:style-name="P198"/>
          </table:table-cell>
          <table:table-cell table:style-name="Table374.C2" office:value-type="string">
            <text:p text:style-name="P137"><text:span text:style-name="Source_20_Text">void</text:span></text:p>
          </table:table-cell>
        </table:table-row>
        <table:table-row>
          <table:table-cell table:style-name="Table374.A2" office:value-type="string">
            <text:p text:style-name="P207"><text:span text:style-name="T172">onChildRemoved(org.zkoss.zk.ui.Component child)</text:span></text:p>
          </table:table-cell>
          <table:table-cell table:style-name="Table374.A2" office:value-type="string">
            <text:p text:style-name="P202"/>
          </table:table-cell>
          <table:table-cell table:style-name="Table374.C2" office:value-type="string">
            <text:p text:style-name="P137"><text:span text:style-name="Source_20_Text">void</text:span></text:p>
          </table:table-cell>
        </table:table-row>
        <table:table-row>
          <table:table-cell table:style-name="Table374.A2" office:value-type="string">
            <text:p text:style-name="Text_20_body"><text:span text:style-name="T74">setParent(org.zkoss.zk.ui.Component parent)</text:span></text:p>
          </table:table-cell>
          <table:table-cell table:style-name="Table374.A2" office:value-type="string">
            <text:p text:style-name="Text_20_body"/>
          </table:table-cell>
          <table:table-cell table:style-name="Table374.C2" office:value-type="string">
            <text:p text:style-name="P137"><text:span text:style-name="Source_20_Text">void</text:span></text:p>
          </table:table-cell>
        </table:table-row>
      </table:table>
      <text:p text:style-name="Text_20_body"/>
      <text:h text:style-name="P76" text:outline-level="4">Inherited From </text:h>
      <table:table table:name="Table375" table:style-name="Table375">
        <table:table-column table:style-name="Table375.A"/>
        <table:table-header-rows>
          <table:table-row>
            <table:table-cell table:style-name="Table375.A1" office:value-type="string">
              <text:p text:style-name="P64">Inherited From</text:p>
            </table:table-cell>
          </table:table-row>
        </table:table-header-rows>
        <table:table-row table:style-name="Table375.2">
          <table:table-cell table:style-name="Table375.A2" office:value-type="string">
            <text:p text:style-name="P87"><text:a xlink:type="simple" xlink:href="#XulElement">org.zkoss.zul.impl.XulElement</text:a></text:p>
          </table:table-cell>
        </table:table-row>
        <table:table-row table:style-name="Table375.2">
          <table:table-cell table:style-name="Table375.A2" office:value-type="string">
            <text:p text:style-name="P87"><text:s/><text:a xlink:type="simple" xlink:href="#HtmlBasedComponent">org.zkoss.zk.ui.HtmlBasedComponent</text:a> </text:p>
          </table:table-cell>
        </table:table-row>
        <table:table-row table:style-name="Table375.2">
          <table:table-cell table:style-name="Table375.A2" office:value-type="string">
            <text:p text:style-name="P87"><text:s/><text:a xlink:type="simple" xlink:href="#AbstractComponent">org.zkoss.zk.ui.AbstractComponent </text:a></text:p>
          </table:table-cell>
        </table:table-row>
      </table:table>
      <text:p text:style-name="Text_20_body"/>
      <text:p text:style-name="Standard"/>
      <text:p text:style-name="P68"/>
      <text:h text:style-name="Heading_20_3" text:outline-level="3"><text:bookmark-start text:name="Progressmeter"/><text:bookmark-start text:name="Calendar11"/>Progressmeter<text:bookmark-end text:name="Progressmeter"/><text:bookmark-end text:name="Calendar11"/></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58"><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77">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78">java.lang.String </text:span></text:p>
          </table:table-cell>
        </table:table-row>
        <table:table-row table:style-name="Table334.2">
          <table:table-cell table:style-name="Table334.A2" office:value-type="string">
            <text:p text:style-name="P59"><text:span text:style-name="T177">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21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21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5">*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25">Val</text:span><text:span text:style-name="T126">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1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6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213" text:outline-level="4">Supported Child Components</text:h>
      <text:p text:style-name="Text_20_body_20_indent_20_2"><text:a xlink:type="simple" xlink:href="#Row">Row</text:a></text:p>
      <text:h text:style-name="P76" text:outline-level="4">Supported Events</text:h>
      <text:p text:style-name="P145">*NONE</text:p>
      <text:h text:style-name="P90" text:outline-level="4">Properties</text:h>
      <text:p text:style-name="P145">*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58"><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214">Sets whether the button (on the right of the textbox) is visible. </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215">Sets the content of the script element.</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215">Sets whether to defer the execution of the script codes.</text:p>
          </table:table-cell>
          <table:table-cell table:style-name="Table339.C2" office:value-type="string">
            <text:p text:style-name="P59"><text:span text:style-name="T179">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215">Sets the URI of the source that contains the script codes.</text:p>
          </table:table-cell>
          <table:table-cell table:style-name="Table339.C2" office:value-type="string">
            <text:p text:style-name="P59"><text:span text:style-name="T179">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215">Sets the type of this client script.</text:p>
          </table:table-cell>
          <table:table-cell table:style-name="Table339.C2" office:value-type="string">
            <text:p text:style-name="P59"><text:span text:style-name="T179">java.lang.String</text:span></text:p>
          </table:table-cell>
        </table:table-row>
      </table:table>
      <text:p text:style-name="P216"/>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17" text:outline-level="4">isChildable()</text:h>
          </table:table-cell>
          <table:table-cell table:style-name="Table340.A2" office:value-type="string">
            <text:p text:style-name="P215">Not childable.</text:p>
            <text:p text:style-name="P103"><text:span text:style-name="T3">Value:</text:span> false</text:p>
          </table:table-cell>
          <table:table-cell table:style-name="Table340.C2" office:value-type="string">
            <text:h text:style-name="P218" text:outline-level="4">boolean</text:h>
          </table:table-cell>
        </table:table-row>
        <table:table-row table:style-name="Table340.2">
          <table:table-cell table:style-name="Table340.A2" office:value-type="string">
            <text:p text:style-name="P219">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220">A slider with slid and knob</text:p>
      <text:p text:style-name="P220">A slider is used to let user specifying a value by scrolling.</text:p>
      <text:p text:style-name="P220">A slider accepts a range of value starting from 0 to 100. You could change the maximal</text:p>
      <text:p text:style-name="P221"><text:span text:style-name="T180">allowed value by the </text:span><text:span text:style-name="T181">maxpos</text:span><text:span text:style-name="T180"> property.</text:span></text:p>
      <text:p text:style-name="P93"><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7">*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2"><text:span text:style-name="T182">Description:</text:span><text:span text:style-name="T183">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223"><text:span text:style-name="T182">Description:</text:span><text:span text:style-name="T183"> Denotes that user is scrolling a scrollable component.</text:span></text:p>
            <text:p text:style-name="P224">Notice that the component's content (at the server)</text:p>
            <text:p text:style-name="P225"><text:span text:style-name="T184">won't be changed until </text:span><text:span text:style-name="T58">onScroll</text:span><text:span text:style-name="T185"> is received. Thus, you</text:span></text:p>
            <text:p text:style-name="P225"><text:span text:style-name="T184">have to invoke the </text:span><text:span text:style-name="T58">getPos</text:span><text:span text:style-name="T185"> method in the </text:span><text:span text:style-name="T58">ScrollEvent</text:span></text:p>
            <text:p text:style-name="P224">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58"><text:tab/> <text:s/>*NONE</text:p>
      <text:h text:style-name="P75" text:outline-level="4">Supported Events</text:h>
      <text:p text:style-name="P100"><text:tab/> <text:s/>*NONE</text:p>
      <text:h text:style-name="P90" text:outline-level="4">Properties</text:h>
      <text:h text:style-name="P226" text:outline-level="4">*NONE</text:h>
      <text:p text:style-name="P102">Methods</text:p>
      <text:p text:style-name="P102"/>
      <text:p text:style-name="P216">*NONE</text:p>
      <text:h text:style-name="P227"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1" text:outline-level="1"/>
      <text:h text:style-name="Heading_20_3" text:outline-level="3">Spinner</text:h>
      <text:p text:style-name="P228"><text:span text:style-name="T186"><text:tab/></text:span><text:span text:style-name="T187">An edit box for holding a constrained integer.</text:span><text:span text:style-name="T188"> </text:span></text:p>
      <text:p text:style-name="P173"><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74" text:outline-level="4">Class Name</text:h>
      <text:p text:style-name="P55"><text:span text:style-name="T37">org.zkoss.zul.Spinner</text:span></text:p>
      <text:h text:style-name="P76" text:outline-level="4">Supported Child Components</text:h>
      <text:p text:style-name="P174"><text:span text:style-name="T6">*NONE</text:span> </text:p>
      <text:h text:style-name="P76" text:outline-level="4">Supported Events</text:h>
      <text:p text:style-name="P229"><text:span text:style-name="T173">*NONE</text:span><text:span text:style-name="T65"> </text:span></text:p>
      <text:h text:style-name="P96"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64">Property</text:p>
            </table:table-cell>
            <table:table-cell table:style-name="Table372.A1" office:value-type="string">
              <text:p text:style-name="P64">Description</text:p>
            </table:table-cell>
            <table:table-cell table:style-name="Table372.C1" office:value-type="string">
              <text:p text:style-name="P64">Return Data Type</text:p>
            </table:table-cell>
          </table:table-row>
        </table:table-header-rows>
        <table:table-row table:style-name="Table372.2">
          <table:table-cell table:style-name="Table372.A2" office:value-type="string">
            <text:p text:style-name="P230">step</text:p>
          </table:table-cell>
          <table:table-cell table:style-name="Table372.B2" office:value-type="string">
            <text:p text:style-name="P231"><text:span text:style-name="T95">Set the step of spinner</text:span>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38">val</text:span><text:span text:style-name="T189">ue</text:span></text:p>
          </table:table-cell>
          <table:table-cell table:style-name="Table372.B2" office:value-type="string">
            <text:p text:style-name="P231">Sets the text value. </text:p>
          </table:table-cell>
          <table:table-cell table:style-name="Table372.C2" office:value-type="string">
            <text:p text:style-name="P57"><text:span text:style-name="T74">integer</text:span></text:p>
          </table:table-cell>
        </table:table-row>
        <table:table-row table:style-name="Table372.2">
          <table:table-cell table:style-name="Table372.A2" office:value-type="string">
            <text:p text:style-name="P57"><text:span text:style-name="T172">ButtonVisible</text:span></text:p>
          </table:table-cell>
          <table:table-cell table:style-name="Table372.B2" office:value-type="string">
            <text:p text:style-name="P231"><text:span text:style-name="T95">Sets whether the button (on the right of the textbox) is visible.</text:span> </text:p>
          </table:table-cell>
          <table:table-cell table:style-name="Table372.C2" office:value-type="string">
            <text:p text:style-name="P197">boolean</text:p>
          </table:table-cell>
        </table:table-row>
      </table:table>
      <text:p text:style-name="P63"/>
      <text:h text:style-name="P213"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67"><text:span text:style-name="T172">coerceFromString(java.lang.String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text:line-break/>coerceToString(java.lang.Object value)</text:span></text:p>
          </table:table-cell>
          <table:table-cell table:style-name="表格1.A2" office:value-type="string">
            <text:p text:style-name="P206"><text:span text:style-name="T190">Coerces the value passed to </text:span><text:span text:style-name="T191">InputElement.setText(java.lang.String)</text:span><text:span text:style-name="T190">.</text:span><text:span text:style-name="T192"> </text:span></text:p>
          </table:table-cell>
          <table:table-cell table:style-name="表格1.C2" office:value-type="string">
            <text:p text:style-name="P137"><text:span text:style-name="T193">java.lang.Object</text:span></text:p>
          </table:table-cell>
        </table:table-row>
        <table:table-row>
          <table:table-cell table:style-name="表格1.A2" office:value-type="string">
            <text:p text:style-name="P67"><text:span text:style-name="T172">getMoldSclass()</text:span></text:p>
          </table:table-cell>
          <table:table-cell table:style-name="表格1.A2" office:value-type="string">
            <text:p text:style-name="P198"/>
          </table:table-cell>
          <table:table-cell table:style-name="表格1.C2" office:value-type="string">
            <text:p text:style-name="P232">String</text:p>
          </table:table-cell>
        </table:table-row>
        <table:table-row>
          <table:table-cell table:style-name="表格1.A2" office:value-type="string">
            <text:p text:style-name="P67"><text:span text:style-name="T172">setConstraint(java.lang.String constr) </text:span></text:p>
          </table:table-cell>
          <table:table-cell table:style-name="表格1.A2" office:value-type="string">
            <text:p text:style-name="Table_20_Contents"/>
          </table:table-cell>
          <table:table-cell table:style-name="表格1.C2" office:value-type="string">
            <text:p text:style-name="P232">void</text:p>
          </table:table-cell>
        </table:table-row>
      </table:table>
      <text:h text:style-name="P76" text:outline-level="4">Inherited From </text:h>
      <table:table table:name="Table373" table:style-name="Table373">
        <table:table-column table:style-name="Table373.A"/>
        <table:table-header-rows>
          <table:table-row>
            <table:table-cell table:style-name="Table373.A1" office:value-type="string">
              <text:p text:style-name="P64">Inherited From</text:p>
            </table:table-cell>
          </table:table-row>
        </table:table-header-rows>
        <table:table-row>
          <table:table-cell table:style-name="Table373.A2" office:value-type="string">
            <text:p text:style-name="P87"><text:a xlink:type="simple" xlink:href="#NumberInputElement"><text:span text:style-name="Source_20_Text">org.zkoss.zul.NumberInputElement</text:span></text:a></text:p>
          </table:table-cell>
        </table:table-row>
        <table:table-row>
          <table:table-cell table:style-name="Table373.A2" office:value-type="string">
            <text:p text:style-name="P87"><text:a xlink:type="simple" xlink:href="#FormatInputElement"><text:span text:style-name="Source_20_Text">org.zkoss.zul.FormatInputElement</text:span></text:a></text:p>
          </table:table-cell>
        </table:table-row>
        <table:table-row>
          <table:table-cell table:style-name="Table373.A2" office:value-type="string">
            <text:p text:style-name="P87"><text:a xlink:type="simple" xlink:href="#InputElement"><text:span text:style-name="Source_20_Text">org.zkoss.zul.InputElement</text:span></text:a></text:p>
          </table:table-cell>
        </table:table-row>
        <table:table-row>
          <table:table-cell table:style-name="Table373.A2" office:value-type="string">
            <text:p text:style-name="P87"><text:a xlink:type="simple" xlink:href="#XulElement"><text:span text:style-name="Source_20_Text">org.zkoss.zul.imp.XulElement</text:span></text:a></text:p>
          </table:table-cell>
        </table:table-row>
        <table:table-row table:style-name="Table373.6">
          <table:table-cell table:style-name="Table373.A2" office:value-type="string">
            <text:p text:style-name="P87"><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87"><text:s/><text:a xlink:type="simple" xlink:href="#AbstractComponent"><text:span text:style-name="Source_20_Text">org.zkoss.zk.ui.AbstractComponent </text:span></text:a></text:p>
          </table:table-cell>
        </table:table-row>
      </table:table>
      <text:p text:style-name="Text_20_body"/>
      <text:h text:style-name="P138" text:outline-level="3"/>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6"><text:span text:style-name="T141">Space is a </text:span><text:span text:style-name="T142">Separator</text:span><text:span text:style-name="T141"> with the orient default to "</text:span><text:span text:style-name="T142">horizontal</text:span><text:span text:style-name="T141">".</text:span></text:p>
      <text:p text:style-name="P146"><text:span text:style-name="T141">In other words, </text:span><text:span text:style-name="T142">&lt;space&gt;</text:span><text:span text:style-name="T141"> is equivalent to </text:span><text:span text:style-name="T142">&lt;separator orient="horizontal"&gt; </text:span></text:p>
      <text:p text:style-name="P93"><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7">*NONE </text:p>
      <text:h text:style-name="P72" text:outline-level="4">Supported Events</text:h>
      <text:p text:style-name="P147">*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31">the spacing.</text:p>
            <text:p text:style-name="P69"><text:span text:style-name="T196">Values</text:span><text:span text:style-name="T192">: the spacing (</text:span><text:span text:style-name="T197">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33"><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34">the orient. <text:s/></text:p>
            <text:p text:style-name="P77"><text:span text:style-name="T196">Values</text:span><text:span text:style-name="T192">:</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7"><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6"><text:span text:style-name="T57">An element which should appear before or after an element inside a box (Box, Vbox and Hbox).</text:span></text:p>
      <text:p text:style-name="P146"><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7">*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14">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55"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33"><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7">*NONE </text:p>
      <text:h text:style-name="P72" text:outline-level="4">Supported Events</text:h>
      <text:p text:style-name="P147">*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98"/></text:a></text:p>
      <text:p text:style-name="P123"><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74">*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76">Description: </text:p>
            <text:p text:style-name="P177">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35"/>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h text:style-name="Heading_20_3" text:outline-level="3"/>
      <text:h text:style-name="P138" text:outline-level="3"/>
      <text:h text:style-name="Heading_20_3" text:outline-level="3"><text:bookmark-start text:name="TableChildren"/>TableChildren<text:bookmark-end text:name="TableChildren"/></text:h>
      <text:p text:style-name="P128">The cell of Tablelayout. The child component of Tablechildren only can be Panel.</text:p>
      <text:p text:style-name="P120"><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P216">*None</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76" text:outline-level="4">Inherited From </text:h>
      <table:table table:name="Table371" table:style-name="Table371">
        <table:table-column table:style-name="Table371.A"/>
        <table:table-header-rows>
          <table:table-row>
            <table:table-cell table:style-name="Table371.A1" office:value-type="string">
              <text:p text:style-name="P64">Inherited From</text:p>
            </table:table-cell>
          </table:table-row>
        </table:table-header-rows>
        <table:table-row table:style-name="Table371.2">
          <table:table-cell table:style-name="Table371.A2" office:value-type="string">
            <text:p text:style-name="P87"><text:s/><text:a xlink:type="simple" xlink:href="#HtmlBasedComponent">org.zkoss.zk.ui.HtmlBasedComponent</text:a> </text:p>
          </table:table-cell>
        </table:table-row>
        <table:table-row table:style-name="Table371.2">
          <table:table-cell table:style-name="Table371.A2" office:value-type="string">
            <text:p text:style-name="P87"><text:s/><text:a xlink:type="simple" xlink:href="#AbstractComponent">org.zkoss.zk.ui.AbstractComponent </text:a></text:p>
          </table:table-cell>
        </table:table-row>
      </table:table>
      <text:p text:style-name="Text_20_body"/>
      <text:h text:style-name="P138" text:outline-level="3"/>
      <text:h text:style-name="Heading_20_3" text:outline-level="3">TableLayout</text:h>
      <text:p text:style-name="P128">Tablelayout lay outs a container as an HTML table whose columns can be specified, and rowspan and colspan of its child can also be specified to create complex layouts within the table.</text:p>
      <text:p text:style-name="P120"><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74" text:outline-level="4">Class Name</text:h>
      <text:p text:style-name="P55"><text:span text:style-name="T54">org.zkoss.zkex.zul.Tablelayout</text:span></text:p>
      <text:h text:style-name="P76" text:outline-level="4">Supported Child Components</text:h>
      <text:p text:style-name="Text_20_body_20_indent_20_2"><text:a xlink:type="simple" xlink:href="#Center"><text:span text:style-name="Source_20_Text">Tablechildren</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T35">int</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76" text:outline-level="4">Inherited From </text:h>
      <table:table table:name="Table369" table:style-name="Table369">
        <table:table-column table:style-name="Table369.A"/>
        <table:table-header-rows>
          <table:table-row>
            <table:table-cell table:style-name="Table369.A1" office:value-type="string">
              <text:p text:style-name="P64">Inherited From</text:p>
            </table:table-cell>
          </table:table-row>
        </table:table-header-rows>
        <table:table-row table:style-name="Table369.2">
          <table:table-cell table:style-name="Table369.A2" office:value-type="string">
            <text:p text:style-name="P87"><text:s/><text:a xlink:type="simple" xlink:href="#HtmlBasedComponent">org.zkoss.zk.ui.HtmlBasedComponent</text:a> </text:p>
          </table:table-cell>
        </table:table-row>
        <table:table-row table:style-name="Table369.2">
          <table:table-cell table:style-name="Table369.A2" office:value-type="string">
            <text:p text:style-name="P87"><text:s/><text:a xlink:type="simple" xlink:href="#AbstractComponent">org.zkoss.zk.ui.AbstractComponent </text:a></text:p>
          </table:table-cell>
        </table:table-row>
      </table:table>
      <text:p text:style-name="Text_20_body"/>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98"/></text:a></text:p>
      <text:p text:style-name="P123"><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76">Description: </text:p>
            <text:p text:style-name="P177">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36"><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35"/>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98"/></text:a></text:p>
      <text:p text:style-name="P123"><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74">*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ext:p text:style-name="P121"><text:tab/><text:span text:style-name="T65">*NONE</text:span></text:p>
      <text:p text:style-name="P237"/>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35"/>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98"/></text:a></text:p>
      <text:p text:style-name="P123"><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74"><text:a xlink:type="simple" xlink:href="#Tabpanel"><text:span text:style-name="Source_20_Text">Tabpanel</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35"/>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98"/></text:a></text:p>
      <text:p text:style-name="P123"><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74"><text:a xlink:type="simple" xlink:href="#Tab"><text:span text:style-name="Source_20_Text">Tab</text:span></text:a></text:p>
      <text:p text:style-name="P228"/>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37"/>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35"/>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74">*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75"><text:span text:style-name="T3">Description:</text:span> </text:p>
            <text:p text:style-name="P175">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76">Description: </text:p>
            <text:p text:style-name="P17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76">Description: </text:p>
            <text:p text:style-name="P175"><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76">Description: </text:p>
            <text:p text:style-name="P17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76">Description: </text:p>
            <text:p text:style-name="P177">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76">Description: </text:p>
            <text:p text:style-name="P177">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38">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38">&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39">An edit box for holding a time (a java.util.Date Object , but only Hour &amp; Minute are used.</text:p>
      <text:p text:style-name="P20"><draw:frame draw:style-name="fr2" draw:name="graphics23" text:anchor-type="paragraph" svg:width="8.2cm" svg:height="1.826cm" draw:z-index="80"><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214">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99">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20">Date</text:span><text:span text:style-name="T121">).</text:span></text:p>
          </table:table-cell>
          <table:table-cell table:style-name="Table342.C2" office:value-type="string">
            <text:p text:style-name="P59"><text:span text:style-name="T199">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40"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41">Timer is a special component that is invisible. It fires one or more org.zkoss.zk.ui.event.Event after a specified delay. </text:p>
      <text:p text:style-name="P241"/>
      <text:p text:style-name="P241">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74">*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76">Description: </text:p>
            <text:p text:style-name="P177">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38">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42">Sets whether the timer shall send Event repeatedly. </text:p>
            <text:p text:style-name="P242">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98">org.zkoss.zul.Button</text:span></text:a><text:span text:style-name="T49">, </text:span><text:a xlink:type="simple" xlink:href="#Toolbarbutton"><text:span text:style-name="T198">org.zkoss.zul.Toolbarbutton</text:span></text:a></text:p>
      <text:p text:style-name="P123"><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74">*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1.A2" office:value-type="string">
            <text:p text:style-name="P243">onRight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21.A2" office:value-type="string">
            <text:p text:style-name="P243">onDoubleClick</text:p>
          </table:table-cell>
          <table:table-cell table:style-name="Table22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44">*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98">org.zkoss.zul.Button</text:span></text:a><text:span text:style-name="T49">, </text:span><text:a xlink:type="simple" xlink:href="#Toolbar"><text:span text:style-name="T198">org.zkoss.zul.Toolbar</text:span></text:a></text:p>
      <text:p text:style-name="P123"><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74">*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clicked the component.</text:p>
          </table:table-cell>
        </table:table-row>
        <table:table-row>
          <table:table-cell table:style-name="Table224.A2" office:value-type="string">
            <text:p text:style-name="P243">onRightClick</text:p>
          </table:table-cell>
          <table:table-cell table:style-name="Table224.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45">Sets the direction of image, if normal then text first, otherwise image first.</text:p>
            <text:p text:style-name="P69"><text:span text:style-name="T2">Check </text:span><text:a xlink:type="simple" xlink:href="#Button"><text:span text:style-name="T200">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3"><text:span text:style-name="T201">Sets the href, </text:span><text:span text:style-name="T202">If </text:span><text:span text:style-name="T35">null</text:span><text:span text:style-name="T203">, </text:span><text:span text:style-name="T202">the button has no function unless you specify the </text:span><text:span text:style-name="T204">onClick</text:span><text:span text:style-name="T202">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200">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98"/></text:a></text:p>
      <text:p text:style-name="P123"><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205">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76">Description: </text:p>
            <text:p text:style-name="P177">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36">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35"/>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98"/></text:a></text:p>
      <text:p text:style-name="P123"><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74">*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77"><text:a xlink:type="simple" xlink:href="#MouseEvent"><text:span text:style-name="Source_20_Text">org.zkoss.zk.ui.event.MouseEvent</text:span></text:a></text:p>
            <text:p text:style-name="P176">Description: </text:p>
            <text:p text:style-name="P246">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
      <text:p text:style-name="P13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4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35"/>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98"/></text:a></text:p>
      <text:p text:style-name="P123"><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74"><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76">Description: </text:p>
            <text:p text:style-name="P177">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76">Description: </text:p>
            <text:p text:style-name="P177">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35"/>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4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74">*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35"/>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98"/></text:a></text:p>
      <text:p text:style-name="P123"><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74"><text:a xlink:type="simple" xlink:href="#Treecol"><text:span text:style-name="Source_20_Text">Treecol</text:span></text:a></text:p>
      <text:p text:style-name="P174"><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76">Description: </text:p>
            <text:p text:style-name="P177">Notifies the parent of a group of headers that the widths</text:p>
            <text:p text:style-name="P177">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35"/>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200">.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98"/></text:a></text:p>
      <text:p text:style-name="P123"><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74"><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35"/>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98"/></text:a></text:p>
      <text:p text:style-name="P123"><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74">*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35"/>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41">For a branch node, an +/- button will appear at the beginning of the row, such that user could open and close the item by clicking on the +/- button.</text:p>
      <text:p text:style-name="Text_20_body_20_indent_20_2"><text:a xlink:type="simple" xlink:href="#Toolbar"><text:span text:style-name="T198"/></text:a></text:p>
      <text:p text:style-name="P123"><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76">Description: </text:p>
            <text:p text:style-name="P177">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76">Description: </text:p>
            <text:p text:style-name="P177">Denotes user has opened or closed a component. </text:p>
            <text:p text:style-name="P177">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36">Sets whether this item is selected. </text:p>
            <text:p text:style-name="P236">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35"/>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98"/></text:a></text:p>
      <text:p text:style-name="P123"><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13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35"/>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94">org.zkoss.zk.ui.event.OpenEvent</text:span></text:a></text:p>
            <text:p text:style-name="Table_20_Contents"><text:span text:style-name="T195"/></text:p>
            <text:p text:style-name="Table_20_Contents"><text:span text:style-name="T206">Description: </text:span><text:span text:style-name="T207">When a layout is collapsed or opened by a user, the </text:span><text:span text:style-name="T36">onOpen</text:span><text:span text:style-name="T207">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49">A window is an owner of an ID space. Any component contained in a window, including itself, could be found by use of the getFellow method, if it is assigned with an identifier.</text:p>
        </text:list-item>
        <text:list-item>
          <text:p text:style-name="P249">A window could be overlapped, popup, and embedded.</text:p>
        </text:list-item>
        <text:list-item>
          <text:p text:style-name="P249">A window could be a modal dialog.</text:p>
        </text:list-item>
      </text:list>
      <text:p text:style-name="P93"><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192">client sends this event after opening or closing the</text:p>
            <text:p text:style-name="P192">component.</text:p>
            <text:p text:style-name="P192">It is useful to implement load-on-demand by listening to</text:p>
            <text:p text:style-name="P77"><text:span text:style-name="T65">the </text:span><text:span text:style-name="T39">onOpen</text:span><text:span text:style-name="T65"> event, and creating components when the</text:span></text:p>
            <text:p text:style-name="P192">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192">Denotes the close button is pressed by a user, and the</text:p>
            <text:p text:style-name="P192">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3"><text:span text:style-name="T106">border </text:span></text:p>
          </table:table-cell>
          <table:table-cell table:style-name="Table264.A2" office:value-type="string">
            <text:p text:style-name="P250">Sets the border </text:p>
            <text:p text:style-name="P143"><text:span text:style-name="T208">Values: </text:span><text:span text:style-name="T209">none</text:span><text:span text:style-name="T210"> | </text:span><text:span text:style-name="T209">normal</text:span><text:span text:style-name="T210">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208">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04"/>
      <text:p text:style-name="P204">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51"><text:span text:style-name="T211">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213"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51"><text:span text:style-name="T211">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213"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51"><text:span text:style-name="T211">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51"><text:span text:style-name="T211">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51"><text:span text:style-name="T211">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213"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51"><text:span text:style-name="T211">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213"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51"><text:span text:style-name="T211">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53"/>
      <text:p text:style-name="Text_20_body_20_indent_20_2">Represents a key pressed by the user. </text:p>
      <text:h text:style-name="P74" text:outline-level="4">Class Name</text:h>
      <text:p text:style-name="P251"><text:span text:style-name="T211">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51"><text:span text:style-name="T211">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51"><text:span text:style-name="T211">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43"><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43"><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p text:style-name="Standard"/>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51"><text:span text:style-name="T211">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51"><text:span text:style-name="T211">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51"><text:span text:style-name="T211">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PortalMoveEvent"/>PortalMoveEvent<text:bookmark-end text:name="PortalMoveEvent"/></text:h>
      <text:p text:style-name="P54">Represents an event caused by a <text:span text:style-name="T6">portal</text:span> being moved.</text:p>
      <text:p text:style-name="P93"/>
      <text:h text:style-name="P74" text:outline-level="4">Class Name</text:h>
      <text:p text:style-name="P251"><text:span text:style-name="T211">org.zkoss.zkmax.event.PortalMoveEvent</text:span></text:p>
      <text:h text:style-name="P76"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64">Name</text:p>
            </table:table-cell>
            <table:table-cell table:style-name="Table377.A1" office:value-type="string">
              <text:p text:style-name="Table_20_Heading">Description</text:p>
            </table:table-cell>
            <table:table-cell table:style-name="Table377.C1" office:value-type="string">
              <text:p text:style-name="P64">Data Type</text:p>
            </table:table-cell>
          </table:table-row>
        </table:table-header-rows>
        <table:table-row>
          <table:table-cell table:style-name="Table377.A2" office:value-type="string">
            <text:p text:style-name="P69"><text:span text:style-name="Source_20_Text">getDragged</text:span></text:p>
          </table:table-cell>
          <table:table-cell table:style-name="Table377.A2" office:value-type="string">
            <text:p text:style-name="Table_20_Contents"><text:span text:style-name="T74">Returns the panel being dragged.</text:span></text:p>
          </table:table-cell>
          <table:table-cell table:style-name="Table377.C2" office:value-type="string">
            <text:p text:style-name="P57"><text:span text:style-name="T74">org.zkoss.zul.Panel</text:span></text:p>
          </table:table-cell>
        </table:table-row>
        <table:table-row>
          <table:table-cell table:style-name="Table377.A2" office:value-type="string">
            <text:p text:style-name="P69"><text:span text:style-name="Source_20_Text">getFrom</text:span></text:p>
          </table:table-cell>
          <table:table-cell table:style-name="Table377.A2" office:value-type="string">
            <text:p text:style-name="P25">Returns the portalchildren from the dragged panel.</text:p>
          </table:table-cell>
          <table:table-cell table:style-name="Table377.C2" office:value-type="string">
            <text:p text:style-name="P197">org.zkoss.zkmax.zul.Portalchildren</text:p>
          </table:table-cell>
        </table:table-row>
        <table:table-row>
          <table:table-cell table:style-name="Table377.A2" office:value-type="string">
            <text:p text:style-name="P69"><text:span text:style-name="Source_20_Text">getTo</text:span></text:p>
          </table:table-cell>
          <table:table-cell table:style-name="Table377.A2" office:value-type="string">
            <text:p text:style-name="P206"><text:span text:style-name="T212">Returns the portalchildren where the dragged panel drops to.</text:span><text:span text:style-name="T74"> </text:span></text:p>
          </table:table-cell>
          <table:table-cell table:style-name="Table377.C2" office:value-type="string">
            <text:p text:style-name="P197">org.zkoss.zkmax.zul.Portalchildren</text:p>
          </table:table-cell>
        </table:table-row>
      </table:table>
      <text:h text:style-name="P76" text:outline-level="4"/>
      <text:h text:style-name="P254" text:outline-level="4">Inherited From </text:h>
      <table:table table:name="Table378" table:style-name="Table378">
        <table:table-column table:style-name="Table378.A"/>
        <table:table-header-rows>
          <table:table-row>
            <table:table-cell table:style-name="Table378.A1" office:value-type="string">
              <text:p text:style-name="P64">Inherited From</text:p>
            </table:table-cell>
          </table:table-row>
        </table:table-header-rows>
        <table:table-row>
          <table:table-cell table:style-name="Table378.A2" office:value-type="string">
            <text:p text:style-name="P73"><text:a xlink:type="simple" xlink:href="#Event"><text:span text:style-name="T44">org.zkoss.zk.ui.event.Event </text:span></text:a></text:p>
          </table:table-cell>
        </table:table-row>
      </table:table>
      <text:p text:style-name="P252"/>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98">org.zkoss.zul.Slider</text:span></text:a><text:span text:style-name="T49">.</text:span></text:p>
      <text:h text:style-name="P74" text:outline-level="4">Class Name</text:h>
      <text:p text:style-name="P251"><text:span text:style-name="T211">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213"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51"><text:span text:style-name="T211">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51"><text:span text:style-name="T211">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51"><text:span text:style-name="T211">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5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5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55">Returns the width of the component after re-sized.</text:p>
          </table:table-cell>
          <table:table-cell table:style-name="Table298.C2" office:value-type="string">
            <text:p text:style-name="P57"><text:span text:style-name="Source_20_Text">int</text:span></text:p>
          </table:table-cell>
        </table:table-row>
      </table:table>
      <text:h text:style-name="P25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5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51"><text:span text:style-name="T211">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58"><text:span text:style-name="T61">getMedia()</text:span></text:p>
          </table:table-cell>
          <table:table-cell table:style-name="Table300.A2" office:value-type="string">
            <text:p text:style-name="P259">Returns the first media being uploaded, or null if no file is uploaded.</text:p>
          </table:table-cell>
          <table:table-cell table:style-name="Table300.C2" office:value-type="string">
            <text:p text:style-name="P260"><text:span text:style-name="T61">org.zkoss.util.media.Media</text:span></text:p>
          </table:table-cell>
        </table:table-row>
        <table:table-row>
          <table:table-cell table:style-name="Table300.A2" office:value-type="string">
            <text:p text:style-name="P258"><text:span text:style-name="T61">getMedias()</text:span></text:p>
          </table:table-cell>
          <table:table-cell table:style-name="Table300.A2" office:value-type="string">
            <text:p text:style-name="P259">Returns the array of media being uploaded, or null if the user uploaded no file at all.</text:p>
          </table:table-cell>
          <table:table-cell table:style-name="Table300.C2" office:value-type="string">
            <text:p text:style-name="P26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98">org.zkoss.zul.Window</text:span></text:a><text:span text:style-name="T49">.</text:span></text:p>
      <text:h text:style-name="P74" text:outline-level="4">Class Name</text:h>
      <text:p text:style-name="P251"><text:span text:style-name="T211">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213"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51"><text:span text:style-name="T211">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61"><text:span text:style-name="Source_20_Text">RemoveListDataListener</text:span></text:p>
            <text:p text:style-name="P26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51"><text:span text:style-name="T211">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62"><text:span text:style-name="T37">validate(org.zkoss.zk.ui.Component comp, java.lang.Object </text:span></text:p>
            <text:p text:style-name="P262"><text:span text:style-name="T37">value)</text:span></text:p>
            <text:p text:style-name="P77"><text:span text:style-name="Source_20_Text"/></text:p>
          </table:table-cell>
          <table:table-cell table:style-name="Table306.A2" office:value-type="string">
            <text:p text:style-name="P26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200">Constraint</text:span></text:a><text:span text:style-name="T2">.</text:span></text:p>
      <text:h text:style-name="P74" text:outline-level="4">Interface Name</text:h>
      <text:p text:style-name="P251"><text:span text:style-name="T211">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62"><text:span text:style-name="T37">getConstraint()</text:span></text:p>
            <text:p text:style-name="P77"><text:span text:style-name="Source_20_Text"/></text:p>
          </table:table-cell>
          <table:table-cell table:style-name="Table307.A2" office:value-type="string">
            <text:p text:style-name="P263">Returns the constraint, or null if no constraint at all.</text:p>
          </table:table-cell>
          <table:table-cell table:style-name="Table307.C2" office:value-type="string">
            <text:p text:style-name="P264"><text:span text:style-name="T211">org.zkoss.zul.Constraint</text:span></text:p>
          </table:table-cell>
        </table:table-row>
        <table:table-row>
          <table:table-cell table:style-name="Table307.A2" office:value-type="string">
            <text:p text:style-name="P262"><text:span text:style-name="Source_20_Text">SetConstraint</text:span></text:p>
            <text:p text:style-name="P262"><text:span text:style-name="Source_20_Text">(Constraint constr)</text:span></text:p>
          </table:table-cell>
          <table:table-cell table:style-name="Table307.A2" office:value-type="string">
            <text:p text:style-name="P263">Sets the constraint.</text:p>
          </table:table-cell>
          <table:table-cell table:style-name="Table307.C2" office:value-type="string">
            <text:p text:style-name="P57"><text:span text:style-name="Source_20_Text">void</text:span></text:p>
          </table:table-cell>
        </table:table-row>
      </table:table>
      <text:h text:style-name="P213" text:outline-level="4"/>
      <text:p text:style-name="Standard"/>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265">&lt;fileupload onUpload="img.setContent(event.media)"/&gt;</text:p>
      <text:h text:style-name="P74" text:outline-level="4">Class Name</text:h>
      <text:p text:style-name="P251"><text:span text:style-name="T211">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66" text:outline-level="4"/>
      <text:p text:style-name="P26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6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213">Listbox</text:span></text:a><text:span text:style-name="T2">.</text:span></text:p>
      <text:h text:style-name="P74" text:outline-level="4">Interface Name</text:h>
      <text:p text:style-name="P268"><text:span text:style-name="T211"><text:tab/> org.zkoss.zul.Listitem</text:span><text:span text:style-name="T214">Renderer</text:span></text:p>
      <text:p text:style-name="P269"><text:span text:style-name="T215"/></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62"><text:span text:style-name="T37">render(Listitem item, java.lang.Object data)</text:span></text:p>
            <text:p text:style-name="P77"><text:span text:style-name="Source_20_Text"/></text:p>
          </table:table-cell>
          <table:table-cell table:style-name="Table311.A2" office:value-type="string">
            <text:p text:style-name="P263">Renders the data to the specified list item.</text:p>
          </table:table-cell>
          <table:table-cell table:style-name="Table311.C2" office:value-type="string">
            <text:p text:style-name="P264"><text:span text:style-name="T211">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51"><text:span text:style-name="T211">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61"><text:span text:style-name="T61">AddListDataListener</text:span></text:p>
            <text:p text:style-name="P26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6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6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6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p text:style-name="Standard"/>
      <text:p text:style-name="Standard"/>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51"><text:span text:style-name="T211">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7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6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6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6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213" text:outline-level="4"/>
      <text:p text:style-name="Standard"/>
      <text:p text:style-name="P68"/>
      <text:h text:style-name="Heading_20_3" text:outline-level="3"><text:bookmark-start text:name="RendererCtrl"/>RendererCtrl<text:bookmark-end text:name="RendererCtrl"/></text:h>
      <text:p text:style-name="P27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71"><text:tab/>A typical use is to start a transaction and use it for rendering all items from the same request. </text:p>
      <text:h text:style-name="P74" text:outline-level="4">Interface Name</text:h>
      <text:p text:style-name="P268"><text:span text:style-name="T211"><text:tab/>org.zkoss.zul.</text:span><text:span text:style-name="T214">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72"><text:span text:style-name="T110">doCatch(java.lang.Throwable ex)</text:span></text:p>
            <text:p text:style-name="P272"><text:span text:style-name="T216"/></text:p>
          </table:table-cell>
          <table:table-cell table:style-name="Table315.A2" office:value-type="string">
            <text:p text:style-name="P84">Called if any exception occurs when rendering item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64"><text:span text:style-name="T211">void</text:span></text:p>
          </table:table-cell>
        </table:table-row>
        <table:table-row>
          <table:table-cell table:style-name="Table315.A2" office:value-type="string">
            <text:p text:style-name="P272"><text:span text:style-name="T216">doTry()</text:span></text:p>
          </table:table-cell>
          <table:table-cell table:style-name="Table315.A2" office:value-type="string">
            <text:p text:style-name="P84">Called before rendering any item.</text:p>
          </table:table-cell>
          <table:table-cell table:style-name="Table315.C2" office:value-type="string">
            <text:p text:style-name="P264"><text:span text:style-name="T211">void</text:span></text:p>
          </table:table-cell>
        </table:table-row>
      </table:table>
      <text:p text:style-name="Standard"/>
      <text:p text:style-name="Standard"/>
      <text:p text:style-name="P68"/>
      <text:h text:style-name="Heading_20_3" text:outline-level="3"><text:bookmark-start text:name="SimpleConstraint"/>SimpleConstraint<text:bookmark-end text:name="SimpleConstraint"/></text:h>
      <text:p text:style-name="P271"><text:tab/>A simple constraint that you could build based the predefined constants.</text:p>
      <text:h text:style-name="P74" text:outline-level="4">Interface Name</text:h>
      <text:p text:style-name="P268"><text:span text:style-name="T211"><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62"><text:span text:style-name="T37">getClientValidation()</text:span></text:p>
            <text:p text:style-name="P77"/>
          </table:table-cell>
          <table:table-cell table:style-name="Table316.A2" office:value-type="string">
            <text:p text:style-name="P26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62"><text:span text:style-name="T37">getErrorMessage(org.zkoss.zk.ui.Component comp)</text:span></text:p>
          </table:table-cell>
          <table:table-cell table:style-name="Table358.A2" office:value-type="string">
            <text:p text:style-name="P26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62"><text:span text:style-name="Source_20_Text">getInstance(java.lang.String flags)</text:span></text:p>
          </table:table-cell>
          <table:table-cell table:style-name="Table358.A2" office:value-type="string">
            <text:p text:style-name="P26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62"><text:span text:style-name="Source_20_Text">isClientComplete()</text:span></text:p>
          </table:table-cell>
          <table:table-cell table:style-name="Table358.A2" office:value-type="string">
            <text:p text:style-name="P26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62"><text:span text:style-name="Source_20_Text">validate(org.zkoss.zk.ui.Component comp, java.lang.Object value)</text:span></text:p>
          </table:table-cell>
          <table:table-cell table:style-name="Table358.A2" office:value-type="string">
            <text:p text:style-name="P263">Verifies whether the value is acceptable.</text:p>
          </table:table-cell>
          <table:table-cell table:style-name="Table358.C2" office:value-type="string">
            <text:p text:style-name="P57"><text:span text:style-name="Source_20_Text">void</text:span></text:p>
          </table:table-cell>
        </table:table-row>
      </table:table>
      <text:p text:style-name="Standard"/>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51"><text:span text:style-name="T211">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6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6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73"><text:span text:style-name="Source_20_Text">sort(java.util.Comparator cmpr, boolean ascending)</text:span></text:p>
          </table:table-cell>
          <table:table-cell table:style-name="Table317.A2" office:value-type="string">
            <text:p text:style-name="P26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74"><text:s text:c="10"/></text:p>
      <text:h text:style-name="Heading_20_1" text:outline-level="1">5. The XHTML Components</text:h>
      <text:h text:style-name="P275" text:outline-level="2">Overview</text:h>
      <text:list text:style-name="L10">
        <text:list-item>
          <text:p text:style-name="P276">All XHTML components are packed in the <text:span text:style-name="T6">org.zkoss.zhtml</text:span> package.</text:p>
        </text:list-item>
        <text:list-item>
          <text:p text:style-name="P276">The XML name space is <text:span text:style-name="T6">http://www.w3.org/1999/xhtml</text:span></text:p>
        </text:list-item>
        <text:list-item>
          <text:p text:style-name="P276">The extensions include <text:span text:style-name="T6">htm</text:span>, <text:span text:style-name="T6">html</text:span>, <text:span text:style-name="T6">xhtml</text:span> and <text:span text:style-name="T6">zhtml</text:span><text:span text:style-name="T9">.</text:span></text:p>
        </text:list-item>
        <text:list-item>
          <text:p text:style-name="P27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78">By implementing the <text:span text:style-name="T6">org.zkoss.zk.ui.ext.RawId</text:span> interface, the universal identifier (<text:span text:style-name="T6">getUuid</text:span>) is the same as the identifier (getId).</text:p>
        </text:list-item>
        <text:list-item>
          <text:p text:style-name="P27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8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80">com<text:span text:style-name="T2">press</text:span></text:p>
          </table:table-cell>
          <table:table-cell table:style-name="Table1.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8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8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8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8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80">com<text:span text:style-name="T2">press</text:span></text:p>
          </table:table-cell>
          <table:table-cell table:style-name="Table2.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8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8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8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80">com<text:span text:style-name="T2">press</text:span></text:p>
          </table:table-cell>
          <table:table-cell table:style-name="Table4.B2" office:value-type="string">
            <text:p text:style-name="P28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8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8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2">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2">ue turns off this feature.</text:span></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8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2">pletely different after reboot. It helps to avoid the consistency between the browser and the server. However, it is useful to turn this option on if you want to debug and test the application.</text:span></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8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85">Each JAR could specify a <text:span text:style-name="T6">lang-addon.xml</text:span> file (under the <text:span text:style-name="T6">metainfo/zk</text:span> directory), so you could specify style sheets there if you have more than one style sheets.</text:p>
        </text:list-item>
        <text:list-item>
          <text:p text:style-name="P28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86">If you pre<text:span text:style-name="T2">fer the implementation based on</text:span> Apache JSP 2.1 EL<text:span text:style-name="T2">, you have to specify </text:span><text:span text:style-name="T217">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8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8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8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218">Not</text:span><text:span text:style-name="T219">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25</text:page-number> of <text:page-count>39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2-18T15:26:50</dc:date>
    <meta:printed-by>Tom Yeh</meta:printed-by>
    <meta:print-date>2005-12-05T14:19:55</meta:print-date>
    <meta:keyword>ZK ZUL ZHTML</meta:keyword>
    <dc:language>en-US</dc:language>
    <meta:editing-cycles>3489</meta:editing-cycles>
    <meta:editing-duration>P12DT0H53M5S</meta:editing-duration>
    <meta:user-defined meta:name="Info 1"/>
    <meta:user-defined meta:name="Info 2"/>
    <meta:user-defined meta:name="Info 3"/>
    <meta:user-defined meta:name="Info 4"/>
    <meta:document-statistic meta:table-count="417" meta:image-count="104" meta:object-count="0" meta:page-count="391" meta:paragraph-count="10354" meta:word-count="46005" meta:character-count="330553"/>
  </office:meta>
</office:document-meta>
</file>